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OpenSymbol" svg:font-family="OpenSymbol"/>
    <style:font-face style:name="Roboto" svg:font-family="Roboto, sans-serif"/>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2" style:family="paragraph" style:parent-style-name="Standard">
      <style:paragraph-properties fo:margin-left="0cm" fo:margin-right="0cm" fo:margin-top="0cm" fo:margin-bottom="0cm" fo:orphans="2" fo:widows="2" fo:text-indent="0cm" style:auto-text-indent="false" fo:padding="0cm" fo:border="none"/>
    </style:style>
    <style:style style:name="P3" style:family="paragraph" style:parent-style-name="Standard">
      <style:paragraph-properties fo:margin-left="0cm" fo:margin-right="0cm" fo:margin-top="0cm" fo:margin-bottom="0cm" fo:orphans="2" fo:widows="2" fo:text-indent="0cm" style:auto-text-indent="false" fo:break-before="page" fo:padding="0cm" fo:border="none"/>
      <style:text-properties fo:font-variant="normal" fo:text-transform="none" fo:color="#222222" style:font-name="Roboto" fo:font-size="12pt" fo:letter-spacing="normal" fo:font-style="normal" fo:font-weight="bold" style:font-weight-asian="bold" style:font-weight-complex="bold"/>
    </style:style>
    <style:style style:name="P4" style:family="paragraph" style:parent-style-name="Text_20_body">
      <style:paragraph-properties fo:margin-left="0cm" fo:margin-right="0cm" fo:margin-top="0cm" fo:margin-bottom="0cm" fo:line-height="160%" fo:text-indent="0cm" style:auto-text-indent="false" fo:padding="0cm" fo:border="none"/>
    </style:style>
    <style:style style:name="P5" style:family="paragraph" style:parent-style-name="Text_20_body" style:list-style-name="L2">
      <style:paragraph-properties fo:margin-left="0cm" fo:margin-right="0cm" fo:margin-top="0cm" fo:margin-bottom="0cm" fo:line-height="160%" fo:text-indent="0cm" style:auto-text-indent="false" fo:padding="0cm" fo:border="none"/>
    </style:style>
    <style:style style:name="P6" style:family="paragraph" style:parent-style-name="Text_20_body" style:list-style-name="L3">
      <style:paragraph-properties fo:margin-left="0cm" fo:margin-right="0cm" fo:margin-top="0cm" fo:margin-bottom="0cm" fo:line-height="160%" fo:orphans="2" fo:widows="2" fo:text-indent="0cm" style:auto-text-indent="false" fo:padding="0cm" fo:border="none"/>
    </style:style>
    <style:style style:name="P7" style:family="paragraph" style:parent-style-name="Text_20_body" style:list-style-name="L4">
      <style:paragraph-properties fo:margin-left="0cm" fo:margin-right="0cm" fo:margin-top="0cm" fo:margin-bottom="0cm" fo:line-height="160%" fo:orphans="2" fo:widows="2" fo:text-indent="0cm" style:auto-text-indent="false" fo:padding="0cm" fo:border="none"/>
    </style:style>
    <style:style style:name="P8" style:family="paragraph" style:parent-style-name="Text_20_body" style:list-style-name="L5">
      <style:paragraph-properties fo:margin-left="0cm" fo:margin-right="0cm" fo:margin-top="0cm" fo:margin-bottom="0cm" fo:line-height="160%" fo:orphans="2" fo:widows="2" fo:text-indent="0cm" style:auto-text-indent="false" fo:padding="0cm" fo:border="none"/>
    </style:style>
    <style:style style:name="P9" style:family="paragraph" style:parent-style-name="Text_20_body" style:list-style-name="L6">
      <style:paragraph-properties fo:margin-left="0cm" fo:margin-right="0cm" fo:margin-top="0cm" fo:margin-bottom="0cm" fo:line-height="160%" fo:orphans="2" fo:widows="2" fo:text-indent="0cm" style:auto-text-indent="false" fo:padding="0cm" fo:border="none"/>
    </style:style>
    <style:style style:name="P10" style:family="paragraph" style:parent-style-name="Text_20_body" style:list-style-name="L7">
      <style:paragraph-properties fo:margin-left="0cm" fo:margin-right="0cm" fo:margin-top="0cm" fo:margin-bottom="0cm" fo:line-height="160%" fo:orphans="2" fo:widows="2" fo:text-indent="0cm" style:auto-text-indent="false" fo:padding="0cm" fo:border="none"/>
    </style:style>
    <style:style style:name="P11" style:family="paragraph" style:parent-style-name="Text_20_body" style:list-style-name="L8">
      <style:paragraph-properties fo:margin-left="0cm" fo:margin-right="0cm" fo:margin-top="0cm" fo:margin-bottom="0cm" fo:line-height="160%" fo:orphans="2" fo:widows="2" fo:text-indent="0cm" style:auto-text-indent="false" fo:padding="0cm" fo:border="none"/>
    </style:style>
    <style:style style:name="P12" style:family="paragraph" style:parent-style-name="Text_20_body" style:list-style-name="L9">
      <style:paragraph-properties fo:margin-left="0cm" fo:margin-right="0cm" fo:margin-top="0cm" fo:margin-bottom="0cm" fo:line-height="160%" fo:orphans="2" fo:widows="2" fo:text-indent="0cm" style:auto-text-indent="false" fo:padding="0cm" fo:border="none"/>
    </style:style>
    <style:style style:name="P13" style:family="paragraph" style:parent-style-name="Text_20_body" style:list-style-name="L11">
      <style:paragraph-properties fo:margin-left="0cm" fo:margin-right="0cm" fo:margin-top="0cm" fo:margin-bottom="0cm" fo:line-height="160%" fo:orphans="2" fo:widows="2" fo:text-indent="0cm" style:auto-text-indent="false" fo:padding="0cm" fo:border="none"/>
    </style:style>
    <style:style style:name="P14" style:family="paragraph" style:parent-style-name="Text_20_body" style:list-style-name="L14">
      <style:paragraph-properties fo:margin-left="0cm" fo:margin-right="0cm" fo:margin-top="0cm" fo:margin-bottom="0cm" fo:line-height="160%" fo:orphans="2" fo:widows="2" fo:text-indent="0cm" style:auto-text-indent="false" fo:padding="0cm" fo:border="none"/>
    </style:style>
    <style:style style:name="P15" style:family="paragraph" style:parent-style-name="Text_20_body" style:list-style-name="L15">
      <style:paragraph-properties fo:margin-left="0cm" fo:margin-right="0cm" fo:margin-top="0cm" fo:margin-bottom="0cm" fo:line-height="160%" fo:orphans="2" fo:widows="2" fo:text-indent="0cm" style:auto-text-indent="false" fo:padding="0cm" fo:border="none"/>
    </style:style>
    <style:style style:name="P16" style:family="paragraph" style:parent-style-name="Text_20_body" style:list-style-name="L18">
      <style:paragraph-properties fo:margin-left="0cm" fo:margin-right="0cm" fo:margin-top="0cm" fo:margin-bottom="0cm" fo:line-height="160%" fo:orphans="2" fo:widows="2" fo:text-indent="0cm" style:auto-text-indent="false" fo:padding="0cm" fo:border="none"/>
    </style:style>
    <style:style style:name="P17" style:family="paragraph" style:parent-style-name="Text_20_body" style:list-style-name="L22">
      <style:paragraph-properties fo:margin-left="0cm" fo:margin-right="0cm" fo:margin-top="0cm" fo:margin-bottom="0cm" fo:line-height="160%" fo:orphans="2" fo:widows="2" fo:text-indent="0cm" style:auto-text-indent="false" fo:padding="0cm" fo:border="none"/>
    </style:style>
    <style:style style:name="P18" style:family="paragraph" style:parent-style-name="Text_20_body">
      <style:paragraph-properties fo:margin-left="0cm" fo:margin-right="0cm" fo:margin-top="0cm" fo:margin-bottom="0cm" fo:line-height="160%" fo:text-indent="0cm" style:auto-text-indent="false" fo:padding="0cm" fo:border="none"/>
      <style:text-properties fo:font-variant="normal" fo:text-transform="none" fo:color="#222222" style:font-name="inherit" fo:font-size="12pt" fo:letter-spacing="normal" fo:font-style="normal" fo:font-weight="normal" fo:background-color="#ffffff"/>
    </style:style>
    <style:style style:name="P19" style:family="paragraph" style:parent-style-name="Text_20_body" style:list-style-name="L1">
      <style:paragraph-properties fo:margin-left="0cm" fo:margin-right="0cm" fo:margin-top="0cm" fo:margin-bottom="0cm" fo:line-height="160%" fo:text-indent="0cm" style:auto-text-indent="false" fo:padding="0cm" fo:border="none"/>
      <style:text-properties fo:font-variant="normal" fo:text-transform="none" fo:color="#222222" style:font-name="inherit" fo:font-size="12pt" fo:letter-spacing="normal" fo:font-style="normal" fo:font-weight="normal" fo:background-color="#ffffff"/>
    </style:style>
    <style:style style:name="P20" style:family="paragraph" style:parent-style-name="Text_20_body" style:list-style-name="L10">
      <style:paragraph-properties fo:margin-left="0cm" fo:margin-right="0cm" fo:margin-top="0cm" fo:margin-bottom="0cm" fo:line-height="160%" fo:text-indent="0cm" style:auto-text-indent="false" fo:padding="0cm" fo:border="none"/>
      <style:text-properties fo:font-variant="normal" fo:text-transform="none" fo:color="#222222" style:font-name="inherit" fo:font-size="12pt" fo:letter-spacing="normal" fo:font-style="normal" fo:font-weight="normal" fo:background-color="#ffffff"/>
    </style:style>
    <style:style style:name="P21" style:family="paragraph" style:parent-style-name="Text_20_body" style:list-style-name="L11">
      <style:paragraph-properties fo:margin-left="0cm" fo:margin-right="0cm" fo:margin-top="0cm" fo:margin-bottom="0cm" fo:line-height="160%" fo:orphans="2" fo:widows="2" fo:text-indent="0cm" style:auto-text-indent="false" fo:padding="0cm" fo:border="none"/>
      <style:text-properties fo:font-variant="normal" fo:text-transform="none" fo:color="#222222" style:font-name="inherit" fo:font-size="12pt" fo:letter-spacing="normal" fo:font-style="normal" fo:font-weight="normal"/>
    </style:style>
    <style:style style:name="P22" style:family="paragraph" style:parent-style-name="Text_20_body" style:list-style-name="L14">
      <style:paragraph-properties fo:margin-left="0cm" fo:margin-right="0cm" fo:margin-top="0cm" fo:margin-bottom="0cm" fo:line-height="160%" fo:orphans="2" fo:widows="2" fo:text-indent="0cm" style:auto-text-indent="false" fo:padding="0cm" fo:border="none"/>
      <style:text-properties fo:font-variant="normal" fo:text-transform="none" fo:color="#222222" style:font-name="inherit" fo:font-size="12pt" fo:letter-spacing="normal" fo:font-style="normal" fo:font-weight="normal"/>
    </style:style>
    <style:style style:name="P23" style:family="paragraph" style:parent-style-name="Text_20_body" style:list-style-name="L18">
      <style:paragraph-properties fo:margin-left="0cm" fo:margin-right="0cm" fo:margin-top="0cm" fo:margin-bottom="0cm" fo:line-height="160%" fo:orphans="2" fo:widows="2" fo:text-indent="0cm" style:auto-text-indent="false" fo:padding="0cm" fo:border="none"/>
      <style:text-properties fo:font-variant="normal" fo:text-transform="none" fo:color="#222222" style:font-name="inherit" fo:font-size="12pt" fo:letter-spacing="normal" fo:font-style="normal" fo:font-weight="normal"/>
    </style:style>
    <style:style style:name="P24" style:family="paragraph" style:parent-style-name="Text_20_body">
      <style:paragraph-properties fo:margin-left="0cm" fo:margin-right="0cm" fo:margin-top="0cm" fo:margin-bottom="0cm" fo:line-height="160%" fo:text-indent="0cm" style:auto-text-indent="false" fo:padding="0cm" fo:border="none"/>
      <style:text-properties fo:font-variant="normal" fo:text-transform="none" fo:color="#222222" fo:letter-spacing="normal" fo:background-color="#ffffff"/>
    </style:style>
    <style:style style:name="P25" style:family="paragraph" style:parent-style-name="Text_20_body" style:list-style-name="L11">
      <style:paragraph-properties fo:margin-left="0cm" fo:margin-right="0cm" fo:margin-top="0cm" fo:margin-bottom="0cm" fo:line-height="160%"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26" style:family="paragraph" style:parent-style-name="Text_20_body" style:list-style-name="L12">
      <style:paragraph-properties fo:margin-left="0cm" fo:margin-right="0cm" fo:margin-top="0cm" fo:margin-bottom="0cm" fo:line-height="160%"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27" style:family="paragraph" style:parent-style-name="Text_20_body" style:list-style-name="L16">
      <style:paragraph-properties fo:margin-left="0cm" fo:margin-right="0cm" fo:margin-top="0cm" fo:margin-bottom="0cm" fo:line-height="160%"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28" style:family="paragraph" style:parent-style-name="Text_20_body" style:list-style-name="L17">
      <style:paragraph-properties fo:margin-left="0cm" fo:margin-right="0cm" fo:margin-top="0cm" fo:margin-bottom="0cm" fo:line-height="160%"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29" style:family="paragraph" style:parent-style-name="Text_20_body" style:list-style-name="L22">
      <style:paragraph-properties fo:margin-left="0cm" fo:margin-right="0cm" fo:margin-top="0cm" fo:margin-bottom="0cm" fo:line-height="160%"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30" style:family="paragraph" style:parent-style-name="Text_20_body">
      <style:paragraph-properties fo:margin-left="0cm" fo:margin-right="0cm" fo:margin-top="0cm" fo:margin-bottom="0cm" fo:line-height="160%" fo:text-indent="0cm" style:auto-text-indent="false" fo:padding="0cm" fo:border="none"/>
      <style:text-properties fo:font-variant="normal" fo:text-transform="none" fo:color="#000000" style:font-name="inherit" fo:font-size="10.5pt" fo:letter-spacing="normal" fo:font-style="normal" fo:font-weight="normal" fo:background-color="#f3f4f6"/>
    </style:style>
    <style:style style:name="P31" style:family="paragraph" style:parent-style-name="Text_20_body">
      <style:paragraph-properties fo:margin-left="0cm" fo:margin-right="0cm" fo:orphans="2" fo:widows="2" fo:text-indent="0cm" style:auto-text-indent="false" fo:padding="0cm" fo:border="none"/>
    </style:style>
    <style:style style:name="P32" style:family="paragraph" style:parent-style-name="Text_20_body">
      <style:paragraph-properties fo:margin-left="0cm" fo:margin-right="0cm"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33" style:family="paragraph" style:parent-style-name="Text_20_body" style:list-style-name="L16">
      <style:paragraph-properties fo:margin-left="0cm" fo:margin-right="0cm" fo:line-height="160%"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34" style:family="paragraph" style:parent-style-name="Text_20_body" style:list-style-name="L17">
      <style:paragraph-properties fo:margin-left="0cm" fo:margin-right="0cm" fo:line-height="160%"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35" style:family="paragraph" style:parent-style-name="Text_20_body">
      <style:paragraph-properties fo:margin-left="0cm" fo:margin-right="0cm" fo:orphans="2" fo:widows="2" fo:text-indent="0cm" style:auto-text-indent="false" fo:padding="0cm" fo:border="none"/>
      <style:text-properties fo:font-variant="normal" fo:text-transform="none" fo:color="#222222" fo:letter-spacing="normal"/>
    </style:style>
    <style:style style:name="P36" style:family="paragraph" style:parent-style-name="Text_20_body" style:list-style-name="L14">
      <style:paragraph-properties fo:margin-left="0cm" fo:margin-right="0cm" fo:line-height="160%" fo:orphans="2" fo:widows="2" fo:text-indent="0cm" style:auto-text-indent="false" fo:padding="0cm" fo:border="none"/>
      <style:text-properties fo:font-variant="normal" fo:text-transform="none" fo:color="#222222" style:font-name="inherit" fo:font-size="12pt" fo:letter-spacing="normal" fo:font-style="normal" fo:font-weight="normal"/>
    </style:style>
    <style:style style:name="P37" style:family="paragraph" style:parent-style-name="Text_20_body" style:list-style-name="L18">
      <style:paragraph-properties fo:margin-left="0cm" fo:margin-right="0cm" fo:line-height="160%" fo:orphans="2" fo:widows="2" fo:text-indent="0cm" style:auto-text-indent="false" fo:padding="0cm" fo:border="none"/>
      <style:text-properties fo:font-variant="normal" fo:text-transform="none" fo:color="#222222" style:font-name="inherit" fo:font-size="12pt" fo:letter-spacing="normal" fo:font-style="normal" fo:font-weight="normal"/>
    </style:style>
    <style:style style:name="P38" style:family="paragraph" style:parent-style-name="Text_20_body" style:list-style-name="L4">
      <style:paragraph-properties fo:margin-left="0cm" fo:margin-right="0cm" fo:line-height="160%" fo:orphans="2" fo:widows="2" fo:text-indent="0cm" style:auto-text-indent="false" fo:padding="0cm" fo:border="none"/>
    </style:style>
    <style:style style:name="P39" style:family="paragraph" style:parent-style-name="Text_20_body" style:list-style-name="L6">
      <style:paragraph-properties fo:margin-left="0cm" fo:margin-right="0cm" fo:line-height="160%" fo:orphans="2" fo:widows="2" fo:text-indent="0cm" style:auto-text-indent="false" fo:padding="0cm" fo:border="none"/>
    </style:style>
    <style:style style:name="P40" style:family="paragraph" style:parent-style-name="Text_20_body" style:list-style-name="L7">
      <style:paragraph-properties fo:margin-left="0cm" fo:margin-right="0cm" fo:line-height="160%" fo:orphans="2" fo:widows="2" fo:text-indent="0cm" style:auto-text-indent="false" fo:padding="0cm" fo:border="none"/>
    </style:style>
    <style:style style:name="P41" style:family="paragraph" style:parent-style-name="Text_20_body" style:list-style-name="L8">
      <style:paragraph-properties fo:margin-left="0cm" fo:margin-right="0cm" fo:line-height="160%" fo:orphans="2" fo:widows="2" fo:text-indent="0cm" style:auto-text-indent="false" fo:padding="0cm" fo:border="none"/>
    </style:style>
    <style:style style:name="P42" style:family="paragraph" style:parent-style-name="Text_20_body" style:list-style-name="L9">
      <style:paragraph-properties fo:margin-left="0cm" fo:margin-right="0cm" fo:line-height="160%" fo:orphans="2" fo:widows="2" fo:text-indent="0cm" style:auto-text-indent="false" fo:padding="0cm" fo:border="none"/>
    </style:style>
    <style:style style:name="P43" style:family="paragraph" style:parent-style-name="Text_20_body" style:list-style-name="L12">
      <style:paragraph-properties fo:margin-left="0cm" fo:margin-right="0cm" fo:line-height="160%" fo:orphans="2" fo:widows="2" fo:text-indent="0cm" style:auto-text-indent="false" fo:padding="0cm" fo:border="none"/>
    </style:style>
    <style:style style:name="P44" style:family="paragraph" style:parent-style-name="Text_20_body" style:list-style-name="L13">
      <style:paragraph-properties fo:margin-left="0cm" fo:margin-right="0cm" fo:line-height="160%" fo:orphans="2" fo:widows="2" fo:text-indent="0cm" style:auto-text-indent="false" fo:padding="0cm" fo:border="none"/>
    </style:style>
    <style:style style:name="P45" style:family="paragraph" style:parent-style-name="Text_20_body" style:list-style-name="L15">
      <style:paragraph-properties fo:margin-left="0cm" fo:margin-right="0cm" fo:line-height="160%" fo:orphans="2" fo:widows="2" fo:text-indent="0cm" style:auto-text-indent="false" fo:padding="0cm" fo:border="none"/>
    </style:style>
    <style:style style:name="P46" style:family="paragraph" style:parent-style-name="Text_20_body" style:list-style-name="L19">
      <style:paragraph-properties fo:margin-left="0cm" fo:margin-right="0cm" fo:line-height="160%" fo:orphans="2" fo:widows="2" fo:text-indent="0cm" style:auto-text-indent="false" fo:padding="0cm" fo:border="none"/>
    </style:style>
    <style:style style:name="P47" style:family="paragraph" style:parent-style-name="Text_20_body" style:list-style-name="L20">
      <style:paragraph-properties fo:margin-left="0cm" fo:margin-right="0cm" fo:line-height="160%" fo:orphans="2" fo:widows="2" fo:text-indent="0cm" style:auto-text-indent="false" fo:padding="0cm" fo:border="none"/>
    </style:style>
    <style:style style:name="P48" style:family="paragraph" style:parent-style-name="Text_20_body" style:list-style-name="L21">
      <style:paragraph-properties fo:margin-left="0cm" fo:margin-right="0cm" fo:line-height="160%" fo:orphans="2" fo:widows="2" fo:text-indent="0cm" style:auto-text-indent="false" fo:padding="0cm" fo:border="none"/>
    </style:style>
    <style:style style:name="P49" style:family="paragraph" style:parent-style-name="Text_20_body" style:list-style-name="L22">
      <style:paragraph-properties fo:margin-left="0cm" fo:margin-right="0cm" fo:line-height="160%" fo:orphans="2" fo:widows="2" fo:text-indent="0cm" style:auto-text-indent="false" fo:padding="0cm" fo:border="none"/>
    </style:style>
    <style:style style:name="P50" style:family="paragraph" style:parent-style-name="Preformatted_20_Text">
      <style:paragraph-properties fo:margin-top="0cm" fo:margin-bottom="0.499cm" fo:orphans="2" fo:widows="2" fo:padding="0cm" fo:border="none"/>
    </style:style>
    <style:style style:name="P51" style:family="paragraph" style:parent-style-name="Preformatted_20_Text">
      <style:paragraph-properties fo:margin-left="0cm" fo:margin-right="0cm" fo:margin-top="0cm" fo:margin-bottom="0.499cm" fo:orphans="2" fo:widows="2" fo:text-indent="0cm" style:auto-text-indent="false" fo:padding="0cm" fo:border="none"/>
    </style:style>
    <style:style style:name="P52" style:family="paragraph" style:parent-style-name="Preformatted_20_Text">
      <style:paragraph-properties fo:margin-left="0cm" fo:margin-right="0cm" fo:margin-top="0cm" fo:margin-bottom="0cm" fo:line-height="160%" fo:text-indent="0cm" style:auto-text-indent="false" fo:padding="0cm" fo:border="none"/>
    </style:style>
    <style:style style:name="P53" style:family="paragraph" style:parent-style-name="Preformatted_20_Text">
      <style:paragraph-properties fo:margin-left="0cm" fo:margin-right="0cm" fo:orphans="2" fo:widows="2" fo:text-indent="0cm" style:auto-text-indent="false" fo:padding="0cm" fo:border="none"/>
    </style:style>
    <style:style style:name="P54" style:family="paragraph" style:parent-style-name="Preformatted_20_Text">
      <style:paragraph-properties fo:margin-top="0cm" fo:margin-bottom="0cm" fo:line-height="160%" fo:padding="0cm" fo:border="none"/>
    </style:style>
    <style:style style:name="P55" style:family="paragraph" style:parent-style-name="Preformatted_20_Text">
      <style:paragraph-properties fo:orphans="2" fo:widows="2" fo:padding="0cm" fo:border="none"/>
    </style:style>
    <style:style style:name="P56" style:family="paragraph" style:parent-style-name="Footer">
      <style:paragraph-properties fo:text-align="center" style:justify-single-word="false"/>
    </style:style>
    <style:style style:name="P57" style:family="paragraph" style:parent-style-name="Heading_20_3">
      <style:text-properties fo:font-variant="normal" fo:text-transform="none" fo:color="#222222" style:font-name="Roboto" fo:letter-spacing="normal" fo:font-style="normal" fo:font-weight="bold"/>
    </style:style>
    <style:style style:name="P58" style:family="paragraph" style:parent-style-name="Heading_20_3">
      <style:paragraph-properties fo:margin-left="0cm" fo:margin-right="0cm" fo:orphans="2" fo:widows="2" fo:text-indent="0cm" style:auto-text-indent="false" fo:padding="0cm" fo:border="none"/>
      <style:text-properties fo:font-variant="normal" fo:text-transform="none" fo:color="#222222" style:font-name="Roboto" fo:letter-spacing="normal" fo:font-style="normal" fo:font-weight="bold"/>
    </style:style>
    <style:style style:name="P59" style:family="paragraph" style:parent-style-name="Heading_20_3">
      <style:paragraph-properties fo:margin-left="0cm" fo:margin-right="0cm" fo:orphans="2" fo:widows="2" fo:text-indent="0cm" style:auto-text-indent="false" fo:padding="0cm" fo:border="none"/>
    </style:style>
    <style:style style:name="P60" style:family="paragraph" style:parent-style-name="Heading_20_3">
      <style:paragraph-properties fo:margin-left="0cm" fo:margin-right="0cm" fo:margin-top="0cm" fo:margin-bottom="0cm" fo:line-height="160%" fo:text-indent="0cm" style:auto-text-indent="false" fo:padding="0cm" fo:border="none"/>
      <style:text-properties fo:font-variant="normal" fo:text-transform="none" fo:color="#222222" style:font-name="Roboto" fo:font-size="12pt" fo:letter-spacing="normal" fo:font-style="normal" fo:font-weight="bold" fo:background-color="#ffffff"/>
    </style:style>
    <style:style style:name="P61" style:family="paragraph" style:parent-style-name="Heading_20_3">
      <style:paragraph-properties fo:margin-left="0cm" fo:margin-right="0cm" fo:margin-top="0cm" fo:margin-bottom="0cm" fo:line-height="160%" fo:text-indent="0cm" style:auto-text-indent="false" fo:padding="0cm" fo:border="none"/>
    </style:style>
    <style:style style:name="P62" style:family="paragraph" style:parent-style-name="Contents_20_2">
      <style:paragraph-properties>
        <style:tab-stops>
          <style:tab-stop style:position="16.499cm" style:type="right" style:leader-style="dotted" style:leader-text="."/>
        </style:tab-stops>
      </style:paragraph-properties>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P64" style:family="paragraph" style:parent-style-name="Contents_20_3">
      <style:paragraph-properties>
        <style:tab-stops>
          <style:tab-stop style:position="16cm" style:type="right" style:leader-style="dotted" style:leader-text="."/>
        </style:tab-stops>
      </style:paragraph-properties>
    </style:style>
    <style:style style:name="P65" style:family="paragraph" style:parent-style-name="Heading_20_1">
      <style:paragraph-properties fo:break-before="page"/>
    </style:style>
    <style:style style:name="P66" style:family="paragraph" style:parent-style-name="Heading_20_2">
      <style:text-properties fo:font-variant="normal" fo:text-transform="none" fo:color="#222222" style:font-name="Roboto" fo:letter-spacing="normal" fo:font-style="normal" fo:font-weight="bold"/>
    </style:style>
    <style:style style:name="P67" style:family="paragraph" style:parent-style-name="Heading_20_2">
      <style:paragraph-properties fo:margin-left="0cm" fo:margin-right="0cm" fo:margin-top="0cm" fo:margin-bottom="0cm" fo:line-height="160%" fo:text-indent="0cm" style:auto-text-indent="false" fo:padding="0cm" fo:border="none"/>
      <style:text-properties fo:font-variant="normal" fo:text-transform="none" fo:color="#222222" style:font-name="Roboto" fo:font-size="12pt" fo:font-style="normal" fo:font-weight="bold"/>
    </style:style>
    <style:style style:name="T1" style:family="text">
      <style:text-properties fo:color="#222222" style:font-name="inherit" fo:font-size="12pt" fo:font-weight="bold"/>
    </style:style>
    <style:style style:name="T2" style:family="text">
      <style:text-properties fo:font-variant="normal" fo:text-transform="none" fo:color="#222222" style:font-name="inherit" fo:font-size="12pt" fo:letter-spacing="normal" fo:font-style="normal" fo:font-weight="bold"/>
    </style:style>
    <style:style style:name="T3" style:family="text">
      <style:text-properties fo:font-variant="normal" fo:text-transform="none" fo:color="#222222" style:font-name="inherit" fo:font-size="12pt" fo:letter-spacing="normal" fo:font-style="normal" fo:font-weight="bold" fo:background-color="#ffffff"/>
    </style:style>
    <style:style style:name="T4" style:family="text">
      <style:text-properties fo:font-variant="normal" fo:text-transform="none" fo:color="#222222" style:font-name="inherit" fo:font-size="12pt" fo:letter-spacing="normal" fo:font-style="normal" fo:font-weight="normal"/>
    </style:style>
    <style:style style:name="T5" style:family="text">
      <style:text-properties fo:font-variant="normal" fo:text-transform="none" fo:color="#222222" style:font-name="inherit" fo:font-size="12pt" fo:letter-spacing="normal" fo:font-style="normal" fo:font-weight="normal" fo:background-color="#ffffff"/>
    </style:style>
    <style:style style:name="T6" style:family="text">
      <style:text-properties fo:font-variant="normal" fo:text-transform="none" fo:color="#222222" style:font-name="Roboto" fo:font-size="12pt" fo:letter-spacing="normal" fo:font-style="normal" fo:font-weight="bold"/>
    </style:style>
    <style:style style:name="T7" style:family="text">
      <style:text-properties fo:font-variant="normal" fo:text-transform="none" fo:color="#222222" style:font-name="Roboto" fo:font-size="12pt" fo:letter-spacing="normal" fo:font-style="normal" fo:font-weight="bold" fo:background-color="#ffffff"/>
    </style:style>
    <style:style style:name="T8" style:family="text">
      <style:text-properties fo:font-variant="normal" fo:text-transform="none" fo:color="#222222" style:font-name="Roboto" fo:font-size="12pt" fo:letter-spacing="normal" fo:font-style="normal" fo:font-weight="normal"/>
    </style:style>
    <style:style style:name="T9" style:family="text">
      <style:text-properties fo:font-variant="normal" fo:text-transform="none" fo:color="#222222" style:font-name="Roboto" fo:letter-spacing="normal" fo:font-style="normal" fo:font-weight="bold"/>
    </style:style>
    <style:style style:name="T10" style:family="text">
      <style:text-properties fo:font-variant="normal" fo:text-transform="none" fo:color="#222222" fo:letter-spacing="normal"/>
    </style:style>
    <style:style style:name="T11" style:family="text">
      <style:text-properties fo:font-variant="normal" fo:text-transform="none" fo:color="#000088" style:font-name="JetBrains Mono" fo:font-size="12pt" fo:letter-spacing="normal" fo:font-style="normal" fo:font-weight="normal" fo:background-color="#f3f4f6"/>
    </style:style>
    <style:style style:name="T12" style:family="text">
      <style:text-properties fo:font-variant="normal" fo:text-transform="none" fo:color="#000000" style:font-name="JetBrains Mono" fo:font-size="12pt" fo:letter-spacing="normal" fo:font-style="normal" fo:font-weight="normal" fo:background-color="#f3f4f6"/>
    </style:style>
    <style:style style:name="T13" style:family="text">
      <style:text-properties fo:font-variant="normal" fo:text-transform="none" fo:color="#000000" style:font-name="JetBrains Mono" fo:font-size="12pt" fo:letter-spacing="normal" fo:font-style="normal" fo:font-weight="bold" fo:background-color="#f3f4f6"/>
    </style:style>
    <style:style style:name="T14" style:family="text">
      <style:text-properties fo:font-variant="normal" fo:text-transform="none" fo:color="#000000" style:font-name="JetBrains Mono" fo:letter-spacing="normal" fo:font-style="normal" fo:font-weight="bold" fo:background-color="#f3f4f6"/>
    </style:style>
    <style:style style:name="T15" style:family="text">
      <style:text-properties fo:font-variant="normal" fo:text-transform="none" fo:color="#000000" fo:letter-spacing="normal" fo:background-color="#f3f4f6"/>
    </style:style>
    <style:style style:name="T16" style:family="text">
      <style:text-properties fo:font-variant="normal" fo:text-transform="none" fo:color="#660066" style:font-name="JetBrains Mono" fo:font-size="12pt" fo:letter-spacing="normal" fo:font-style="normal" fo:font-weight="normal" fo:background-color="#f3f4f6"/>
    </style:style>
    <style:style style:name="T17" style:family="text">
      <style:text-properties fo:font-variant="normal" fo:text-transform="none" fo:color="#006666" style:font-name="JetBrains Mono" fo:font-size="12pt" fo:letter-spacing="normal" fo:font-style="normal" fo:font-weight="normal" fo:background-color="#f3f4f6"/>
    </style:style>
    <style:style style:name="T18" style:family="text">
      <style:text-properties fo:font-variant="normal" fo:text-transform="none" fo:color="#4485ed" style:font-name="Roboto" fo:font-size="12pt" fo:letter-spacing="normal" fo:font-style="normal" fo:font-weight="normal"/>
    </style:style>
    <style:style style:name="T19" style:family="text">
      <style:text-properties fo:font-variant="normal" fo:text-transform="none" fo:color="#4485ed" style:font-name="Roboto" fo:font-size="12pt" fo:letter-spacing="normal" fo:font-style="normal" fo:font-weight="bold"/>
    </style:style>
    <style:style style:name="T20" style:family="text">
      <style:text-properties fo:font-variant="normal" fo:text-transform="none" fo:color="#880000" style:font-name="JetBrains Mono" fo:font-size="12pt" fo:letter-spacing="normal" fo:font-style="normal" fo:font-weight="normal" fo:background-color="#f3f4f6"/>
    </style:style>
    <style:style style:name="T21" style:family="text">
      <style:text-properties fo:font-variant="normal" fo:text-transform="none" fo:color="#008800" style:font-name="JetBrains Mono" fo:font-size="12pt" fo:letter-spacing="normal" fo:font-style="normal" fo:font-weight="normal" fo:background-color="#f3f4f6"/>
    </style:style>
    <style:style style:name="T22" style:family="text">
      <style:text-properties fo:font-variant="normal" fo:text-transform="none" fo:color="#008800" fo:letter-spacing="normal" fo:background-color="#f3f4f6"/>
    </style:style>
    <style:style style:name="T23" style:family="text">
      <style:text-properties fo:font-variant="normal" fo:text-transform="none" fo:color="#9b703f" style:font-name="JetBrains Mono" fo:font-size="12pt" fo:letter-spacing="normal" fo:font-style="normal" fo:font-weight="normal" fo:background-color="#f3f4f6"/>
    </style:style>
    <style:style style:name="T24" style:family="text">
      <style:text-properties fo:font-variant="normal" fo:text-transform="none" fo:color="#666600" style:font-name="JetBrains Mono" fo:font-size="12pt" fo:letter-spacing="normal" fo:font-style="normal" fo:font-weight="normal" fo:background-color="#f3f4f6"/>
    </style:style>
    <style:style style:name="T25" style:family="text">
      <style:text-properties style:font-name="Roboto" fo:font-size="12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2"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Оглавление</text:p>
          </text:index-title>
          <text:p text:style-name="P63">1. МОДУЛИ<text:tab/>3</text:p>
          <text:p text:style-name="P63">2. ВИРТУАЛЬНОЕ ОКРУЖЕНИЕ В PYTHON<text:tab/>4</text:p>
          <text:p text:style-name="P63">3 Пространства имен и уровни доступа<text:tab/>6</text:p>
          <text:p text:style-name="P63">Импорт стандартных модулей<text:tab/>8</text:p>
          <text:p text:style-name="P64">Импорт модулей<text:tab/>8</text:p>
          <text:p text:style-name="P64">Использование функций и переменных из модуля<text:tab/>8</text:p>
          <text:p text:style-name="P64">Импорт определенных функций или переменных<text:tab/>8</text:p>
          <text:p text:style-name="P64">Импорт всего модуля с псевдонимом<text:tab/>9</text:p>
          <text:p text:style-name="P64">Импорт всего содержимого модуля (не рекомендуется)<text:tab/>9</text:p>
          <text:p text:style-name="P64">Импорт модулей из подпакетов<text:tab/>9</text:p>
          <text:p text:style-name="P64">Стандартные модули Python<text:tab/>10</text:p>
          <text:p text:style-name="P64">Cписок некоторых математических функций, предоставляемых модулем math в Python:<text:tab/>10</text:p>
          <text:p text:style-name="P64">Некоторые методы библиотеки datetime<text:tab/>11</text:p>
          <text:p text:style-name="P63">1.3 Установка сторонних модулей<text:tab/>14</text:p>
          <text:p text:style-name="P62">1. Подготовительные мероприятия<text:tab/>14</text:p>
          <text:p text:style-name="P64">Менеджер пакетов pip<text:tab/>14</text:p>
          <text:p text:style-name="P62">2. Где найти и как установить сторонние модули<text:tab/>15</text:p>
          <text:p text:style-name="P64">1 Python Package Index (PyPI)<text:tab/>15</text:p>
          <text:p text:style-name="P64">2 Установка из исходных кодов<text:tab/>15</text:p>
          <text:p text:style-name="P64">3 Архивация пакетов<text:tab/>16</text:p>
          <text:p text:style-name="P64">4 Установка из архивов (.whl файлов)<text:tab/>16</text:p>
          <text:p text:style-name="P64">5 Установка из файла зависимостей<text:tab/>16</text:p>
          <text:p text:style-name="P62">3. Удаление пакетов<text:tab/>18</text:p>
          <text:p text:style-name="P62">5. Дополнительные команды pip<text:tab/>18</text:p>
          <text:p text:style-name="P64">5.1. Команда download<text:tab/>18</text:p>
          <text:p text:style-name="P64">5.2. Команда list<text:tab/>19</text:p>
          <text:p text:style-name="P64">5.3. Команда show<text:tab/>19</text:p>
          <text:p text:style-name="P64">5.4. Команда check<text:tab/>20</text:p>
          <text:p text:style-name="P64">5.6. Команда hash<text:tab/>20</text:p>
          <text:p text:style-name="P64">5.7. Команда cache<text:tab/>20</text:p>
          <text:p text:style-name="P64">5.8. Команда debug<text:tab/>20</text:p>
          <text:p text:style-name="P64">5.9. Команда completion<text:tab/>21</text:p>
          <text:p text:style-name="P64">5.10. Команда config<text:tab/>21</text:p>
          <text:p text:style-name="P64">Задание №1<text:tab/>21</text:p>
          <text:p text:style-name="P63">1 Создание и импорт собственных модулей<text:tab/>23</text:p>
          <text:p text:style-name="P64">Пример: Модуль для работы с геометрическими фигурами<text:tab/>23</text:p>
          <text:p text:style-name="P62">2 Расположение собственных модулей<text:tab/>23</text:p>
          <text:p text:style-name="P62">3 Пакеты<text:tab/>25</text:p>
          <text:p text:style-name="P64">Создадим пакет<text:tab/>25</text:p>
          <text:p text:style-name="P62">4 Варианты импорта пакетов<text:tab/>26</text:p>
          <text:p text:style-name="P62">5 Варианты импортов<text:tab/>27</text:p>
          <text:p text:style-name="P64">subpackage/sub_module1.py:<text:tab/>27</text:p>
          <text:p text:style-name="P64">Абсолютный импорт<text:tab/>28</text:p>
          <text:p text:style-name="P64">Относительный импорт<text:tab/>28</text:p>
          <text:p text:style-name="P62">6 Учебное задание: Создание пакета с подпакетами в Python<text:tab/>28</text:p>
          <text:p text:style-name="P64">Реализация<text:tab/>29</text:p>
          <text:p text:style-name="P62">7 Публикация своей Python библиотеки на PyPI<text:tab/>31</text:p>
          <text:p text:style-name="P64"><text:soft-page-break/>1. Создаём элементы библиотеки<text:tab/>31</text:p>
          <text:p text:style-name="P64">2. Подготавливаем код<text:tab/>32</text:p>
          <text:p text:style-name="P64">3. Создаём аккаунт PyPI<text:tab/>33</text:p>
          <text:p text:style-name="P64">4. Публикуем библиотеку<text:tab/>33</text:p>
          <text:p text:style-name="P64">5. Используем<text:tab/>33</text:p>
        </text:index-body>
      </text:table-of-content>
      <text:p text:style-name="P1"/>
      <text:p text:style-name="P3">1.1 Введение</text:p>
      <text:section text:style-name="Sect1" text:name="ember4606">
        <text:section text:style-name="Sect1" text:name="ember4607">
          <text:h text:style-name="Heading_20_1" text:outline-level="1"><text:span text:style-name="Strong_20_Emphasis"><text:span text:style-name="T1">1. МОДУЛИ</text:span></text:span></text:h>
          <text:p text:style-name="P4"><text:span text:style-name="Strong_20_Emphasis"><text:span text:style-name="T3">Модули</text:span></text:span><text:span text:style-name="T5"> - это фрагменты кода, написанные другими людьми для выполнения общих рутинных задач, таких как:</text:span></text:p>
          <text:list xml:id="list1505492240482003893" text:style-name="L1">
            <text:list-item>
              <text:p text:style-name="P19">генерация случайных чисел,</text:p>
            </text:list-item>
            <text:list-item>
              <text:p text:style-name="P19">выполнение числовых операций,</text:p>
            </text:list-item>
            <text:list-item>
              <text:p text:style-name="P19">обучение нейронных сетей и т.д.</text:p>
            </text:list-item>
          </text:list>
          <text:p text:style-name="P18">Популярность языка Python обусловлена наличием обширного набора модулей для решения различных задач.</text:p>
          <text:p text:style-name="P18">Чтобы использовать модуль, необходимо добавить в верхнюю часть вашего кода следующую строку:</text:p>
          <text:p text:style-name="P52"><text:span text:style-name="Source_20_Text"><text:span text:style-name="T11">import</text:span></text:span><text:span text:style-name="Source_20_Text"><text:span text:style-name="T12"> имя_модуля</text:span></text:span></text:p>
          <text:p text:style-name="P18">Затем, для доступа к функции, необходимо использовать следующий синтаксис:</text:p>
          <text:p text:style-name="P52"><text:span text:style-name="Source_20_Text"><text:span text:style-name="T12">имя_модуля.название_функции</text:span></text:span></text:p>
          <text:p text:style-name="P4"><text:span text:style-name="T5">Приведем пример использования функции </text:span><text:span text:style-name="Source_20_Text"><text:span text:style-name="T12">randint</text:span></text:span><text:span text:style-name="T5"> из модуля </text:span><text:span text:style-name="Source_20_Text"><text:span text:style-name="T12">random</text:span></text:span><text:span text:style-name="T5"> для генерации случайных целых чисел:</text:span></text:p>
          <text:p text:style-name="P52"><text:span text:style-name="Source_20_Text"><text:span text:style-name="T11">import</text:span></text:span><text:span text:style-name="Source_20_Text"><text:span text:style-name="T12"> random</text:span></text:span></text:p>
          <text:p text:style-name="P54"/>
          <text:p text:style-name="P54"><text:span text:style-name="Source_20_Text"><text:span text:style-name="T11">for</text:span></text:span><text:span text:style-name="Source_20_Text"><text:span text:style-name="T12"> i in </text:span></text:span><text:span text:style-name="Source_20_Text"><text:span text:style-name="T16">range(</text:span></text:span><text:span text:style-name="Source_20_Text"><text:span text:style-name="T17">5</text:span></text:span><text:span text:style-name="Source_20_Text"><text:span text:style-name="T16">)</text:span></text:span><text:span text:style-name="Source_20_Text"><text:span text:style-name="T12">:</text:span></text:span></text:p>
          <text:p text:style-name="P54"/>
          <text:p text:style-name="P54"><text:span text:style-name="Source_20_Text"><text:span text:style-name="T15">    </text:span></text:span><text:span text:style-name="Source_20_Text"><text:span text:style-name="T12">value = random.</text:span></text:span><text:span text:style-name="Source_20_Text"><text:span text:style-name="T16">randint</text:span></text:span><text:span text:style-name="Source_20_Text"><text:span text:style-name="T12">(</text:span></text:span><text:span text:style-name="Source_20_Text"><text:span text:style-name="T17">1</text:span></text:span><text:span text:style-name="Source_20_Text"><text:span text:style-name="T12">, </text:span></text:span><text:span text:style-name="Source_20_Text"><text:span text:style-name="T17">6</text:span></text:span><text:span text:style-name="Source_20_Text"><text:span text:style-name="T12">)</text:span></text:span></text:p>
          <text:p text:style-name="P54"/>
          <text:p text:style-name="P54"><text:span text:style-name="Source_20_Text"><text:span text:style-name="T15">    </text:span></text:span><text:span text:style-name="Source_20_Text"><text:span text:style-name="T16">print</text:span></text:span><text:span text:style-name="Source_20_Text"><text:span text:style-name="T12">(value)</text:span></text:span></text:p>
          <text:p text:style-name="P4"><text:span text:style-name="T5">В </text:span><text:span text:style-name="Strong_20_Emphasis"><text:span text:style-name="T3">Python </text:span></text:span><text:span text:style-name="T5">существует три основных типа модулей:</text:span></text:p>
          <text:list xml:id="list4118225708437943247" text:style-name="L2">
            <text:list-item>
              <text:p text:style-name="P5"><text:span text:style-name="T5">Предустановленные вместе с </text:span><text:span text:style-name="Strong_20_Emphasis"><text:span text:style-name="T3">Python </text:span></text:span><text:span text:style-name="T5">- </text:span><text:span text:style-name="Strong_20_Emphasis"><text:span text:style-name="T3">стандартные библиотеки</text:span></text:span><text:span text:style-name="T5"> (math, re, time, csv, json).</text:span></text:p>
            </text:list-item>
            <text:list-item>
              <text:p text:style-name="P5"><text:span text:style-name="T5">Устанавливаемые из внешних источников - </text:span><text:span text:style-name="Strong_20_Emphasis"><text:span text:style-name="T3">сторонние библиотеки</text:span></text:span><text:span text:style-name="T5"> (requests, bs4, numpy, pandas, и др.).</text:span></text:p>
            </text:list-item>
            <text:list-item>
              <text:p text:style-name="P5"><text:span text:style-name="T5">Модули, которые вы пишете сами - ваши </text:span><text:span text:style-name="Strong_20_Emphasis"><text:span text:style-name="T3">собственные библиотеки</text:span></text:span><text:span text:style-name="T5">.</text:span></text:p>
            </text:list-item>
          </text:list>
          <text:p text:style-name="P4"><text:span text:style-name="T5">Первый тип называется стандартной библиотекой и включает множество </text:span><text:soft-page-break/><text:span text:style-name="T5">полезных модулей, таких как: </text:span><text:span text:style-name="Source_20_Text"><text:span text:style-name="T12">re</text:span></text:span><text:span text:style-name="T5">, </text:span><text:span text:style-name="Source_20_Text"><text:span text:style-name="T12">datetime</text:span></text:span><text:span text:style-name="T5">, </text:span><text:span text:style-name="Source_20_Text"><text:span text:style-name="T12">math</text:span></text:span><text:span text:style-name="T5">, </text:span><text:span text:style-name="Source_20_Text"><text:span text:style-name="T12">random</text:span></text:span><text:span text:style-name="T5">, </text:span><text:span text:style-name="Source_20_Text"><text:span text:style-name="T12">os</text:span></text:span><text:span text:style-name="T5">, </text:span><text:span text:style-name="Source_20_Text"><text:span text:style-name="T12">multiprocessing</text:span></text:span><text:span text:style-name="T5">, </text:span><text:span text:style-name="Source_20_Text"><text:span text:style-name="T12">subprocess</text:span></text:span><text:span text:style-name="T5">, </text:span><text:span text:style-name="Source_20_Text"><text:span text:style-name="T12">socket</text:span></text:span><text:span text:style-name="T5">, </text:span><text:span text:style-name="Source_20_Text"><text:span text:style-name="T12">email</text:span></text:span><text:span text:style-name="T5">, </text:span><text:span text:style-name="Source_20_Text"><text:span text:style-name="T12">json</text:span></text:span><text:span text:style-name="T5">, </text:span><text:span text:style-name="Source_20_Text"><text:span text:style-name="T12">doctest</text:span></text:span><text:span text:style-name="T5">, </text:span><text:span text:style-name="Source_20_Text"><text:span text:style-name="T12">unittest</text:span></text:span><text:span text:style-name="T5">, </text:span><text:span text:style-name="Source_20_Text"><text:span text:style-name="T12">pdb</text:span></text:span><text:span text:style-name="T5">, </text:span><text:span text:style-name="Source_20_Text"><text:span text:style-name="T12">argparse</text:span></text:span><text:span text:style-name="T5"> и </text:span><text:span text:style-name="Source_20_Text"><text:span text:style-name="T12">sys</text:span></text:span><text:span text:style-name="T5">.</text:span></text:p>
          <text:p text:style-name="P18">Стандартная библиотека может выполнять множество задач, включая синтаксический анализ строк, сериализацию данных, тестирование, отладку и манипуляции с датами, аргументами командной строки и многое другое!</text:p>
        </text:section>
      </text:section>
      <text:h text:style-name="Heading_20_1" text:outline-level="1"><text:span text:style-name="Strong_20_Emphasis"><text:span text:style-name="T6">2. ВИРТУАЛЬНОЕ ОКРУЖЕНИЕ В PYTHON</text:span></text:span></text:h>
      <text:p text:style-name="P31"><text:span text:style-name="Strong_20_Emphasis"><text:span text:style-name="T6">Виртуальное окружение</text:span></text:span><text:span text:style-name="T8"> - это изолированное пространство, предназначенное для управления зависимостями и пакетами Python для конкретного проекта. Оно позволяет избежать конфликтов между разными проектами, так как каждый проект может иметь свои собственные версии пакетов, независимые от системных или других проектов.</text:span></text:p>
      <text:p text:style-name="P32">Зачем нужно виртуальное окружение?</text:p>
      <text:list xml:id="list7604884941474724154" text:style-name="L3">
        <text:list-item>
          <text:p text:style-name="P6"><text:span text:style-name="Strong_20_Emphasis"><text:span text:style-name="T2">Изоляция проектов:</text:span></text:span><text:span text:style-name="T4"> Виртуальное окружение позволяет вам изолировать зависимости и библиотеки для каждого конкретного проекта. Это важно, потому что различные проекты могут требовать разных версий библиотек, и использование общего глобального окружения может привести к конфликтам.</text:span></text:p>
        </text:list-item>
        <text:list-item>
          <text:p text:style-name="P6"><text:span text:style-name="Strong_20_Emphasis"><text:span text:style-name="T2">Легкость управления зависимостями:</text:span></text:span><text:span text:style-name="T4"> В виртуальном окружении вы можете легко устанавливать, обновлять и удалять пакеты, специфичные для вашего проекта, без воздействия на другие проекты или системные библиотеки.</text:span></text:p>
        </text:list-item>
        <text:list-item>
          <text:p text:style-name="P6"><text:span text:style-name="Strong_20_Emphasis"><text:span text:style-name="T2">Управление версиями Python:</text:span></text:span><text:span text:style-name="T4"> Виртуальные окружения позволяют вам использовать разные версии интерпретатора Python для разных проектов. Это особенно полезно, когда вы работаете над старыми проектами, которые требуют устаревших версий Python.</text:span></text:p>
        </text:list-item>
      </text:list>
      <text:p text:style-name="P31"><text:span text:style-name="T8">Если вы работаете в </text:span><text:span text:style-name="Strong_20_Emphasis"><text:span text:style-name="T6">Google Colab</text:span></text:span><text:span text:style-name="T8">, понятие виртуального окружения не так важно, поскольку для каждого сеанса работы создается индивидуальное виртуальное окружение. Однако, значение виртуального окружения становится более значимым при работе на собственном компьютере. В этом случае рекомендуется создавать свое собственное виртуальное окружение для каждого проекта внутри каталога.</text:span></text:p>
      <text:p text:style-name="P35"> </text:p>
      <text:p text:style-name="P31"><text:soft-page-break/><text:span text:style-name="T8">Для начала работы с Python на вашем компьютере необходимо установить сам язык Python, поскольку он не входит в стандартный набор программ Windows. Инструкции по установке Python легко найти на YouTube, например, вот </text:span><text:a xlink:type="simple" xlink:href="https://www.youtube.com/watch?v=82qj_kXQpuo" office:target-frame-name="_blank" xlink:show="new" text:style-name="Internet_20_link" text:visited-style-name="Visited_20_Internet_20_Link"><text:span text:style-name="T18">одно из видеоуроков об этом</text:span></text:a></text:p>
      <text:p text:style-name="P32">Как создать виртуальное окружение?</text:p>
      <text:p text:style-name="P31"><text:span text:style-name="T8">Если вы работаете в Windows, нажмите комбинацию клавиш </text:span><text:span text:style-name="Source_20_Text"><text:span text:style-name="T12">Win+R</text:span></text:span><text:span text:style-name="T8">, и в левом нижнем углу экрана откроется окно:</text:span></text:p>
      <text:p text:style-name="P35"><draw:frame draw:style-name="fr1" draw:name="image.png" text:anchor-type="as-char" svg:width="11.827cm" svg:height="6.959cm" draw:z-index="0"><draw:image xlink:href="https://ucarecdn.com/b1d30534-921d-44b3-942b-0fc2b1a044e5/" xlink:type="simple" xlink:show="embed" xlink:actuate="onLoad"/></draw:frame></text:p>
      <text:p text:style-name="P31"><text:span text:style-name="T8">Введите команду </text:span><text:span text:style-name="Source_20_Text"><text:span text:style-name="T12">cmd</text:span></text:span><text:span text:style-name="T8"> и нажмите </text:span><text:span text:style-name="Strong_20_Emphasis"><text:span text:style-name="T6">ОК</text:span></text:span><text:span text:style-name="T8">. Перед вами откроется терминал:</text:span></text:p>
      <text:p text:style-name="P35"><draw:frame draw:style-name="fr1" draw:name="image.png" text:anchor-type="as-char" svg:width="17.621cm" svg:height="10.134cm" draw:z-index="1"><draw:image xlink:href="https://ucarecdn.com/12c56095-cc98-45fd-84a9-26f41b91d02e/" xlink:type="simple" xlink:show="embed" xlink:actuate="onLoad"/></draw:frame></text:p>
      <text:p text:style-name="P31"><text:span text:style-name="T8">Затем прейдите в директорию своего проекта с помощью команды </text:span><text:span text:style-name="Source_20_Text"><text:span text:style-name="T12">cd C:/Католог/вашего/проекта/</text:span></text:span></text:p>
      <text:p text:style-name="P32"><text:soft-page-break/>После того как вы перейдете в каталог проекта вам необходимо выполнить следующую команду в командной строке терминала для создания виртуального окружения:</text:p>
      <text:p text:style-name="P51"><text:span text:style-name="Source_20_Text"><text:span text:style-name="T12">python3 -m venv имя_окружения</text:span></text:span></text:p>
      <text:p text:style-name="P31"><text:span text:style-name="T8">где </text:span><text:span text:style-name="Source_20_Text"><text:span text:style-name="T12">имя_окружения</text:span></text:span><text:span text:style-name="T8"> - это имя, которое вы выбираете для вашего виртуального окружения. Рекомендуется использовать </text:span><text:span text:style-name="Source_20_Text"><text:span text:style-name="T12">venv</text:span></text:span><text:span text:style-name="T8"> в качестве имени.</text:span></text:p>
      <text:p text:style-name="P32">После создания виртуального окружения, его можно активировать с использованием команды, соответствующей вашей операционной системе:</text:p>
      <text:p text:style-name="P31"><text:span text:style-name="Strong_20_Emphasis"><text:span text:style-name="T6">Windows:</text:span></text:span></text:p>
      <text:p text:style-name="P51"><text:span text:style-name="Source_20_Text"><text:span text:style-name="T12">.\venv\Scripts\</text:span></text:span><text:span text:style-name="Source_20_Text"><text:span text:style-name="T16">activate</text:span></text:span><text:span text:style-name="Source_20_Text"><text:span text:style-name="T12">.bat</text:span></text:span></text:p>
      <text:p text:style-name="P31"><text:span text:style-name="Strong_20_Emphasis"><text:span text:style-name="T6">Linux/Mac:</text:span></text:span></text:p>
      <text:p text:style-name="P51"><text:span text:style-name="Source_20_Text"><text:span text:style-name="T16">source</text:span></text:span><text:span text:style-name="Source_20_Text"><text:span text:style-name="T12"> venv/bin/activate</text:span></text:span></text:p>
      <text:p text:style-name="P31"><text:span text:style-name="Source_20_Text"><text:span text:style-name="Strong_20_Emphasis"><text:span text:style-name="T13">pydoc modules</text:span></text:span></text:span><text:span text:style-name="T8"> - список встроенных библиотек</text:span></text:p>
      <text:p text:style-name="P31"><text:span text:style-name="Strong_20_Emphasis"><text:span text:style-name="Source_20_Text"><text:span text:style-name="T13">pip list</text:span></text:span></text:span><text:span text:style-name="Strong_20_Emphasis"><text:span text:style-name="T6">  - </text:span></text:span><text:span text:style-name="T8">посмотреть список установленных пакетов</text:span></text:p>
      <text:h text:style-name="Heading_20_1" text:outline-level="1">3 Пространства имен и уровни доступа</text:h>
      <text:p text:style-name="P31"><text:span text:style-name="Strong_20_Emphasis"><text:span text:style-name="T6">Пространство имен (Namespace)</text:span></text:span><text:span text:style-name="T8"> в Python - это концепция, которая определяет область видимости имен переменных в программе. Простыми словами, пространство имен - это место, где находятся имена переменных, функций, классов и других объектов в Python. Пространства имен позволяют организовывать код, управлять его областями видимости и избегать конфликтов имен.</text:span></text:p>
      <text:p text:style-name="P31"><text:span text:style-name="Strong_20_Emphasis"><text:span text:style-name="T6">Назначение пространства имен:</text:span></text:span></text:p>
      <text:list xml:id="list5984056063491444072" text:style-name="L4">
        <text:list-item>
          <text:p text:style-name="P7"><text:span text:style-name="Strong_20_Emphasis"><text:span text:style-name="T6">Изоляция имен</text:span></text:span><text:span text:style-name="T8">: Пространства имен позволяют изолировать имена переменных, функций и классов от других частей программы. Это означает, что вы можете использовать одно имя для разных объектов в разных частях программы, и эти имена не будут конфликтовать друг с другом.</text:span></text:p>
        </text:list-item>
        <text:list-item>
          <text:p text:style-name="P7"><text:span text:style-name="Strong_20_Emphasis"><text:span text:style-name="T6">Организация кода</text:span></text:span><text:span text:style-name="T8">: Пространства имен помогают организовывать код и делают его более читаемым и управляемым.</text:span></text:p>
        </text:list-item>
        <text:list-item>
          <text:p text:style-name="P38"><text:span text:style-name="Strong_20_Emphasis"><text:span text:style-name="T6">Управление областью видимости</text:span></text:span><text:span text:style-name="T8">: Пространства имен определяют область видимости и доступности переменных и объектов в программе.</text:span></text:p>
        </text:list-item>
      </text:list>
      <text:p text:style-name="P31"><text:span text:style-name="Strong_20_Emphasis"><text:span text:style-name="T6">Примеры пространства имен в Python:</text:span></text:span></text:p>
      <text:list xml:id="list536823041856282215" text:style-name="L5">
        <text:list-item>
          <text:p text:style-name="P8"><text:span text:style-name="Strong_20_Emphasis"><text:span text:style-name="T2">Глобальное пространство имен</text:span></text:span><text:span text:style-name="T4">: Это пространство имен, которое доступно во всей программе. В нем находятся глобальные переменные, функции.</text:span></text:p>
        </text:list-item>
      </text:list>
      <text:p text:style-name="P53"><text:span text:style-name="Source_20_Text"><text:span text:style-name="T12">global_var = </text:span></text:span><text:span text:style-name="Source_20_Text"><text:span text:style-name="T17">10</text:span></text:span></text:p>
      <text:p text:style-name="P55"><text:soft-page-break/></text:p>
      <text:p text:style-name="P55"><text:span text:style-name="Source_20_Text"><text:span text:style-name="T11">def</text:span></text:span><text:span text:style-name="Source_20_Text"><text:span text:style-name="T12"> </text:span></text:span><text:span text:style-name="Source_20_Text"><text:span text:style-name="T16">my_function</text:span></text:span><text:span text:style-name="Source_20_Text"><text:span text:style-name="T12">():</text:span></text:span></text:p>
      <text:p text:style-name="P55"><text:span text:style-name="Source_20_Text"><text:span text:style-name="T15"><text:s text:c="4"/></text:span></text:span><text:span text:style-name="Source_20_Text"><text:span text:style-name="T16">print</text:span></text:span><text:span text:style-name="Source_20_Text"><text:span text:style-name="T12">(global_var)</text:span></text:span></text:p>
      <text:p text:style-name="P50"/>
      <text:p text:style-name="P31"><text:span text:style-name="T10"> </text:span><text:span text:style-name="Strong_20_Emphasis"><text:span text:style-name="T6">Локальное пространство имен</text:span></text:span><text:span text:style-name="T8">: Это пространство имен, ограниченное областью действия определенной функции или метода.</text:span></text:p>
      <text:p text:style-name="P53"><text:span text:style-name="Source_20_Text"><text:span text:style-name="T12">def </text:span></text:span><text:span text:style-name="Source_20_Text"><text:span text:style-name="T16">my_function</text:span></text:span><text:span text:style-name="Source_20_Text"><text:span text:style-name="T12">():</text:span></text:span></text:p>
      <text:p text:style-name="P55"><text:span text:style-name="Source_20_Text"><text:span text:style-name="T15"><text:s text:c="4"/></text:span></text:span><text:span text:style-name="Source_20_Text"><text:span text:style-name="T12">local_var = </text:span></text:span><text:span text:style-name="Source_20_Text"><text:span text:style-name="T17">20</text:span></text:span></text:p>
      <text:p text:style-name="P50"><text:span text:style-name="Source_20_Text"><text:span text:style-name="T15"><text:s text:c="4"/></text:span></text:span><text:span text:style-name="Source_20_Text"><text:span text:style-name="T16">print</text:span></text:span><text:span text:style-name="Source_20_Text"><text:span text:style-name="T12">(local_var)</text:span></text:span></text:p>
      <text:p text:style-name="P31"><text:span text:style-name="Strong_20_Emphasis"><text:span text:style-name="T6">Пространство имен модуля</text:span></text:span><text:span text:style-name="T8">: Это пространство имен, определенное внутри модуля. Все имена верхнего уровня в модуле являются частью пространства имен модуля.</text:span></text:p>
      <text:p text:style-name="P53"><text:span text:style-name="Source_20_Text"><text:span text:style-name="T20"># module.py</text:span></text:span></text:p>
      <text:p text:style-name="P55"><text:span text:style-name="Source_20_Text"><text:span text:style-name="T12">module_var = </text:span></text:span><text:span text:style-name="Source_20_Text"><text:span text:style-name="T17">30</text:span></text:span></text:p>
      <text:p text:style-name="P55"/>
      <text:p text:style-name="P55"><text:span text:style-name="Source_20_Text"><text:span text:style-name="T11">def</text:span></text:span><text:span text:style-name="Source_20_Text"><text:span text:style-name="T12"> </text:span></text:span><text:span text:style-name="Source_20_Text"><text:span text:style-name="T16">module_function</text:span></text:span><text:span text:style-name="Source_20_Text"><text:span text:style-name="T12">():</text:span></text:span></text:p>
      <text:p text:style-name="P50"><text:span text:style-name="Source_20_Text"><text:span text:style-name="T15"><text:s text:c="4"/></text:span></text:span><text:span text:style-name="Source_20_Text"><text:span text:style-name="T16">print</text:span></text:span><text:span text:style-name="Source_20_Text"><text:span text:style-name="T12">(module_var)</text:span></text:span></text:p>
      <text:p text:style-name="P31"><text:span text:style-name="Strong_20_Emphasis"><text:span text:style-name="T6">Способы избегания перенасыщения пространства имен:</text:span></text:span></text:p>
      <text:list xml:id="list1057546308339695058" text:style-name="L6">
        <text:list-item>
          <text:p text:style-name="P9"><text:span text:style-name="Strong_20_Emphasis"><text:span text:style-name="T6">Использование модулей</text:span></text:span><text:span text:style-name="T8">: Организуйте ваш код в модули. Модули позволяют разделить код на логические блоки и обеспечивают изоляцию пространства имен.</text:span></text:p>
        </text:list-item>
        <text:list-item>
          <text:p text:style-name="P9"><text:span text:style-name="Strong_20_Emphasis"><text:span text:style-name="T6">Избегайте глобальных переменных</text:span></text:span><text:span text:style-name="T8">: Используйте локальные переменные в предпочтении глобальных, когда это возможно. Это помогает избежать загромождения глобального пространства имен.</text:span></text:p>
        </text:list-item>
        <text:list-item>
          <text:p text:style-name="P39"><text:span text:style-name="Strong_20_Emphasis"><text:span text:style-name="T6">Использование пространства имен классов</text:span></text:span><text:span text:style-name="T8">: Определение методов и атрибутов в классах помогает избежать конфликтов имен в глобальном пространстве имен.</text:span></text:p>
        </text:list-item>
      </text:list>
      <text:p text:style-name="P31"><text:span text:style-name="Strong_20_Emphasis"><text:span text:style-name="T6">Уровни доступа:</text:span></text:span></text:p>
      <text:list xml:id="list4943042695720082580" text:style-name="L7">
        <text:list-item>
          <text:p text:style-name="P10"><text:span text:style-name="Strong_20_Emphasis"><text:span text:style-name="T6">Public (Открытый)</text:span></text:span><text:span text:style-name="T8">: Переменные или функции, к которым можно получить доступ из любого места в программе.</text:span></text:p>
        </text:list-item>
        <text:list-item>
          <text:p text:style-name="P10"><text:span text:style-name="Strong_20_Emphasis"><text:span text:style-name="T6">Protected (Защищенный)</text:span></text:span><text:span text:style-name="T8">: Переменные или функции, к которым можно получить доступ только из класса, где они определены, или из подклассов этого класса.</text:span></text:p>
        </text:list-item>
        <text:list-item>
          <text:p text:style-name="P40"><text:span text:style-name="Strong_20_Emphasis"><text:span text:style-name="T6">Private (Приватный)</text:span></text:span><text:span text:style-name="T8">: Переменные или функции, к которым можно получить доступ только внутри класса, где они определены.</text:span></text:p>
        </text:list-item>
      </text:list>
      <text:p text:style-name="P31"><text:span text:style-name="T8">В Python уровни доступа обычно контролируются соглашениями между разработчиками, так как интерпретатор Python не имеет строгой поддержки модификаторов доступа, как в некоторых других языках программирования. Именно соглашения о том, какие имена следует считать "публичными", "защищенными" или "приватными", играют важную роль в организации кода и предотвращении </text:span><text:soft-page-break/><text:span text:style-name="T8">нежелательного доступа к данным и функциям. Эту тему мы изучим более подробно в следующем </text:span><text:a xlink:type="simple" xlink:href="https://stepik.org/course/168486/syllabus" text:style-name="Internet_20_link" text:visited-style-name="Visited_20_Internet_20_Link"><text:span text:style-name="T18">модуле</text:span></text:a><text:span text:style-name="T8">, когда будем учится создавать классы.</text:span></text:p>
      <text:p text:style-name="P2"/>
      <text:section text:style-name="Sect1" text:name="ember4782">
        <text:section text:style-name="Sect1" text:name="ember4783">
          <text:h text:style-name="Heading_20_1" text:outline-level="1">Импорт стандартных модулей</text:h>
          <text:p text:style-name="P18">Импорт стандартных модулей в Python является важной частью разработки приложений, так как стандартная библиотека Python предоставляет множество полезных инструментов для решения различных задач. Вот некоторые подробности о том, как происходит импорт стандартных модулей:</text:p>
          <text:h text:style-name="P60" text:outline-level="3">Импорт модулей</text:h>
          <text:p text:style-name="P4"><text:span text:style-name="T5">Импорт модулей в Python осуществляется с использованием ключевого слова </text:span><text:span text:style-name="Source_20_Text"><text:span text:style-name="T12">import</text:span></text:span><text:span text:style-name="T5">. Синтаксис следующий:</text:span></text:p>
          <text:p text:style-name="P52"><text:span text:style-name="Source_20_Text"><text:span text:style-name="T11">import</text:span></text:span><text:span text:style-name="Source_20_Text"><text:span text:style-name="T12"> имя_модуля</text:span></text:span></text:p>
          <text:p text:style-name="P4"><text:span text:style-name="T5">Например, для импорта модуля </text:span><text:span text:style-name="Source_20_Text"><text:span text:style-name="T12">math</text:span></text:span><text:span text:style-name="T5"> (который предоставляет математические функции), используется следующий код:</text:span></text:p>
          <text:p text:style-name="P52"><text:span text:style-name="Source_20_Text"><text:span text:style-name="T11">import</text:span></text:span><text:span text:style-name="Source_20_Text"><text:span text:style-name="T12"> math</text:span></text:span></text:p>
          <text:p text:style-name="P4"><text:span text:style-name="T5">Чтобы посмотреть все функции содержащиеся в модуле </text:span><text:span text:style-name="Source_20_Text"><text:span text:style-name="T12">math </text:span></text:span><text:span text:style-name="T5">можно использовать функцию </text:span><text:span text:style-name="Source_20_Text"><text:span text:style-name="T12">dir, которая содержит в себе все функции в виде списка имен</text:span></text:span></text:p>
          <text:p text:style-name="P52"><text:span text:style-name="Source_20_Text"><text:span text:style-name="T11">for</text:span></text:span><text:span text:style-name="Source_20_Text"><text:span text:style-name="T12"> </text:span></text:span><text:span text:style-name="Source_20_Text"><text:span text:style-name="T11">fun</text:span></text:span><text:span text:style-name="Source_20_Text"><text:span text:style-name="T12"> </text:span></text:span><text:span text:style-name="Source_20_Text"><text:span text:style-name="T11">in</text:span></text:span><text:span text:style-name="Source_20_Text"><text:span text:style-name="T12"> </text:span></text:span><text:span text:style-name="Source_20_Text"><text:span text:style-name="T16">dir(math)</text:span></text:span><text:span text:style-name="Source_20_Text"><text:span text:style-name="T12">:</text:span></text:span></text:p>
          <text:p text:style-name="P54"><text:span text:style-name="Source_20_Text"><text:span text:style-name="T15"><text:s text:c="3"/></text:span></text:span><text:span text:style-name="Source_20_Text"><text:span text:style-name="T12">print(</text:span></text:span><text:span text:style-name="Source_20_Text"><text:span text:style-name="T11">fun</text:span></text:span><text:span text:style-name="Source_20_Text"><text:span text:style-name="T12">)</text:span></text:span></text:p>
          <text:h text:style-name="P60" text:outline-level="3">Использование функций и переменных из модуля</text:h>
          <text:p text:style-name="P18">После импорта модуля вы можете использовать его функции и переменные, обращаясь к ним через имя модуля, точку и имя функции или переменной. Пример:</text:p>
          <text:p text:style-name="P52"><text:span text:style-name="Source_20_Text"><text:span text:style-name="T12">import </text:span></text:span><text:span text:style-name="Source_20_Text"><text:span text:style-name="T16">math</text:span></text:span></text:p>
          <text:p text:style-name="P54"/>
          <text:p text:style-name="P54"><text:span text:style-name="Source_20_Text"><text:span text:style-name="T12">result = </text:span></text:span><text:span text:style-name="Source_20_Text"><text:span text:style-name="T16">math</text:span></text:span><text:span text:style-name="Source_20_Text"><text:span text:style-name="T12">.</text:span></text:span><text:span text:style-name="Source_20_Text"><text:span text:style-name="T16">sqrt</text:span></text:span><text:span text:style-name="Source_20_Text"><text:span text:style-name="T12">(</text:span></text:span><text:span text:style-name="Source_20_Text"><text:span text:style-name="T17">25</text:span></text:span><text:span text:style-name="Source_20_Text"><text:span text:style-name="T12">) <text:s/># используем функцию </text:span></text:span><text:span text:style-name="Source_20_Text"><text:span text:style-name="T16">sqrt</text:span></text:span><text:span text:style-name="Source_20_Text"><text:span text:style-name="T12"> из модуля </text:span></text:span><text:span text:style-name="Source_20_Text"><text:span text:style-name="T16">math</text:span></text:span></text:p>
          <text:p text:style-name="P54"><text:span text:style-name="Source_20_Text"><text:span text:style-name="T16">print</text:span></text:span><text:span text:style-name="Source_20_Text"><text:span text:style-name="T12">(result)</text:span></text:span></text:p>
          <text:h text:style-name="P60" text:outline-level="3">Импорт определенных функций или переменных</text:h>
          <text:p text:style-name="P18">Иногда бывает удобно импортировать только определенные функции или переменные из модуля, чтобы не загружать весь модуль. Это делается с <text:soft-page-break/>помощью следующего синтаксиса:</text:p>
          <text:p text:style-name="P52"><text:span text:style-name="Source_20_Text"><text:span text:style-name="T11">from</text:span></text:span><text:span text:style-name="Source_20_Text"><text:span text:style-name="T12"> имя_модуля </text:span></text:span><text:span text:style-name="Source_20_Text"><text:span text:style-name="T11">import</text:span></text:span><text:span text:style-name="Source_20_Text"><text:span text:style-name="T12"> имя_функции, имя_переменной</text:span></text:span></text:p>
          <text:p text:style-name="P4"><text:span text:style-name="Strong_20_Emphasis"><text:span text:style-name="T3">Пример:</text:span></text:span></text:p>
          <text:p text:style-name="P52"><text:span text:style-name="Source_20_Text"><text:span text:style-name="T12">from </text:span></text:span><text:span text:style-name="Source_20_Text"><text:span text:style-name="T16">math</text:span></text:span><text:span text:style-name="Source_20_Text"><text:span text:style-name="T12"> import </text:span></text:span><text:span text:style-name="Source_20_Text"><text:span text:style-name="T16">sqrt</text:span></text:span><text:span text:style-name="Source_20_Text"><text:span text:style-name="T12">, </text:span></text:span><text:span text:style-name="Source_20_Text"><text:span text:style-name="T16">pi</text:span></text:span></text:p>
          <text:p text:style-name="P54"/>
          <text:p text:style-name="P54"><text:span text:style-name="Source_20_Text"><text:span text:style-name="T12">result = </text:span></text:span><text:span text:style-name="Source_20_Text"><text:span text:style-name="T16">sqrt</text:span></text:span><text:span text:style-name="Source_20_Text"><text:span text:style-name="T12">(</text:span></text:span><text:span text:style-name="Source_20_Text"><text:span text:style-name="T17">25</text:span></text:span><text:span text:style-name="Source_20_Text"><text:span text:style-name="T12">) <text:s/># теперь мы можем использовать </text:span></text:span><text:span text:style-name="Source_20_Text"><text:span text:style-name="T16">sqrt</text:span></text:span><text:span text:style-name="Source_20_Text"><text:span text:style-name="T12"> без префикса </text:span></text:span><text:span text:style-name="Source_20_Text"><text:span text:style-name="T16">math</text:span></text:span></text:p>
          <text:p text:style-name="P54"><text:span text:style-name="Source_20_Text"><text:span text:style-name="T16">print</text:span></text:span><text:span text:style-name="Source_20_Text"><text:span text:style-name="T12">(result)</text:span></text:span></text:p>
          <text:p text:style-name="P54"/>
          <text:p text:style-name="P54"><text:span text:style-name="Source_20_Text"><text:span text:style-name="T16">print</text:span></text:span><text:span text:style-name="Source_20_Text"><text:span text:style-name="T12">(</text:span></text:span><text:span text:style-name="Source_20_Text"><text:span text:style-name="T16">pi</text:span></text:span><text:span text:style-name="Source_20_Text"><text:span text:style-name="T12">) <text:s/># прямой доступ к переменной </text:span></text:span><text:span text:style-name="Source_20_Text"><text:span text:style-name="T16">pi</text:span></text:span><text:span text:style-name="Source_20_Text"><text:span text:style-name="T12"> из модуля </text:span></text:span><text:span text:style-name="Source_20_Text"><text:span text:style-name="T16">math</text:span></text:span></text:p>
          <text:p text:style-name="P24"> </text:p>
          <text:h text:style-name="P60" text:outline-level="3">Импорт всего модуля с псевдонимом</text:h>
          <text:p text:style-name="P4"><text:span text:style-name="T5">Иногда модули имеют длинные имена, и их часто импортируют с использованием псевдонима (алиаса). Это делается с помощью ключевого слова </text:span><text:span text:style-name="Source_20_Text"><text:span text:style-name="T12">as</text:span></text:span><text:span text:style-name="T5">. Пример:</text:span></text:p>
          <text:p text:style-name="P52"><text:span text:style-name="Source_20_Text"><text:span text:style-name="T11">import</text:span></text:span><text:span text:style-name="Source_20_Text"><text:span text:style-name="T12"> very_long_module_name </text:span></text:span><text:span text:style-name="Source_20_Text"><text:span text:style-name="T11">as</text:span></text:span><text:span text:style-name="Source_20_Text"><text:span text:style-name="T12"> vlmn</text:span></text:span></text:p>
          <text:p text:style-name="P54"/>
          <text:p text:style-name="P54"><text:span text:style-name="Source_20_Text"><text:span text:style-name="T16">vlmn</text:span></text:span><text:span text:style-name="Source_20_Text"><text:span text:style-name="T12">.some_function()</text:span></text:span></text:p>
          <text:h text:style-name="P60" text:outline-level="3">Импорт всего содержимого модуля (не рекомендуется)</text:h>
          <text:p text:style-name="P4"><text:span text:style-name="T5">Также возможен импорт всего содержимого модуля с использованием звездочки </text:span><text:span text:style-name="Source_20_Text"><text:span text:style-name="T12">*</text:span></text:span><text:span text:style-name="T5">. Однако такой способ не рекомендуется, так как он может внести в ваш код много неясности и конфликтов. Пример:</text:span></text:p>
          <text:p text:style-name="P52"><text:span text:style-name="Source_20_Text"><text:span text:style-name="T11">from</text:span></text:span><text:span text:style-name="Source_20_Text"><text:span text:style-name="T12"> math </text:span></text:span><text:span text:style-name="Source_20_Text"><text:span text:style-name="T11">import</text:span></text:span><text:span text:style-name="Source_20_Text"><text:span text:style-name="T12"> *</text:span></text:span></text:p>
          <text:h text:style-name="P60" text:outline-level="3">Импорт модулей из подпакетов</text:h>
          <text:p text:style-name="P18">Если у вас есть подпакет в стандартной библиотеке, вы можете импортировать модули из этого подпакета аналогичным образом, как вы импортируете модули. Например:</text:p>
          <text:p text:style-name="P52"><text:span text:style-name="Source_20_Text"><text:span text:style-name="T12">import </text:span></text:span><text:span text:style-name="Source_20_Text"><text:span text:style-name="T16">os</text:span></text:span><text:span text:style-name="Source_20_Text"><text:span text:style-name="T12">.</text:span></text:span><text:span text:style-name="Source_20_Text"><text:span text:style-name="T16">path</text:span></text:span><text:span text:style-name="Source_20_Text"><text:span text:style-name="T12"> <text:s/># импорт модуля </text:span></text:span><text:span text:style-name="Source_20_Text"><text:span text:style-name="T16">path</text:span></text:span><text:span text:style-name="Source_20_Text"><text:span text:style-name="T12"> из подпакета </text:span></text:span><text:span text:style-name="Source_20_Text"><text:span text:style-name="T16">os</text:span></text:span></text:p>
          <text:p text:style-name="P18">Импорт стандартных модулей в Python предоставляет множество возможностей для эффективной и чистой разработки. Хорошая практика - явно указывать, какие функции и переменные вы используете из каждого модуля, чтобы улучшить читаемость кода и избежать конфликтов имен.</text:p>
        </text:section>
      </text:section>
      <text:h text:style-name="P57" text:outline-level="3"><text:soft-page-break/>Стандартные модули Python</text:h>
      <text:p text:style-name="P32">Python предоставляет множество стандартных модулей, которые расширяют функциональность языка для различных задач. Вот некоторые из основных стандартных модулей Python:</text:p>
      <text:list xml:id="list6278582689438573094" text:style-name="L8">
        <text:list-item>
          <text:p text:style-name="P11"><text:span text:style-name="Strong_20_Emphasis"><text:span text:style-name="T6">math</text:span></text:span><text:span text:style-name="T8">: Математические функции.</text:span></text:p>
        </text:list-item>
        <text:list-item>
          <text:p text:style-name="P11"><text:span text:style-name="Strong_20_Emphasis"><text:span text:style-name="T6">random</text:span></text:span><text:span text:style-name="T8">: Генерация случайных чисел.</text:span></text:p>
        </text:list-item>
        <text:list-item>
          <text:p text:style-name="P11"><text:span text:style-name="Strong_20_Emphasis"><text:span text:style-name="T6">datetime</text:span></text:span><text:span text:style-name="T8">: Работа с датой и временем.</text:span></text:p>
        </text:list-item>
        <text:list-item>
          <text:p text:style-name="P11"><text:span text:style-name="Strong_20_Emphasis"><text:span text:style-name="T6">os</text:span></text:span><text:span text:style-name="T8">: Взаимодействие с операционной системой (например, работа с файлами и директориями).</text:span></text:p>
        </text:list-item>
        <text:list-item>
          <text:p text:style-name="P11"><text:span text:style-name="Strong_20_Emphasis"><text:span text:style-name="T6">sys</text:span></text:span><text:span text:style-name="T8">: Взаимодействие с интерпретатором Python и системными настройками.</text:span></text:p>
        </text:list-item>
        <text:list-item>
          <text:p text:style-name="P11"><text:span text:style-name="Strong_20_Emphasis"><text:span text:style-name="T6">json</text:span></text:span><text:span text:style-name="T8">: Работа с форматом данных JSON.</text:span></text:p>
        </text:list-item>
        <text:list-item>
          <text:p text:style-name="P11"><text:span text:style-name="Strong_20_Emphasis"><text:span text:style-name="T6">urllib</text:span></text:span><text:span text:style-name="T8">: Работа с URL-адресами и выполнение HTTP-запросов.</text:span></text:p>
        </text:list-item>
        <text:list-item>
          <text:p text:style-name="P11"><text:span text:style-name="Strong_20_Emphasis"><text:span text:style-name="T6">re</text:span></text:span><text:span text:style-name="T8">: Регулярные выражения.</text:span></text:p>
        </text:list-item>
        <text:list-item>
          <text:p text:style-name="P11"><text:span text:style-name="Strong_20_Emphasis"><text:span text:style-name="T6">collections</text:span></text:span><text:span text:style-name="T8">: Дополнительные структуры данных (например, OrderedDict, Counter).</text:span></text:p>
        </text:list-item>
        <text:list-item>
          <text:p text:style-name="P11"><text:span text:style-name="Strong_20_Emphasis"><text:span text:style-name="T6">itertools</text:span></text:span><text:span text:style-name="T8">: Инструменты для создания итераторов и операций с ними.</text:span></text:p>
        </text:list-item>
        <text:list-item>
          <text:p text:style-name="P11"><text:span text:style-name="Strong_20_Emphasis"><text:span text:style-name="T6">sqlite3</text:span></text:span><text:span text:style-name="T8">: Взаимодействие с базой данных SQLite.</text:span></text:p>
        </text:list-item>
        <text:list-item>
          <text:p text:style-name="P11"><text:span text:style-name="Strong_20_Emphasis"><text:span text:style-name="T6">pickle</text:span></text:span><text:span text:style-name="T8">: Сериализация и десериализация объектов Python.</text:span></text:p>
        </text:list-item>
        <text:list-item>
          <text:p text:style-name="P11"><text:span text:style-name="Strong_20_Emphasis"><text:span text:style-name="T6">csv</text:span></text:span><text:span text:style-name="T8">: Работа с файлами формата CSV.</text:span></text:p>
        </text:list-item>
        <text:list-item>
          <text:p text:style-name="P11"><text:span text:style-name="Strong_20_Emphasis"><text:span text:style-name="T6">email</text:span></text:span><text:span text:style-name="T8">: Работа с электронной почтой.</text:span></text:p>
        </text:list-item>
        <text:list-item>
          <text:p text:style-name="P11"><text:span text:style-name="Strong_20_Emphasis"><text:span text:style-name="T6">socket</text:span></text:span><text:span text:style-name="T8">: Низкоуровневая работа с сетевыми сокетами.</text:span></text:p>
        </text:list-item>
        <text:list-item>
          <text:p text:style-name="P11"><text:span text:style-name="Strong_20_Emphasis"><text:span text:style-name="T6">argparse</text:span></text:span><text:span text:style-name="T8">: Обработка аргументов командной строки.</text:span></text:p>
        </text:list-item>
        <text:list-item>
          <text:p text:style-name="P11"><text:span text:style-name="Strong_20_Emphasis"><text:span text:style-name="T6">logging</text:span></text:span><text:span text:style-name="T8">: Система логирования.</text:span></text:p>
        </text:list-item>
        <text:list-item>
          <text:p text:style-name="P41"><text:span text:style-name="Strong_20_Emphasis"><text:span text:style-name="T6">subprocess</text:span></text:span><text:span text:style-name="T8">: Запуск и управление внешними процессами.</text:span></text:p>
        </text:list-item>
      </text:list>
      <text:p text:style-name="P32">Это лишь небольшой список. Существует множество других модулей, предоставляющих различные возможности для разработки в различных областях.</text:p>
      <text:h text:style-name="Heading_20_3" text:outline-level="3"><text:span text:style-name="T9">Cписок некоторых математических функций, предоставляемых модулем </text:span><text:span text:style-name="Source_20_Text"><text:span text:style-name="T14">math</text:span></text:span><text:span text:style-name="T9"> в Python:</text:span></text:h>
      <text:list xml:id="list8046114177407385771" text:style-name="L9">
        <text:list-item>
          <text:p text:style-name="P12"><text:span text:style-name="Strong_20_Emphasis"><text:span text:style-name="T2">Арифметические функции:</text:span></text:span></text:p>
          <text:list>
            <text:list-item>
              <text:p text:style-name="P12"><text:span text:style-name="Source_20_Text"><text:span text:style-name="T12">math.ceil(x)</text:span></text:span><text:span text:style-name="T4">: Возвращает наименьшее целое число, не меньшее x.</text:span></text:p>
            </text:list-item>
            <text:list-item>
              <text:p text:style-name="P12"><text:span text:style-name="Source_20_Text"><text:span text:style-name="T12">math.floor(x)</text:span></text:span><text:span text:style-name="T4">: Возвращает наибольшее целое число, не большее x.</text:span></text:p>
            </text:list-item>
            <text:list-item>
              <text:p text:style-name="P12"><text:span text:style-name="Source_20_Text"><text:span text:style-name="T12">math.trunc(x)</text:span></text:span><text:span text:style-name="T4">: Возвращает целую часть числа x.</text:span></text:p>
            </text:list-item>
          </text:list>
        </text:list-item>
        <text:list-item>
          <text:p text:style-name="P12"><text:span text:style-name="Strong_20_Emphasis"><text:span text:style-name="T2">Экспоненциальные и логарифмические функции:</text:span></text:span></text:p>
          <text:list>
            <text:list-item>
              <text:p text:style-name="P12"><text:soft-page-break/><text:span text:style-name="Source_20_Text"><text:span text:style-name="T12">math.exp(x)</text:span></text:span><text:span text:style-name="T4">: Возвращает e в степени x.</text:span></text:p>
            </text:list-item>
            <text:list-item>
              <text:p text:style-name="P12"><text:span text:style-name="Source_20_Text"><text:span text:style-name="T12">math.log(x[, base])</text:span></text:span><text:span text:style-name="T4">: Возвращает натуральный логарифм x. Если указан параметр base, возвращает логарифм x по указанному основанию.</text:span></text:p>
            </text:list-item>
            <text:list-item>
              <text:p text:style-name="P12"><text:span text:style-name="Source_20_Text"><text:span text:style-name="T12">math.log10(x)</text:span></text:span><text:span text:style-name="T4">: Возвращает десятичный логарифм x.</text:span></text:p>
            </text:list-item>
          </text:list>
        </text:list-item>
        <text:list-item>
          <text:p text:style-name="P12"><text:span text:style-name="Strong_20_Emphasis"><text:span text:style-name="T2">Тригонометрические функции:</text:span></text:span></text:p>
          <text:list>
            <text:list-item>
              <text:p text:style-name="P12"><text:span text:style-name="Source_20_Text"><text:span text:style-name="T12">math.sin(x)</text:span></text:span><text:span text:style-name="T4">, </text:span><text:span text:style-name="Source_20_Text"><text:span text:style-name="T12">math.cos(x)</text:span></text:span><text:span text:style-name="T4">, </text:span><text:span text:style-name="Source_20_Text"><text:span text:style-name="T12">math.tan(x)</text:span></text:span><text:span text:style-name="T4">: Синус, косинус и тангенс угла x (в радианах).</text:span></text:p>
            </text:list-item>
            <text:list-item>
              <text:p text:style-name="P12"><text:span text:style-name="Source_20_Text"><text:span text:style-name="T12">math.asin(x)</text:span></text:span><text:span text:style-name="T4">, </text:span><text:span text:style-name="Source_20_Text"><text:span text:style-name="T12">math.acos(x)</text:span></text:span><text:span text:style-name="T4">, </text:span><text:span text:style-name="Source_20_Text"><text:span text:style-name="T12">math.atan(x)</text:span></text:span><text:span text:style-name="T4">: Обратные тригонометрические функции.</text:span></text:p>
            </text:list-item>
          </text:list>
        </text:list-item>
        <text:list-item>
          <text:p text:style-name="P12"><text:span text:style-name="Strong_20_Emphasis"><text:span text:style-name="T2">Гиперболические функции:</text:span></text:span></text:p>
          <text:list>
            <text:list-item>
              <text:p text:style-name="P12"><text:span text:style-name="Source_20_Text"><text:span text:style-name="T12">math.sinh(x)</text:span></text:span><text:span text:style-name="T4">, </text:span><text:span text:style-name="Source_20_Text"><text:span text:style-name="T12">math.cosh(x)</text:span></text:span><text:span text:style-name="T4">, </text:span><text:span text:style-name="Source_20_Text"><text:span text:style-name="T12">math.tanh(x)</text:span></text:span><text:span text:style-name="T4">: Гиперболический синус, косинус и тангенс.</text:span></text:p>
            </text:list-item>
          </text:list>
        </text:list-item>
        <text:list-item>
          <text:p text:style-name="P12"><text:span text:style-name="Strong_20_Emphasis"><text:span text:style-name="T2">Степенные и корневые функции:</text:span></text:span></text:p>
          <text:list>
            <text:list-item>
              <text:p text:style-name="P12"><text:span text:style-name="Source_20_Text"><text:span text:style-name="T12">math.sqrt(x)</text:span></text:span><text:span text:style-name="T4">: Квадратный корень из x.</text:span></text:p>
            </text:list-item>
            <text:list-item>
              <text:p text:style-name="P12"><text:span text:style-name="Source_20_Text"><text:span text:style-name="T12">math.pow(x, y)</text:span></text:span><text:span text:style-name="T4">: x в степени y.</text:span></text:p>
            </text:list-item>
          </text:list>
        </text:list-item>
        <text:list-item>
          <text:p text:style-name="P12"><text:span text:style-name="Strong_20_Emphasis"><text:span text:style-name="T2">Угловые преобразования:</text:span></text:span></text:p>
          <text:list>
            <text:list-item>
              <text:p text:style-name="P12"><text:span text:style-name="Source_20_Text"><text:span text:style-name="T12">math.degrees(x)</text:span></text:span><text:span text:style-name="T4">: Преобразует угол x из радиан в градусы.</text:span></text:p>
            </text:list-item>
            <text:list-item>
              <text:p text:style-name="P12"><text:span text:style-name="Source_20_Text"><text:span text:style-name="T12">math.radians(x)</text:span></text:span><text:span text:style-name="T4">: Преобразует угол x из градусов в радианы.</text:span></text:p>
            </text:list-item>
          </text:list>
        </text:list-item>
        <text:list-item>
          <text:p text:style-name="P12"><text:span text:style-name="Strong_20_Emphasis"><text:span text:style-name="T2">Константы:</text:span></text:span></text:p>
          <text:list>
            <text:list-item>
              <text:p text:style-name="P12"><text:span text:style-name="Source_20_Text"><text:span text:style-name="T12">math.pi</text:span></text:span><text:span text:style-name="T4">: Число π (пи).</text:span></text:p>
            </text:list-item>
            <text:list-item>
              <text:p text:style-name="P42"><text:span text:style-name="Source_20_Text"><text:span text:style-name="T12">math.e</text:span></text:span><text:span text:style-name="T4">: Число e (экспонента).</text:span></text:p>
            </text:list-item>
          </text:list>
        </text:list-item>
      </text:list>
      <text:p text:style-name="P31"><text:span text:style-name="T8">Это лишь часть функций, доступных в модуле </text:span><text:span text:style-name="Source_20_Text"><text:span text:style-name="T12">math</text:span></text:span><text:span text:style-name="T8">. Более подробную информацию о функциях и константах вы можете найти в документации по модулю math.</text:span></text:p>
      <text:h text:style-name="P57" text:outline-level="3">Некоторые методы библиотеки datetime</text:h>
      <text:p text:style-name="P31"><text:span text:style-name="T8">Библиотека </text:span><text:span text:style-name="Source_20_Text"><text:span text:style-name="T12">datetime</text:span></text:span><text:span text:style-name="T8"> в Python предоставляет множество методов для работы с датами и временем. Вот некоторые из наиболее часто используемых методов:</text:span></text:p>
      <text:p text:style-name="P31"><text:span text:style-name="T8">1. </text:span><text:span text:style-name="Strong_20_Emphasis"><text:span text:style-name="Source_20_Text"><text:span text:style-name="T13">datetime.now()</text:span></text:span></text:span><text:span text:style-name="T8">: Возвращает объект </text:span><text:span text:style-name="Source_20_Text"><text:span text:style-name="T12">datetime</text:span></text:span><text:span text:style-name="T8">, представляющий текущую дату и время.</text:span></text:p>
      <text:p text:style-name="P53"><text:span text:style-name="Source_20_Text"><text:span text:style-name="T11">from</text:span></text:span><text:span text:style-name="Source_20_Text"><text:span text:style-name="T12"> datetime </text:span></text:span><text:span text:style-name="Source_20_Text"><text:span text:style-name="T11">import</text:span></text:span><text:span text:style-name="Source_20_Text"><text:span text:style-name="T12"> datetime</text:span></text:span></text:p>
      <text:p text:style-name="P55"/>
      <text:p text:style-name="P55"><text:soft-page-break/><text:span text:style-name="Source_20_Text"><text:span text:style-name="T12">current_datetime = datetime.now()</text:span></text:span></text:p>
      <text:p text:style-name="P50"><text:span text:style-name="Source_20_Text"><text:span text:style-name="T16">print</text:span></text:span><text:span text:style-name="Source_20_Text"><text:span text:style-name="T12">(current_datetime)</text:span></text:span></text:p>
      <text:p text:style-name="P31"><text:span text:style-name="T10"> </text:span><text:span text:style-name="T8">2. </text:span><text:span text:style-name="Strong_20_Emphasis"><text:span text:style-name="Source_20_Text"><text:span text:style-name="T13">datetime(year, month, day, hour, minute, second)</text:span></text:span></text:span><text:span text:style-name="T8">: Создает объект </text:span><text:span text:style-name="Source_20_Text"><text:span text:style-name="T12">datetime</text:span></text:span><text:span text:style-name="T8"> с указанными атрибутами.</text:span></text:p>
      <text:p text:style-name="P53"><text:span text:style-name="Source_20_Text"><text:span text:style-name="T12">custom_datetime = datetime(</text:span></text:span><text:span text:style-name="Source_20_Text"><text:span text:style-name="T17">2023</text:span></text:span><text:span text:style-name="Source_20_Text"><text:span text:style-name="T12">, </text:span></text:span><text:span text:style-name="Source_20_Text"><text:span text:style-name="T17">7</text:span></text:span><text:span text:style-name="Source_20_Text"><text:span text:style-name="T12">, </text:span></text:span><text:span text:style-name="Source_20_Text"><text:span text:style-name="T17">15</text:span></text:span><text:span text:style-name="Source_20_Text"><text:span text:style-name="T12">, </text:span></text:span><text:span text:style-name="Source_20_Text"><text:span text:style-name="T17">12</text:span></text:span><text:span text:style-name="Source_20_Text"><text:span text:style-name="T12">, </text:span></text:span><text:span text:style-name="Source_20_Text"><text:span text:style-name="T17">30</text:span></text:span><text:span text:style-name="Source_20_Text"><text:span text:style-name="T12">, </text:span></text:span><text:span text:style-name="Source_20_Text"><text:span text:style-name="T17">0</text:span></text:span><text:span text:style-name="Source_20_Text"><text:span text:style-name="T12">)</text:span></text:span></text:p>
      <text:p text:style-name="P50"><text:span text:style-name="Source_20_Text"><text:span text:style-name="T12">print(</text:span></text:span><text:span text:style-name="Source_20_Text"><text:span text:style-name="T11">custom_datetime</text:span></text:span><text:span text:style-name="Source_20_Text"><text:span text:style-name="T12">)</text:span></text:span></text:p>
      <text:p text:style-name="P31"><text:span text:style-name="T8">3. </text:span><text:span text:style-name="Strong_20_Emphasis"><text:span text:style-name="Source_20_Text"><text:span text:style-name="T13">datetime.strptime(date_string, format)</text:span></text:span></text:span><text:span text:style-name="T8">: Преобразует строку в объект </text:span><text:span text:style-name="Source_20_Text"><text:span text:style-name="T12">datetime</text:span></text:span><text:span text:style-name="T8"> в соответствии с указанным форматом.</text:span></text:p>
      <text:p text:style-name="P53"><text:span text:style-name="Source_20_Text"><text:span text:style-name="T12">date_string = </text:span></text:span><text:span text:style-name="Source_20_Text"><text:span text:style-name="T21">'2023-07-15'</text:span></text:span></text:p>
      <text:p text:style-name="P55"><text:span text:style-name="Source_20_Text"><text:span text:style-name="T12">custom_datetime = datetime.strptime(date_string, </text:span></text:span><text:span text:style-name="Source_20_Text"><text:span text:style-name="T21">'%Y-%m-%d'</text:span></text:span><text:span text:style-name="Source_20_Text"><text:span text:style-name="T12">)</text:span></text:span></text:p>
      <text:p text:style-name="P50"><text:span text:style-name="Source_20_Text"><text:span text:style-name="T16">print</text:span></text:span><text:span text:style-name="Source_20_Text"><text:span text:style-name="T12">(custom_datetime)</text:span></text:span></text:p>
      <text:p text:style-name="P31"><text:span text:style-name="T8">4. </text:span><text:span text:style-name="Strong_20_Emphasis"><text:span text:style-name="Source_20_Text"><text:span text:style-name="T13">datetime.strftime(format)</text:span></text:span></text:span><text:span text:style-name="T8">: Преобразует объект </text:span><text:span text:style-name="Source_20_Text"><text:span text:style-name="T12">datetime</text:span></text:span><text:span text:style-name="T8"> в строку в соответствии с указанным форматом.</text:span></text:p>
      <text:p text:style-name="P53"><text:span text:style-name="Source_20_Text"><text:span text:style-name="T12">custom_datetime = date</text:span></text:span><text:span text:style-name="Source_20_Text"><text:span text:style-name="T16">time</text:span></text:span><text:span text:style-name="Source_20_Text"><text:span text:style-name="T12">(</text:span></text:span><text:span text:style-name="Source_20_Text"><text:span text:style-name="T17">2023</text:span></text:span><text:span text:style-name="Source_20_Text"><text:span text:style-name="T12">, </text:span></text:span><text:span text:style-name="Source_20_Text"><text:span text:style-name="T17">7</text:span></text:span><text:span text:style-name="Source_20_Text"><text:span text:style-name="T12">, </text:span></text:span><text:span text:style-name="Source_20_Text"><text:span text:style-name="T17">15</text:span></text:span><text:span text:style-name="Source_20_Text"><text:span text:style-name="T12">)</text:span></text:span></text:p>
      <text:p text:style-name="P55"><text:span text:style-name="Source_20_Text"><text:span text:style-name="T12">formatted_date = custom_datetime.strf</text:span></text:span><text:span text:style-name="Source_20_Text"><text:span text:style-name="T16">time</text:span></text:span><text:span text:style-name="Source_20_Text"><text:span text:style-name="T12">(</text:span></text:span><text:span text:style-name="Source_20_Text"><text:span text:style-name="T20">'%Y-%m-%d')</text:span></text:span></text:p>
      <text:p text:style-name="P50"><text:span text:style-name="Source_20_Text"><text:span text:style-name="T12">pr</text:span></text:span><text:span text:style-name="Source_20_Text"><text:span text:style-name="T16">int</text:span></text:span><text:span text:style-name="Source_20_Text"><text:span text:style-name="T12">(formatted_date)</text:span></text:span></text:p>
      <text:p text:style-name="P31"><text:span text:style-name="T10"> </text:span><text:span text:style-name="T8">5. </text:span><text:span text:style-name="Strong_20_Emphasis"><text:span text:style-name="Source_20_Text"><text:span text:style-name="T13">datetime.timedelta(days, seconds, microseconds, milliseconds, minutes, hours, weeks)</text:span></text:span></text:span><text:span text:style-name="T8">: Представляет разницу или интервал между двумя датами или временем.</text:span></text:p>
      <text:p text:style-name="P53"><text:span text:style-name="Source_20_Text"><text:span text:style-name="T11">from</text:span></text:span><text:span text:style-name="Source_20_Text"><text:span text:style-name="T12"> datetime </text:span></text:span><text:span text:style-name="Source_20_Text"><text:span text:style-name="T11">import</text:span></text:span><text:span text:style-name="Source_20_Text"><text:span text:style-name="T12"> timedelta</text:span></text:span></text:p>
      <text:p text:style-name="P55"/>
      <text:p text:style-name="P55"><text:span text:style-name="Source_20_Text"><text:span text:style-name="T20"># Создаем интервал в один день</text:span></text:span></text:p>
      <text:p text:style-name="P55"><text:span text:style-name="Source_20_Text"><text:span text:style-name="T12">one_day = timedelta(days=</text:span></text:span><text:span text:style-name="Source_20_Text"><text:span text:style-name="T17">1</text:span></text:span><text:span text:style-name="Source_20_Text"><text:span text:style-name="T12">)</text:span></text:span></text:p>
      <text:p text:style-name="P55"/>
      <text:p text:style-name="P55"><text:span text:style-name="Source_20_Text"><text:span text:style-name="T20"># Добавляем интервал к текущей дате</text:span></text:span></text:p>
      <text:p text:style-name="P55"><text:span text:style-name="Source_20_Text"><text:span text:style-name="T12">tomorrow = datetime.now() + one_day</text:span></text:span></text:p>
      <text:p text:style-name="P50"><text:span text:style-name="Source_20_Text"><text:span text:style-name="T16">print</text:span></text:span><text:span text:style-name="Source_20_Text"><text:span text:style-name="T12">(tomorrow)</text:span></text:span></text:p>
      <text:p text:style-name="P31"><text:span text:style-name="T8">6. Вы можете использовать объекты </text:span><text:span text:style-name="Source_20_Text"><text:span text:style-name="T12">datetime</text:span></text:span><text:span text:style-name="T8"> для расчета разницы между двумя датами и получения количества дней, лет и т. д. между ними. Вот пример:</text:span></text:p>
      <text:p text:style-name="P53"><text:span text:style-name="Source_20_Text"><text:span text:style-name="T12">from datetime import datetime</text:span></text:span></text:p>
      <text:p text:style-name="P55"/>
      <text:p text:style-name="P55"><text:span text:style-name="Source_20_Text"><text:span text:style-name="T20"># Задаем две даты</text:span></text:span></text:p>
      <text:p text:style-name="P55"><text:span text:style-name="Source_20_Text"><text:span text:style-name="T12">date1 = datetime(1990, 5, 15)</text:span></text:span></text:p>
      <text:p text:style-name="P55"><text:span text:style-name="Source_20_Text"><text:span text:style-name="T12">date2 = datetime(2022, 2, 12)</text:span></text:span></text:p>
      <text:p text:style-name="P55"/>
      <text:p text:style-name="P55"><text:span text:style-name="Source_20_Text"><text:span text:style-name="T20"># Рассчитываем разницу между датами</text:span></text:span></text:p>
      <text:p text:style-name="P55"><text:span text:style-name="Source_20_Text"><text:span text:style-name="T12">delta = date2 - date1</text:span></text:span></text:p>
      <text:p text:style-name="P55"/>
      <text:p text:style-name="P55"><text:span text:style-name="Source_20_Text"><text:span text:style-name="T20"># Получаем количество дней между датами</text:span></text:span></text:p>
      <text:p text:style-name="P55"><text:span text:style-name="Source_20_Text"><text:span text:style-name="T12">days_difference = delta.days</text:span></text:span></text:p>
      <text:p text:style-name="P55"><text:span text:style-name="Source_20_Text"><text:span text:style-name="T12">print(</text:span></text:span><text:span text:style-name="Source_20_Text"><text:span text:style-name="T21">"Количество дней между датами:"</text:span></text:span><text:span text:style-name="Source_20_Text"><text:span text:style-name="T12">, days_difference)</text:span></text:span></text:p>
      <text:p text:style-name="P55"/>
      <text:p text:style-name="P55"><text:span text:style-name="Source_20_Text"><text:span text:style-name="T20"># Получаем количество лет между датами</text:span></text:span></text:p>
      <text:p text:style-name="P55"><text:span text:style-name="Source_20_Text"><text:span text:style-name="T12">years_difference = delta.days / 365</text:span></text:span></text:p>
      <text:p text:style-name="P50"><text:soft-page-break/><text:span text:style-name="Source_20_Text"><text:span text:style-name="T12">print(</text:span></text:span><text:span text:style-name="Source_20_Text"><text:span text:style-name="T21">"Количество лет между датами:"</text:span></text:span><text:span text:style-name="Source_20_Text"><text:span text:style-name="T12">, years_difference)</text:span></text:span></text:p>
      <text:p text:style-name="P31"><text:span text:style-name="T8">Это только небольшой обзор методов библиотеки </text:span><text:span text:style-name="Source_20_Text"><text:span text:style-name="T12">datetime</text:span></text:span><text:span text:style-name="T8">. Она также предоставляет множество других методов для работы с датами, временем, форматами и таймзонами.</text:span></text:p>
      <text:h text:style-name="P65" text:outline-level="1">1.3 Установка сторонних модулей</text:h>
      <text:section text:style-name="Sect3" text:name="ember3289">
        <text:p text:style-name="P2"/>
      </text:section>
      <text:section text:style-name="Sect1" text:name="ember4856">
        <text:section text:style-name="Sect1" text:name="ember4857">
          <text:h text:style-name="P67" text:outline-level="2">1. Подготовительные мероприятия</text:h>
          <text:p text:style-name="P18">Перед начало установки библиотек в новом проекте обязательно создавайте новое виртуальное окружения.</text:p>
          <text:p text:style-name="P18">Можно создать новое виртуальное окружение:</text:p>
          <text:list xml:id="list3110186357678398437" text:style-name="L10">
            <text:list-item>
              <text:p text:style-name="P20">среде pycharm при создании проекта</text:p>
            </text:list-item>
            <text:list-item>
              <text:p text:style-name="P20">в терминале через командную строку</text:p>
            </text:list-item>
          </text:list>
          <text:p text:style-name="P4"><text:span text:style-name="Source_20_Text"><text:span text:style-name="Strong_20_Emphasis"><text:span text:style-name="T13">python3 -m venv имя_окружения</text:span></text:span></text:span><text:span text:style-name="T5"> (рекомендуется называть виртуальное окружение просто </text:span><text:span text:style-name="Strong_20_Emphasis"><text:span text:style-name="T3">venv</text:span></text:span><text:span text:style-name="T5">)</text:span></text:p>
          <text:p text:style-name="P4"><text:span text:style-name="T5">Теперь нужно активировать виртуальное окружение. </text:span><text:span text:style-name="Strong_20_Emphasis"><text:span text:style-name="T3">Виртуальное окружение</text:span></text:span><text:span text:style-name="T5"> (virtual environment) - это изолированная среда Python, которая позволяет вам управлять зависимостями и библиотеками для каждого проекта отдельно. Когда вы активируете виртуальное окружение, ваша команда Python </text:span><text:span text:style-name="Source_20_Text"><text:span text:style-name="T12">python</text:span></text:span><text:span text:style-name="T5"> и </text:span><text:span text:style-name="Source_20_Text"><text:span text:style-name="T12">pip</text:span></text:span><text:span text:style-name="T5"> будут использовать версии и пакеты, установленные в этом окружении, а не в глобальной установке Python.</text:span></text:p>
          <text:p text:style-name="P4"><text:span text:style-name="Source_20_Text"><text:span text:style-name="Strong_20_Emphasis"><text:span text:style-name="T13">venv\Scripts\activate</text:span></text:span></text:span></text:p>
          <text:p text:style-name="P30">активацию также можно сделать либо в терминале Windows либо в терминале Pycharm</text:p>
          <text:h text:style-name="P61" text:outline-level="3"><text:span text:style-name="Strong_20_Emphasis"><text:span text:style-name="T7">Менеджер пакетов pip</text:span></text:span></text:h>
          <text:p text:style-name="P4"><text:span text:style-name="Strong_20_Emphasis"><text:span text:style-name="T3">pip (Python Package Installer)</text:span></text:span><text:span text:style-name="T5"> — это менеджер пакетов для языка программирования Python. Он предназначен для управления установкой, обновлением и удалением пакетов, а также для управления их зависимостями.</text:span></text:p>
          <text:p text:style-name="P4"><text:span text:style-name="T5">Проверить, что в вашем проекте или на ПК доступен </text:span><text:span text:style-name="Strong_20_Emphasis"><text:span text:style-name="T3">pip</text:span></text:span><text:span text:style-name="T5">, можно применяя следующую команду </text:span><text:span text:style-name="Strong_20_Emphasis"><text:span text:style-name="T3">--version </text:span></text:span><text:span text:style-name="T5">или </text:span><text:span text:style-name="Strong_20_Emphasis"><text:span text:style-name="T3">-V</text:span></text:span><text:span text:style-name="T5">:</text:span></text:p>
          <text:p text:style-name="P4"><text:span text:style-name="Strong_20_Emphasis"><text:span text:style-name="Source_20_Text"><text:span text:style-name="T13">pip --version<text:line-break/> pip –V</text:span></text:span></text:span></text:p>
          <text:p text:style-name="P18">Однако, если по какой-то причине его нет, вы можете установить его следующей командой:</text:p>
          <text:p text:style-name="P4"><text:soft-page-break/><text:span text:style-name="Strong_20_Emphasis"><text:span text:style-name="Source_20_Text"><text:span text:style-name="T13">python -m ensurepip --default-pip</text:span></text:span></text:span></text:p>
        </text:section>
      </text:section>
      <text:p text:style-name="P31"><text:span text:style-name="T8"/></text:p>
      <text:h text:style-name="P66" text:outline-level="2">2. Где найти и как установить сторонние модули</text:h>
      <text:p text:style-name="P32">Установка сторонних модулей в Python чрезвычайно важна для расширения функциональности вашего проекта.</text:p>
      <text:h text:style-name="P59" text:outline-level="3"><text:span text:style-name="Strong_20_Emphasis"><text:span text:style-name="T9">1 Python Package Index (PyPI)</text:span></text:span></text:h>
      <text:p text:style-name="P31"><text:span text:style-name="T8">Большинство сторонних модулей </text:span><text:span text:style-name="Strong_20_Emphasis"><text:span text:style-name="T6">Python </text:span></text:span><text:span text:style-name="T8">хранятся в </text:span><text:span text:style-name="Strong_20_Emphasis"><text:span text:style-name="T6">Python Package Index (PyPI)</text:span></text:span><text:span text:style-name="T8">, общем репозитории для Python-пакетов. PyPI содержит тысячи библиотек, которые могут быть установлены с использованием инструмента </text:span><text:span text:style-name="Source_20_Text"><text:span text:style-name="T12">pip</text:span></text:span><text:span text:style-name="T8">:</text:span></text:p>
      <text:p text:style-name="P31"><text:span text:style-name="Strong_20_Emphasis"><text:span text:style-name="Source_20_Text"><text:span text:style-name="T13">pip install package_name</text:span></text:span></text:span></text:p>
      <text:p text:style-name="P32">Например:</text:p>
      <text:p text:style-name="P31"><text:span text:style-name="Strong_20_Emphasis"><text:span text:style-name="Source_20_Text"><text:span text:style-name="T13">pip install requests</text:span></text:span></text:span><text:span text:style-name="T8"><text:line-break/>Это установит библиотеку </text:span><text:span text:style-name="Source_20_Text"><text:span text:style-name="T12">requests</text:span></text:span><text:span text:style-name="T8">, которая широко используется для выполнения </text:span><text:span text:style-name="Strong_20_Emphasis"><text:span text:style-name="T6">HTTP</text:span></text:span><text:span text:style-name="T8">-запросов.</text:span></text:p>
      <text:p text:style-name="P32">Если вам нужна конкретная версия модуля, вы можете указать версию вместе с именем модуля:</text:p>
      <text:p text:style-name="P31"><text:span text:style-name="Strong_20_Emphasis"><text:span text:style-name="Source_20_Text"><text:span text:style-name="T13">pip install requests==2.26.0</text:span></text:span></text:span></text:p>
      <text:p text:style-name="P31"><text:span text:style-name="T8">можно использовать операторы </text:span><text:span text:style-name="Source_20_Text"><text:span text:style-name="T12">&lt;=</text:span></text:span><text:span text:style-name="T8"> (меньше или равно) и </text:span><text:span text:style-name="Source_20_Text"><text:span text:style-name="T12">&gt;=</text:span></text:span><text:span text:style-name="T8"> (больше или равно), чтобы установить модуль в определенном диапазоне версий:</text:span></text:p>
      <text:p text:style-name="P31"><text:span text:style-name="Source_20_Text"><text:span text:style-name="Strong_20_Emphasis"><text:span text:style-name="T13">pip install requests&gt;=2.26.0</text:span></text:span></text:span><text:span text:style-name="T8"><text:line-break/>Это установит </text:span><text:span text:style-name="Source_20_Text"><text:span text:style-name="T12">requests</text:span></text:span><text:span text:style-name="T8"> версии 2.26.0 или более новую.</text:span></text:p>
      <text:p text:style-name="P31"><text:span text:style-name="Source_20_Text"><text:span text:style-name="Strong_20_Emphasis"><text:span text:style-name="T13">pip install requests&lt;=2.26.0</text:span></text:span></text:span></text:p>
      <text:p text:style-name="P31"><text:span text:style-name="T8">Это установит </text:span><text:span text:style-name="Source_20_Text"><text:span text:style-name="T12">requests</text:span></text:span><text:span text:style-name="T8"> версии 2.26.0 или более старую.</text:span></text:p>
      <text:p text:style-name="P31"><text:span text:style-name="Source_20_Text"><text:span text:style-name="Strong_20_Emphasis"><text:span text:style-name="T13">pip install requests&gt;=2.25.0,&lt;=2.26.0</text:span></text:span></text:span></text:p>
      <text:p text:style-name="P31"><text:span text:style-name="T8">Это установит </text:span><text:span text:style-name="Source_20_Text"><text:span text:style-name="T12">requests</text:span></text:span><text:span text:style-name="T8"> в диапазоне от 2.25.0 до 2.26.0 включительно.</text:span></text:p>
      <text:p text:style-name="P32">Для обновления уже установленного модуля до последней версии используйте команду:</text:p>
      <text:p text:style-name="P31"><text:span text:style-name="Strong_20_Emphasis"><text:span text:style-name="Source_20_Text"><text:span text:style-name="T13">pip install --upgrade requests</text:span></text:span></text:span></text:p>
      <text:p text:style-name="P32">Если пакет уже установлен и работает некорректно можно принудительно его переустановить:</text:p>
      <text:p text:style-name="P31"><text:span text:style-name="Source_20_Text"><text:span text:style-name="Strong_20_Emphasis"><text:span text:style-name="T13">pip install --force-reinstall requests</text:span></text:span></text:span></text:p>
      <text:h text:style-name="P59" text:outline-level="3"><text:span text:style-name="Strong_20_Emphasis"><text:span text:style-name="T9">2 Установка из исходных кодов</text:span></text:span></text:h>
      <text:p text:style-name="P32">Некоторые пакеты могут поставляться с исходными кодами. Для установки из исходных кодов используйте:</text:p>
      <text:p text:style-name="P31"><text:span text:style-name="Strong_20_Emphasis"><text:span text:style-name="Source_20_Text"><text:span text:style-name="T13">pip install git+https://github.com/username/repo.git</text:span></text:span></text:span></text:p>
      <text:p text:style-name="P31"><text:span text:style-name="T8">Здесь </text:span><text:span text:style-name="Source_20_Text"><text:span text:style-name="T12">https://github.com/username/repo.git</text:span></text:span><text:span text:style-name="T8"> - URL репозитория на GitHub.</text:span></text:p>
      <text:p text:style-name="P32"><text:soft-page-break/>Установка сторонних модулей является обычной практикой в разработке на Python, и это делает ваш процесс разработки более гибким и расширяемым.</text:p>
      <text:h text:style-name="P58" text:outline-level="3">3 Архивация пакетов</text:h>
      <text:p text:style-name="P31"><text:span text:style-name="T8">При разработке сложных проектов может понадобиться установка большого количества модулей. Постоянно их скачивать из </text:span><text:a xlink:type="simple" xlink:href="https://smartiqa.ru/courses/python/lesson-5#site-packages" office:target-frame-name="_blank" xlink:show="new" text:style-name="Internet_20_link" text:visited-style-name="Visited_20_Internet_20_Link"><text:span text:style-name="T18">репозитория </text:span></text:a><text:a xlink:type="simple" xlink:href="https://smartiqa.ru/courses/python/lesson-5#site-packages" office:target-frame-name="_blank" xlink:show="new" text:style-name="Internet_20_link" text:visited-style-name="Visited_20_Internet_20_Link"><text:span text:style-name="Strong_20_Emphasis"><text:span text:style-name="T19">PyPi</text:span></text:span></text:a><text:span text:style-name="Strong_20_Emphasis"><text:span text:style-name="T6"> </text:span></text:span><text:span text:style-name="T8">трудоемко. Для этого разработан способ загрузки пакетов локально. Они могут находиться в архивах (</text:span><text:span text:style-name="Strong_20_Emphasis"><text:span text:style-name="T6">*.tar.gz</text:span></text:span><text:span text:style-name="T8">) или специальных файлах с расширением </text:span><text:span text:style-name="Strong_20_Emphasis"><text:span text:style-name="T6">.whl</text:span></text:span><text:span text:style-name="T8">. Это удобно и в том случае, если нет доступа в интернет у выбранной машины, и вы заранее создали пакет со всеми необходимыми библиотеками.<text:line-break/><text:line-break/>Для примера запакуем модуль </text:span><text:span text:style-name="Strong_20_Emphasis"><text:span text:style-name="T6">numpy </text:span></text:span><text:span text:style-name="T8">в «колесо» (</text:span><text:span text:style-name="Strong_20_Emphasis"><text:span text:style-name="T6">wheel</text:span></text:span><text:span text:style-name="T8">) и установим его оттуда. </text:span></text:p>
      <text:p text:style-name="P53"><text:span text:style-name="Source_20_Text"><text:span text:style-name="T12">pip wheel </text:span></text:span><text:span text:style-name="Source_20_Text"><text:span text:style-name="T20">--wheel-dir=. numpy</text:span></text:span></text:p>
      <text:p text:style-name="P50"><text:span text:style-name="Source_20_Text"><text:span text:style-name="T12">pip install </text:span></text:span><text:span text:style-name="Source_20_Text"><text:span text:style-name="T20">--no-index --find-links=. numpy</text:span></text:span></text:p>
      <text:p text:style-name="P31"><text:span text:style-name="T8">Вначале мы создали специальный локальный пакет </text:span><text:span text:style-name="Strong_20_Emphasis"><text:span text:style-name="T6">NumPy </text:span></text:span><text:span text:style-name="T8">и поместили его в текущую папку (о чем свидетельствует точка). В директории создался файл </text:span><text:span text:style-name="Strong_20_Emphasis"><text:span text:style-name="T6">numpy-1.19.2-cp38-cp38-win32.whl</text:span></text:span><text:span text:style-name="T8">. На его основании даже без интернета мы легко сможем установить данную библиотеку. Команда </text:span><text:span text:style-name="Strong_20_Emphasis"><text:span text:style-name="T6">«--no-index»</text:span></text:span><text:span text:style-name="T8"> говорит о том, чтобы мы не искали модуль в репозитории </text:span><text:span text:style-name="Strong_20_Emphasis"><text:span text:style-name="T6">PyPi</text:span></text:span><text:span text:style-name="T8">, а </text:span><text:span text:style-name="Strong_20_Emphasis"><text:span text:style-name="T6">--find-links </text:span></text:span><text:span text:style-name="T8">принудительно указывает место расположения пакета. Когда речь идет о сотне пакетов, это очень удобно. Правда для этого необходимо освоить еще один инструмент: набор зависимостей (о нем – следующий раздел).</text:span></text:p>
      <text:h text:style-name="P59" text:outline-level="3"><text:span text:style-name="Strong_20_Emphasis"><text:span text:style-name="T9">4 Установка из архивов (</text:span></text:span><text:span text:style-name="Strong_20_Emphasis"><text:span text:style-name="Source_20_Text"><text:span text:style-name="T14">.whl</text:span></text:span></text:span><text:span text:style-name="Strong_20_Emphasis"><text:span text:style-name="T9"> файлов)</text:span></text:span></text:h>
      <text:p text:style-name="P31"><text:span text:style-name="T8">Некоторые пакеты могут предоставлять архивы с расширением </text:span><text:span text:style-name="Source_20_Text"><text:span text:style-name="T12">.whl</text:span></text:span><text:span text:style-name="T8"> (wheel), которые можно использовать для быстрой установки. Пример использования:</text:span></text:p>
      <text:p text:style-name="P31"><text:span text:style-name="Strong_20_Emphasis"><text:span text:style-name="Source_20_Text"><text:span text:style-name="T13">pip install путь_к_файлу.whl</text:span></text:span></text:span></text:p>
      <text:h text:style-name="P59" text:outline-level="3"><text:span text:style-name="Strong_20_Emphasis"><text:span text:style-name="T9">5 Установка из файла зависимостей</text:span></text:span></text:h>
      <text:p text:style-name="P31"><text:span text:style-name="T8">Разработчики обычно создают файл </text:span><text:span text:style-name="Strong_20_Emphasis"><text:span text:style-name="Source_20_Text"><text:span text:style-name="T13">requirements.txt</text:span></text:span></text:span><text:span text:style-name="T8">, который содержит список необходимых модулей и их версий.</text:span></text:p>
      <text:p text:style-name="P31"><text:span text:style-name="T8">Файл </text:span><text:span text:style-name="Strong_20_Emphasis"><text:span text:style-name="Source_20_Text"><text:span text:style-name="T13">requirements.txt</text:span></text:span></text:span><text:span text:style-name="T8"> может выглядеть примерно так:</text:span></text:p>
      <text:p text:style-name="P53"><text:span text:style-name="Source_20_Text"><text:span text:style-name="T16">flask</text:span></text:span><text:span text:style-name="Source_20_Text"><text:span text:style-name="T12">==</text:span></text:span><text:span text:style-name="Source_20_Text"><text:span text:style-name="T17">2.1</text:span></text:span><text:span text:style-name="Source_20_Text"><text:span text:style-name="T12">.</text:span></text:span><text:span text:style-name="Source_20_Text"><text:span text:style-name="T17">0</text:span></text:span></text:p>
      <text:p text:style-name="P50"><text:span text:style-name="Source_20_Text"><text:span text:style-name="T16">requests</text:span></text:span><text:span text:style-name="Source_20_Text"><text:span text:style-name="T12">==</text:span></text:span><text:span text:style-name="Source_20_Text"><text:span text:style-name="T17">2.26</text:span></text:span><text:span text:style-name="Source_20_Text"><text:span text:style-name="T12">.</text:span></text:span><text:span text:style-name="Source_20_Text"><text:span text:style-name="T17">0</text:span></text:span></text:p>
      <text:p text:style-name="P32">Этот файл позволяет другим разработчикам легко установить все необходимые пакеты и библиотеки для работы с проектом. Для установки этих зависимостей разработчик может воспользоваться командой:</text:p>
      <text:p text:style-name="P31"><text:span text:style-name="Source_20_Text"><text:span text:style-name="Strong_20_Emphasis"><text:span text:style-name="T13">pip install -r requirements.txt</text:span></text:span></text:span><text:span text:style-name="T8"><text:line-break/>Для обновления или создания файла </text:span><text:span text:style-name="Strong_20_Emphasis"><text:span text:style-name="Source_20_Text"><text:span text:style-name="T13">requirements.txt</text:span></text:span></text:span><text:span text:style-name="T8"> с актуальными зависимостями проекта используется команда: </text:span></text:p>
      <text:p text:style-name="P31"><text:span text:style-name="Source_20_Text"><text:span text:style-name="Strong_20_Emphasis"><text:span text:style-name="T13">pip freeze &gt; requirements.txt</text:span></text:span></text:span><text:span text:style-name="T8"><text:line-break/>Такой подход  упрощает процесс установки всех необходимых компонентов перед началом работы над проектом.</text:span></text:p>
      <text:p text:style-name="P31"><text:soft-page-break/><text:span text:style-name="T8">Также рассмотрим более сложный пример. Предположим, что наше приложение может функционировать в питоне версий </text:span><text:span text:style-name="Strong_20_Emphasis"><text:span text:style-name="T6">2</text:span></text:span><text:span text:style-name="T8"> и </text:span><text:span text:style-name="Strong_20_Emphasis"><text:span text:style-name="T6">3</text:span></text:span><text:span text:style-name="T8">. Разумеется, каждая из этих версий требует своего набора модулей. В </text:span><text:span text:style-name="Strong_20_Emphasis"><text:span text:style-name="T6">requirements.txt</text:span></text:span><text:span text:style-name="T8"> все это можно прописать:</text:span></text:p>
      <text:p text:style-name="P53"><text:span text:style-name="Source_20_Text"><text:span text:style-name="T16">cached-property</text:span></text:span><text:span text:style-name="Source_20_Text"><text:span text:style-name="T12">==</text:span></text:span><text:span text:style-name="Source_20_Text"><text:span text:style-name="T17">1.5</text:span></text:span><text:span text:style-name="Source_20_Text"><text:span text:style-name="T12">.</text:span></text:span><text:span text:style-name="Source_20_Text"><text:span text:style-name="T17">2</text:span></text:span></text:p>
      <text:p text:style-name="P55"><text:span text:style-name="Source_20_Text"><text:span text:style-name="T16">certifi</text:span></text:span><text:span text:style-name="Source_20_Text"><text:span text:style-name="T12">==</text:span></text:span><text:span text:style-name="Source_20_Text"><text:span text:style-name="T17">2020.6</text:span></text:span><text:span text:style-name="Source_20_Text"><text:span text:style-name="T12">.</text:span></text:span><text:span text:style-name="Source_20_Text"><text:span text:style-name="T17">20</text:span></text:span><text:span text:style-name="Source_20_Text"><text:span text:style-name="T12"> </text:span></text:span><text:span text:style-name="Source_20_Text"><text:span text:style-name="T20">; python_version &lt; ‘3.6’</text:span></text:span></text:p>
      <text:p text:style-name="P55"><text:span text:style-name="Source_20_Text"><text:span text:style-name="T16">cffi</text:span></text:span><text:span text:style-name="Source_20_Text"><text:span text:style-name="T12">==</text:span></text:span><text:span text:style-name="Source_20_Text"><text:span text:style-name="T17">1.14</text:span></text:span><text:span text:style-name="Source_20_Text"><text:span text:style-name="T12">.</text:span></text:span><text:span text:style-name="Source_20_Text"><text:span text:style-name="T17">3</text:span></text:span><text:span text:style-name="Source_20_Text"><text:span text:style-name="T12"> </text:span></text:span><text:span text:style-name="Source_20_Text"><text:span text:style-name="T20">; python_version &gt;= '3.6'</text:span></text:span></text:p>
      <text:p text:style-name="P50"><text:span text:style-name="Source_20_Text"><text:span text:style-name="T16">chardet</text:span></text:span><text:span text:style-name="Source_20_Text"><text:span text:style-name="T12">==</text:span></text:span><text:span text:style-name="Source_20_Text"><text:span text:style-name="T17">3.0</text:span></text:span><text:span text:style-name="Source_20_Text"><text:span text:style-name="T12">.</text:span></text:span><text:span text:style-name="Source_20_Text"><text:span text:style-name="T17">4</text:span></text:span></text:p>
      <text:p text:style-name="P31"><text:span text:style-name="T10"> </text:span><text:span text:style-name="T8">Так, если у пользователя на компьютере установлен </text:span><text:span text:style-name="Strong_20_Emphasis"><text:span text:style-name="T6">Python 3.5</text:span></text:span><text:span text:style-name="T8">, то </text:span><text:a xlink:type="simple" xlink:href="https://smartiqa.ru/courses/python/lesson-5#module" office:target-frame-name="_blank" xlink:show="new" text:style-name="Internet_20_link" text:visited-style-name="Visited_20_Internet_20_Link"><text:span text:style-name="T18">модуль</text:span></text:a><text:span text:style-name="T8"> </text:span><text:span text:style-name="Strong_20_Emphasis"><text:span text:style-name="T6">cffi </text:span></text:span><text:span text:style-name="T8">устанавливаться не будет. Подобный подход несколько портит красоту зависимостей, что ведет в ряде случаев к созданию дополнительного файла </text:span><text:span text:style-name="Strong_20_Emphasis"><text:span text:style-name="T6">constraints.txt</text:span></text:span><text:span text:style-name="T8"> со списком ограничений. Он нужен для того, чтобы избегать установок лишних модулей в многоуровневых приложениях.<text:line-break/><text:line-break/>Приведем пример. Для работы нашего приложения требуются некоторые<text:line-break/>модули определенных версий. Перечислим их в файле </text:span><text:span text:style-name="Strong_20_Emphasis"><text:span text:style-name="T6">requirements.txt</text:span></text:span><text:span text:style-name="T8">.</text:span></text:p>
      <text:p text:style-name="P53"><text:span text:style-name="Source_20_Text"><text:span text:style-name="T16">Django</text:span></text:span><text:span text:style-name="Source_20_Text"><text:span text:style-name="T12">==</text:span></text:span><text:span text:style-name="Source_20_Text"><text:span text:style-name="T17">3.1</text:span></text:span><text:span text:style-name="Source_20_Text"><text:span text:style-name="T12">.</text:span></text:span><text:span text:style-name="Source_20_Text"><text:span text:style-name="T17">2</text:span></text:span></text:p>
      <text:p text:style-name="P50"><text:span text:style-name="Source_20_Text"><text:span text:style-name="T16">django-allauth</text:span></text:span><text:span text:style-name="Source_20_Text"><text:span text:style-name="T12">==</text:span></text:span><text:span text:style-name="Source_20_Text"><text:span text:style-name="T17">0.32</text:span></text:span><text:span text:style-name="Source_20_Text"><text:span text:style-name="T12">.</text:span></text:span><text:span text:style-name="Source_20_Text"><text:span text:style-name="T17">0</text:span></text:span></text:p>
      <text:p text:style-name="P31"><text:span text:style-name="T8">Для данных библиотек имеются некоторые зависимости. В зависимости от того, на какой версии питона будет работать приложение, могут потребоваться разные модули. Так,</text:span><text:span text:style-name="Strong_20_Emphasis"><text:span text:style-name="T8"> </text:span></text:span><text:span text:style-name="Strong_20_Emphasis"><text:span text:style-name="T6">python-openid</text:span></text:span><text:span text:style-name="T8"> работает только на питоне </text:span><text:span text:style-name="Strong_20_Emphasis"><text:span text:style-name="T6">2</text:span></text:span><text:span text:style-name="T8"> версии, а </text:span><text:span text:style-name="Strong_20_Emphasis"><text:span text:style-name="T6">python3-openid </text:span></text:span><text:span text:style-name="T8">нужен для </text:span><text:span text:style-name="Strong_20_Emphasis"><text:span text:style-name="T6">3</text:span></text:span><text:span text:style-name="T8">-ей версии. Все эти требования мы прописывает в </text:span><text:span text:style-name="Strong_20_Emphasis"><text:span text:style-name="T6">requirements.txt</text:span></text:span><text:span text:style-name="T8">, делая его нечитабельным и неудобным.</text:span></text:p>
      <text:p text:style-name="P53"><text:span text:style-name="Source_20_Text"><text:span text:style-name="T16">Django</text:span></text:span><text:span text:style-name="Source_20_Text"><text:span text:style-name="T12">==</text:span></text:span><text:span text:style-name="Source_20_Text"><text:span text:style-name="T17">3.1</text:span></text:span><text:span text:style-name="Source_20_Text"><text:span text:style-name="T12">.</text:span></text:span><text:span text:style-name="Source_20_Text"><text:span text:style-name="T17">2</text:span></text:span></text:p>
      <text:p text:style-name="P55"><text:span text:style-name="Source_20_Text"><text:span text:style-name="T16">django-allauth</text:span></text:span><text:span text:style-name="Source_20_Text"><text:span text:style-name="T12">==</text:span></text:span><text:span text:style-name="Source_20_Text"><text:span text:style-name="T17">0.32</text:span></text:span><text:span text:style-name="Source_20_Text"><text:span text:style-name="T12">.</text:span></text:span><text:span text:style-name="Source_20_Text"><text:span text:style-name="T17">0</text:span></text:span></text:p>
      <text:p text:style-name="P55"><text:span text:style-name="Source_20_Text"><text:span text:style-name="T16">oauthlib</text:span></text:span><text:span text:style-name="Source_20_Text"><text:span text:style-name="T12">==</text:span></text:span><text:span text:style-name="Source_20_Text"><text:span text:style-name="T17">3.1</text:span></text:span><text:span text:style-name="Source_20_Text"><text:span text:style-name="T12">.</text:span></text:span><text:span text:style-name="Source_20_Text"><text:span text:style-name="T17">0</text:span></text:span></text:p>
      <text:p text:style-name="P55"><text:span text:style-name="Source_20_Text"><text:span text:style-name="T16">python-openid</text:span></text:span><text:span text:style-name="Source_20_Text"><text:span text:style-name="T12">==</text:span></text:span><text:span text:style-name="Source_20_Text"><text:span text:style-name="T17">2.2</text:span></text:span><text:span text:style-name="Source_20_Text"><text:span text:style-name="T12">.</text:span></text:span><text:span text:style-name="Source_20_Text"><text:span text:style-name="T17">5</text:span></text:span><text:span text:style-name="Source_20_Text"><text:span text:style-name="T12"> </text:span></text:span><text:span text:style-name="Source_20_Text"><text:span text:style-name="T20">; python_version &lt; '3.0'</text:span></text:span></text:p>
      <text:p text:style-name="P50"><text:span text:style-name="Source_20_Text"><text:span text:style-name="T16">python3-openid</text:span></text:span><text:span text:style-name="Source_20_Text"><text:span text:style-name="T12">==</text:span></text:span><text:span text:style-name="Source_20_Text"><text:span text:style-name="T17">3.2</text:span></text:span><text:span text:style-name="Source_20_Text"><text:span text:style-name="T12">.</text:span></text:span><text:span text:style-name="Source_20_Text"><text:span text:style-name="T17">0</text:span></text:span><text:span text:style-name="Source_20_Text"><text:span text:style-name="T20">; python_version &gt;= '3.0'</text:span></text:span></text:p>
      <text:p text:style-name="P31"><text:span text:style-name="T8">Намного разумнее - создать </text:span><text:span text:style-name="Strong_20_Emphasis"><text:span text:style-name="T6">constraints.txt</text:span></text:span><text:span text:style-name="T8">, в котором прописываются дополнительные зависимости, а в файле </text:span><text:span text:style-name="Strong_20_Emphasis"><text:span text:style-name="T6">requirements.txt </text:span></text:span><text:span text:style-name="T8">перечислить основные библиотеки. Когда основные модули начнут подтягивать дополнительные, то они смогут понять, какие же версии им потребуются. Файлы примут такой вид:</text:span></text:p>
      <text:p text:style-name="P53"><text:span text:style-name="Source_20_Text"><text:span text:style-name="T16">Django</text:span></text:span><text:span text:style-name="Source_20_Text"><text:span text:style-name="T12">==</text:span></text:span><text:span text:style-name="Source_20_Text"><text:span text:style-name="T17">3.1</text:span></text:span><text:span text:style-name="Source_20_Text"><text:span text:style-name="T12">.</text:span></text:span><text:span text:style-name="Source_20_Text"><text:span text:style-name="T17">2</text:span></text:span></text:p>
      <text:p text:style-name="P50"><text:span text:style-name="Source_20_Text"><text:span text:style-name="T16">django-allauth</text:span></text:span><text:span text:style-name="Source_20_Text"><text:span text:style-name="T12">==</text:span></text:span><text:span text:style-name="Source_20_Text"><text:span text:style-name="T17">0.32</text:span></text:span><text:span text:style-name="Source_20_Text"><text:span text:style-name="T12">.</text:span></text:span><text:span text:style-name="Source_20_Text"><text:span text:style-name="T17">0</text:span></text:span></text:p>
      <text:p text:style-name="P53"><text:span text:style-name="Source_20_Text"><text:span text:style-name="T16">oauthlib</text:span></text:span><text:span text:style-name="Source_20_Text"><text:span text:style-name="T12">==</text:span></text:span><text:span text:style-name="Source_20_Text"><text:span text:style-name="T17">3.1</text:span></text:span><text:span text:style-name="Source_20_Text"><text:span text:style-name="T12">.</text:span></text:span><text:span text:style-name="Source_20_Text"><text:span text:style-name="T17">0</text:span></text:span></text:p>
      <text:p text:style-name="P55"><text:span text:style-name="Source_20_Text"><text:span text:style-name="T16">python-openid</text:span></text:span><text:span text:style-name="Source_20_Text"><text:span text:style-name="T12">==</text:span></text:span><text:span text:style-name="Source_20_Text"><text:span text:style-name="T17">2.2</text:span></text:span><text:span text:style-name="Source_20_Text"><text:span text:style-name="T12">.</text:span></text:span><text:span text:style-name="Source_20_Text"><text:span text:style-name="T17">5</text:span></text:span></text:p>
      <text:p text:style-name="P50"><text:span text:style-name="Source_20_Text"><text:span text:style-name="T16">python3-openid</text:span></text:span><text:span text:style-name="Source_20_Text"><text:span text:style-name="T12">==</text:span></text:span><text:span text:style-name="Source_20_Text"><text:span text:style-name="T17">3.2</text:span></text:span><text:span text:style-name="Source_20_Text"><text:span text:style-name="T12">.</text:span></text:span><text:span text:style-name="Source_20_Text"><text:span text:style-name="T17">0</text:span></text:span></text:p>
      <text:p text:style-name="P32">Для установки всех требуемых модулей и их зависимостей применяется команда:</text:p>
      <text:p text:style-name="P51"><text:span text:style-name="Source_20_Text"><text:span text:style-name="T12">pip install -</text:span></text:span><text:span text:style-name="Source_20_Text"><text:span text:style-name="T16">c</text:span></text:span><text:span text:style-name="Source_20_Text"><text:span text:style-name="T12"> constraints.txt</text:span></text:span></text:p>
      <text:p text:style-name="P31"><text:span text:style-name="T8">На практике </text:span><text:span text:style-name="Strong_20_Emphasis"><text:span text:style-name="T6">constraints.txt </text:span></text:span><text:span text:style-name="T8">используется лишь в крупных проектах, а для небольших разработок можно обойтись простым перечислением зависимостей.</text:span></text:p>
      <text:h text:style-name="P66" text:outline-level="2"><text:soft-page-break/>3. Удаление пакетов</text:h>
      <text:p text:style-name="P31"><text:span text:style-name="T8">Удаление модулей в Python осуществляется с использованием команды </text:span><text:span text:style-name="Source_20_Text"><text:span text:style-name="T12">pip uninstall</text:span></text:span><text:span text:style-name="T8">. Для удаления одного пакета, например, </text:span><text:span text:style-name="Source_20_Text"><text:span text:style-name="T12">requests</text:span></text:span><text:span text:style-name="T8">, используйте следующую команду:</text:span></text:p>
      <text:p text:style-name="P31"><text:span text:style-name="Strong_20_Emphasis"><text:span text:style-name="Source_20_Text"><text:span text:style-name="T13">pip uninstall requests</text:span></text:span></text:span></text:p>
      <text:p text:style-name="P32">Если необходимо удалить несколько пакетов, их можно перечислить через пробел:</text:p>
      <text:p text:style-name="P31"><text:span text:style-name="Strong_20_Emphasis"><text:span text:style-name="Source_20_Text"><text:span text:style-name="T13">pip uninstall пакет1 пакет2 пакет3</text:span></text:span></text:span><text:span text:style-name="T8"><text:line-break/>Чтобы избежать постоянного запроса подтверждения от пользователя при удалении библиотек, используется ключ </text:span><text:span text:style-name="Source_20_Text"><text:span text:style-name="T12">-y</text:span></text:span><text:span text:style-name="T8"> или </text:span><text:span text:style-name="Source_20_Text"><text:span text:style-name="T12">--yes</text:span></text:span><text:span text:style-name="T8">:</text:span></text:p>
      <text:p text:style-name="P31"><text:span text:style-name="Source_20_Text"><text:span text:style-name="Strong_20_Emphasis"><text:span text:style-name="T13">pip uninstall -y пакет1 пакет2</text:span></text:span></text:span><text:span text:style-name="T8"><text:line-break/>Также можно удалить несколько модулей, перечислив их через пробел, или воспользоваться файлом </text:span><text:span text:style-name="Source_20_Text"><text:span text:style-name="T12">requirements.txt</text:span></text:span><text:span text:style-name="T8">:</text:span></text:p>
      <text:p text:style-name="P31"><text:span text:style-name="Source_20_Text"><text:span text:style-name="Strong_20_Emphasis"><text:span text:style-name="T13">pip uninstall -r requirements.txt -y</text:span></text:span></text:span><text:span text:style-name="T8"><text:line-break/>При установке нового пакета или его обновлении старая версия автоматически удаляется из библиотеки конкретного окружения. В этом процессе ключ </text:span><text:span text:style-name="Source_20_Text"><text:span text:style-name="T12">-y</text:span></text:span><text:span text:style-name="T8"> позволяет избежать ручного подтверждения действия удаления.</text:span></text:p>
      <text:h text:style-name="P66" text:outline-level="2">5. Дополнительные команды pip</text:h>
      <text:p text:style-name="P32">Наберем в командной строке</text:p>
      <text:p text:style-name="P31"><text:span text:style-name="Strong_20_Emphasis"><text:span text:style-name="Source_20_Text"><text:span text:style-name="T13">pip help</text:span></text:span></text:span></text:p>
      <text:p text:style-name="P32">Перед нами предстанет перечень доступных команд в менеджере пакетов. По каждой команде также можно получить справочную информацию:</text:p>
      <text:p text:style-name="P31"><text:span text:style-name="Source_20_Text"><text:span text:style-name="Strong_20_Emphasis"><text:span text:style-name="T13">pip install --help</text:span></text:span></text:span></text:p>
      <text:p text:style-name="P31"><text:span text:style-name="T8">Команд и дополнительных ключей в </text:span><text:span text:style-name="Strong_20_Emphasis"><text:span text:style-name="T6">pip </text:span></text:span><text:span text:style-name="T8">имеется предостаточное количество. Ознакомиться с ними можно на сайте документации. Мы же рассмотрим основные команды и покажем их применение.</text:span></text:p>
      <text:h text:style-name="P58" text:outline-level="3">5.1. Команда download</text:h>
      <text:p text:style-name="P32">Позволяет скачивать модули в указанную директорию для дальнейшего их использования локально (без повторного скачивания с репозитория).</text:p>
      <text:p text:style-name="P53"><text:span text:style-name="Source_20_Text"><text:span text:style-name="T17"># Устанавливаем модуль в текущую папку (получим файл с расширением «.whl»)</text:span></text:span></text:p>
      <text:p text:style-name="P55"><text:span text:style-name="Source_20_Text"><text:span text:style-name="T12">pip download numpy</text:span></text:span></text:p>
      <text:p text:style-name="P55"><text:span text:style-name="Source_20_Text"><text:span text:style-name="T17"># Загружаем NumPy в поддиректорию /mods/ (</text:span></text:span><text:span text:style-name="Source_20_Text"><text:span text:style-name="T11">если</text:span></text:span><text:span text:style-name="Source_20_Text"><text:span text:style-name="T17"> ее нет, то она создастся)</text:span></text:span></text:p>
      <text:p text:style-name="P55"><text:span text:style-name="Source_20_Text"><text:span text:style-name="T12">pip download --destination-directory ./mods/ numpy</text:span></text:span></text:p>
      <text:p text:style-name="P55"><text:span text:style-name="Source_20_Text"><text:span text:style-name="T17"># В текущую папку скачаются все пакеты, указанные в файле зависимостей</text:span></text:span></text:p>
      <text:p text:style-name="P55"><text:span text:style-name="Source_20_Text"><text:span text:style-name="T12">pip download --destination-directory . –r requirements.txt</text:span></text:span></text:p>
      <text:p text:style-name="P55"><text:span text:style-name="Source_20_Text"><text:span text:style-name="T17"># Пример использования дополнительных команд (скачиваем библиотеку только </text:span></text:span><text:span text:style-name="Source_20_Text"><text:span text:style-name="T11">для</text:span></text:span><text:span text:style-name="Source_20_Text"><text:span text:style-name="T17"> Линукс-систем и питона </text:span></text:span><text:span text:style-name="Source_20_Text"><text:span text:style-name="T11">не</text:span></text:span><text:span text:style-name="Source_20_Text"><text:span text:style-name="T17"> ниже 3 версии)</text:span></text:span></text:p>
      <text:p text:style-name="P50"><text:span text:style-name="Source_20_Text"><text:span text:style-name="T12">pip download --platform linux_x86_64 --python-version </text:span></text:span><text:span text:style-name="Source_20_Text"><text:span text:style-name="T17">3</text:span></text:span><text:span text:style-name="Source_20_Text"><text:span text:style-name="T12"> numpy</text:span></text:span></text:p>
      <text:h text:style-name="P58" text:outline-level="3"><text:soft-page-break/>5.2. Команда list</text:h>
      <text:p text:style-name="P31"><text:span text:style-name="T8">Команда </text:span><text:span text:style-name="Strong_20_Emphasis"><text:span text:style-name="T6">list </text:span></text:span><text:span text:style-name="T8">позволяет просматривать все имеющиеся в виртуальном окружении или глобально модули с указанием их версий.</text:span></text:p>
      <text:p text:style-name="P53"><text:span text:style-name="Source_20_Text"><text:span text:style-name="T20"># Отображаем список всех установленных модулей</text:span></text:span></text:p>
      <text:p text:style-name="P55"><text:span text:style-name="Source_20_Text"><text:span text:style-name="T12">&gt; pip </text:span></text:span><text:span text:style-name="Source_20_Text"><text:span text:style-name="T16">list</text:span></text:span></text:p>
      <text:p text:style-name="P55"><text:span text:style-name="Source_20_Text"><text:span text:style-name="T12">Package <text:s text:c="3"/>Version</text:span></text:span></text:p>
      <text:p text:style-name="P55"><text:span text:style-name="Source_20_Text"><text:span text:style-name="T20">---------- -------</text:span></text:span></text:p>
      <text:p text:style-name="P55"><text:span text:style-name="Source_20_Text"><text:span text:style-name="T12">numpy <text:s text:c="5"/></text:span></text:span><text:span text:style-name="Source_20_Text"><text:span text:style-name="T17">1.19.0</text:span></text:span></text:p>
      <text:p text:style-name="P55"><text:span text:style-name="Source_20_Text"><text:span text:style-name="T12">pip <text:s text:c="7"/></text:span></text:span><text:span text:style-name="Source_20_Text"><text:span text:style-name="T17">20.2.4</text:span></text:span></text:p>
      <text:p text:style-name="P55"><text:span text:style-name="Source_20_Text"><text:span text:style-name="T12">setuptools </text:span></text:span><text:span text:style-name="Source_20_Text"><text:span text:style-name="T17">50.3.2</text:span></text:span></text:p>
      <text:p text:style-name="P55"><text:span text:style-name="Source_20_Text"><text:span text:style-name="T20"># Отображаем список всех установленных модулей в формате json</text:span></text:span></text:p>
      <text:p text:style-name="P55"><text:span text:style-name="Source_20_Text"><text:span text:style-name="T12">&gt; pip </text:span></text:span><text:span text:style-name="Source_20_Text"><text:span text:style-name="T16">list</text:span></text:span><text:span text:style-name="Source_20_Text"><text:span text:style-name="T12"> </text:span></text:span><text:span text:style-name="Source_20_Text"><text:span text:style-name="T20">--format json</text:span></text:span></text:p>
      <text:p text:style-name="P55"><text:span text:style-name="Source_20_Text"><text:span text:style-name="T12">[{</text:span></text:span><text:span text:style-name="Source_20_Text"><text:span text:style-name="T21">"name"</text:span></text:span><text:span text:style-name="Source_20_Text"><text:span text:style-name="T12">: </text:span></text:span><text:span text:style-name="Source_20_Text"><text:span text:style-name="T21">"numpy"</text:span></text:span><text:span text:style-name="Source_20_Text"><text:span text:style-name="T12">, </text:span></text:span><text:span text:style-name="Source_20_Text"><text:span text:style-name="T21">"version"</text:span></text:span><text:span text:style-name="Source_20_Text"><text:span text:style-name="T12">: </text:span></text:span><text:span text:style-name="Source_20_Text"><text:span text:style-name="T21">"1.19.0"</text:span></text:span><text:span text:style-name="Source_20_Text"><text:span text:style-name="T12">}, {</text:span></text:span><text:span text:style-name="Source_20_Text"><text:span text:style-name="T21">"name"</text:span></text:span><text:span text:style-name="Source_20_Text"><text:span text:style-name="T12">: </text:span></text:span><text:span text:style-name="Source_20_Text"><text:span text:style-name="T21">"pip"</text:span></text:span><text:span text:style-name="Source_20_Text"><text:span text:style-name="T12">, </text:span></text:span><text:span text:style-name="Source_20_Text"><text:span text:style-name="T21">"version"</text:span></text:span><text:span text:style-name="Source_20_Text"><text:span text:style-name="T12">: </text:span></text:span><text:span text:style-name="Source_20_Text"><text:span text:style-name="T21">"20.2.4"</text:span></text:span><text:span text:style-name="Source_20_Text"><text:span text:style-name="T12">}, {</text:span></text:span><text:span text:style-name="Source_20_Text"><text:span text:style-name="T21">"name"</text:span></text:span><text:span text:style-name="Source_20_Text"><text:span text:style-name="T12">: </text:span></text:span><text:span text:style-name="Source_20_Text"><text:span text:style-name="T21">"setuptools"</text:span></text:span><text:span text:style-name="Source_20_Text"><text:span text:style-name="T12">, </text:span></text:span><text:span text:style-name="Source_20_Text"><text:span text:style-name="T21">"version"</text:span></text:span><text:span text:style-name="Source_20_Text"><text:span text:style-name="T12">: </text:span></text:span><text:span text:style-name="Source_20_Text"><text:span text:style-name="T21">"50.3.2"</text:span></text:span><text:span text:style-name="Source_20_Text"><text:span text:style-name="T12">}]</text:span></text:span></text:p>
      <text:p text:style-name="P55"><text:span text:style-name="Source_20_Text"><text:span text:style-name="T20"># Перечисляем модули, которые имеются в системе, но не связаны с другими (в ряде случаев таким способом можно выяснить модули, которые вам не нужны либо еще не используемые в проекте)</text:span></text:span></text:p>
      <text:p text:style-name="P55"><text:span text:style-name="Source_20_Text"><text:span text:style-name="T12">&gt; pip </text:span></text:span><text:span text:style-name="Source_20_Text"><text:span text:style-name="T16">list</text:span></text:span><text:span text:style-name="Source_20_Text"><text:span text:style-name="T12"> </text:span></text:span><text:span text:style-name="Source_20_Text"><text:span text:style-name="T20">--not-required</text:span></text:span></text:p>
      <text:p text:style-name="P55"><text:span text:style-name="Source_20_Text"><text:span text:style-name="T12">Package <text:s text:c="3"/>Version</text:span></text:span></text:p>
      <text:p text:style-name="P55"><text:span text:style-name="Source_20_Text"><text:span text:style-name="T20">---------- -------</text:span></text:span></text:p>
      <text:p text:style-name="P55"><text:span text:style-name="Source_20_Text"><text:span text:style-name="T12">numpy <text:s text:c="5"/></text:span></text:span><text:span text:style-name="Source_20_Text"><text:span text:style-name="T17">1.19.0</text:span></text:span></text:p>
      <text:p text:style-name="P55"><text:span text:style-name="Source_20_Text"><text:span text:style-name="T20"># Выводим перечень библиотек, которые требуют обновления (для них вышла более новая версия)</text:span></text:span></text:p>
      <text:p text:style-name="P55"><text:span text:style-name="Source_20_Text"><text:span text:style-name="T12">&gt; pip </text:span></text:span><text:span text:style-name="Source_20_Text"><text:span text:style-name="T16">list</text:span></text:span><text:span text:style-name="Source_20_Text"><text:span text:style-name="T12"> –o</text:span></text:span></text:p>
      <text:p text:style-name="P55"><text:span text:style-name="Source_20_Text"><text:span text:style-name="T12">Package Version Latest Type</text:span></text:span></text:p>
      <text:p text:style-name="P55"><text:span text:style-name="Source_20_Text"><text:span text:style-name="T20">------- ------- ------ -----</text:span></text:span></text:p>
      <text:p text:style-name="P50"><text:span text:style-name="Source_20_Text"><text:span text:style-name="T12">numpy <text:s text:c="2"/></text:span></text:span><text:span text:style-name="Source_20_Text"><text:span text:style-name="T17">1.19.0</text:span></text:span><text:span text:style-name="Source_20_Text"><text:span text:style-name="T12"> <text:s/></text:span></text:span><text:span text:style-name="Source_20_Text"><text:span text:style-name="T17">1.19.2</text:span></text:span><text:span text:style-name="Source_20_Text"><text:span text:style-name="T12"> wheel</text:span></text:span></text:p>
      <text:h text:style-name="P58" text:outline-level="3">5.3. Команда show</text:h>
      <text:p text:style-name="P32">Показывает информацию о конкретном модуле или их группе.</text:p>
      <text:p text:style-name="P53"><text:span text:style-name="Source_20_Text"><text:span text:style-name="T20"># Вывод информации о библиотеке: версия, автор, описание, расположение, зависимости и т.д.</text:span></text:span></text:p>
      <text:p text:style-name="P55"><text:span text:style-name="Source_20_Text"><text:span text:style-name="T21">&gt;</text:span></text:span><text:span text:style-name="Source_20_Text"><text:span text:style-name="T12"> </text:span></text:span><text:span text:style-name="Source_20_Text"><text:span text:style-name="T21">pip</text:span></text:span><text:span text:style-name="Source_20_Text"><text:span text:style-name="T12"> </text:span></text:span><text:span text:style-name="Source_20_Text"><text:span text:style-name="T21">show</text:span></text:span><text:span text:style-name="Source_20_Text"><text:span text:style-name="T12"> </text:span></text:span><text:span text:style-name="Source_20_Text"><text:span text:style-name="T21">numpy</text:span></text:span></text:p>
      <text:p text:style-name="P55"><text:span text:style-name="Source_20_Text"><text:span text:style-name="T16">Name:</text:span></text:span><text:span text:style-name="Source_20_Text"><text:span text:style-name="T12"> </text:span></text:span><text:span text:style-name="Source_20_Text"><text:span text:style-name="T21">numpy</text:span></text:span></text:p>
      <text:p text:style-name="P55"><text:span text:style-name="Source_20_Text"><text:span text:style-name="T16">Version:</text:span></text:span><text:span text:style-name="Source_20_Text"><text:span text:style-name="T12"> </text:span></text:span><text:span text:style-name="Source_20_Text"><text:span text:style-name="T17">1.19.0</text:span></text:span></text:p>
      <text:p text:style-name="P55"><text:span text:style-name="Source_20_Text"><text:span text:style-name="T16">Summary:</text:span></text:span><text:span text:style-name="Source_20_Text"><text:span text:style-name="T12"> </text:span></text:span><text:span text:style-name="Source_20_Text"><text:span text:style-name="T21">NumPy</text:span></text:span><text:span text:style-name="Source_20_Text"><text:span text:style-name="T12"> </text:span></text:span><text:span text:style-name="Source_20_Text"><text:span text:style-name="T21">is</text:span></text:span><text:span text:style-name="Source_20_Text"><text:span text:style-name="T12"> </text:span></text:span><text:span text:style-name="Source_20_Text"><text:span text:style-name="T21">the</text:span></text:span><text:span text:style-name="Source_20_Text"><text:span text:style-name="T12"> </text:span></text:span><text:span text:style-name="Source_20_Text"><text:span text:style-name="T21">fundamental</text:span></text:span><text:span text:style-name="Source_20_Text"><text:span text:style-name="T12"> </text:span></text:span><text:span text:style-name="Source_20_Text"><text:span text:style-name="T21">package</text:span></text:span><text:span text:style-name="Source_20_Text"><text:span text:style-name="T12"> </text:span></text:span><text:span text:style-name="Source_20_Text"><text:span text:style-name="T21">for</text:span></text:span><text:span text:style-name="Source_20_Text"><text:span text:style-name="T12"> </text:span></text:span><text:span text:style-name="Source_20_Text"><text:span text:style-name="T21">array</text:span></text:span><text:span text:style-name="Source_20_Text"><text:span text:style-name="T12"> </text:span></text:span><text:span text:style-name="Source_20_Text"><text:span text:style-name="T21">computing</text:span></text:span><text:span text:style-name="Source_20_Text"><text:span text:style-name="T12"> </text:span></text:span><text:span text:style-name="Source_20_Text"><text:span text:style-name="T21">with</text:span></text:span><text:span text:style-name="Source_20_Text"><text:span text:style-name="T12"> </text:span></text:span><text:span text:style-name="Source_20_Text"><text:span text:style-name="T21">Python.</text:span></text:span></text:p>
      <text:p text:style-name="P55"><text:span text:style-name="Source_20_Text"><text:span text:style-name="T16">Home-page:</text:span></text:span><text:span text:style-name="Source_20_Text"><text:span text:style-name="T12"> </text:span></text:span><text:span text:style-name="Source_20_Text"><text:span text:style-name="T21">https://www.numpy.org</text:span></text:span></text:p>
      <text:p text:style-name="P55"><text:span text:style-name="Source_20_Text"><text:span text:style-name="T16">Author:</text:span></text:span><text:span text:style-name="Source_20_Text"><text:span text:style-name="T12"> </text:span></text:span><text:span text:style-name="Source_20_Text"><text:span text:style-name="T21">Travis</text:span></text:span><text:span text:style-name="Source_20_Text"><text:span text:style-name="T12"> </text:span></text:span><text:span text:style-name="Source_20_Text"><text:span text:style-name="T21">E.</text:span></text:span><text:span text:style-name="Source_20_Text"><text:span text:style-name="T12"> </text:span></text:span><text:span text:style-name="Source_20_Text"><text:span text:style-name="T21">Oliphant</text:span></text:span><text:span text:style-name="Source_20_Text"><text:span text:style-name="T12"> </text:span></text:span><text:span text:style-name="Source_20_Text"><text:span text:style-name="T21">et</text:span></text:span><text:span text:style-name="Source_20_Text"><text:span text:style-name="T12"> </text:span></text:span><text:span text:style-name="Source_20_Text"><text:span text:style-name="T21">al.</text:span></text:span></text:p>
      <text:p text:style-name="P55"><text:span text:style-name="Source_20_Text"><text:span text:style-name="T16">Author-email:</text:span></text:span><text:span text:style-name="Source_20_Text"><text:span text:style-name="T12"> </text:span></text:span><text:span text:style-name="Source_20_Text"><text:span text:style-name="T21">None</text:span></text:span></text:p>
      <text:p text:style-name="P55"><text:span text:style-name="Source_20_Text"><text:span text:style-name="T16">License:</text:span></text:span><text:span text:style-name="Source_20_Text"><text:span text:style-name="T12"> </text:span></text:span><text:span text:style-name="Source_20_Text"><text:span text:style-name="T21">BSD</text:span></text:span></text:p>
      <text:p text:style-name="P55"><text:span text:style-name="Source_20_Text"><text:span text:style-name="T21">...</text:span></text:span></text:p>
      <text:p text:style-name="P55"><text:span text:style-name="Source_20_Text"><text:span text:style-name="T20"># Самые полные сведения о модуле</text:span></text:span></text:p>
      <text:p text:style-name="P55"><text:span text:style-name="Source_20_Text"><text:span text:style-name="T21">&gt;</text:span></text:span><text:span text:style-name="Source_20_Text"><text:span text:style-name="T12"> </text:span></text:span><text:span text:style-name="Source_20_Text"><text:span text:style-name="T21">pip</text:span></text:span><text:span text:style-name="Source_20_Text"><text:span text:style-name="T12"> </text:span></text:span><text:span text:style-name="Source_20_Text"><text:span text:style-name="T21">show</text:span></text:span><text:span text:style-name="Source_20_Text"><text:span text:style-name="T12"> </text:span></text:span><text:span text:style-name="Source_20_Text"><text:span text:style-name="T21">--verbose</text:span></text:span><text:span text:style-name="Source_20_Text"><text:span text:style-name="T12"> </text:span></text:span><text:span text:style-name="Source_20_Text"><text:span text:style-name="T21">numpy</text:span></text:span></text:p>
      <text:p text:style-name="P55"><text:span text:style-name="Source_20_Text"><text:span text:style-name="T22">…</text:span></text:span></text:p>
      <text:p text:style-name="P55"><text:span text:style-name="Source_20_Text"><text:span text:style-name="T16">Metadata-Version:</text:span></text:span><text:span text:style-name="Source_20_Text"><text:span text:style-name="T12"> </text:span></text:span><text:span text:style-name="Source_20_Text"><text:span text:style-name="T17">2.1</text:span></text:span></text:p>
      <text:p text:style-name="P55"><text:span text:style-name="Source_20_Text"><text:span text:style-name="T16">Installer:</text:span></text:span><text:span text:style-name="Source_20_Text"><text:span text:style-name="T12"> </text:span></text:span><text:span text:style-name="Source_20_Text"><text:span text:style-name="T21">pip</text:span></text:span></text:p>
      <text:p text:style-name="P55"><text:span text:style-name="Source_20_Text"><text:span text:style-name="T16">Classifiers:</text:span></text:span></text:p>
      <text:p text:style-name="P55"><text:soft-page-break/><text:span text:style-name="Source_20_Text"><text:span text:style-name="T15"><text:s text:c="2"/></text:span></text:span><text:span text:style-name="Source_20_Text"><text:span text:style-name="T16">Development Status ::</text:span></text:span><text:span text:style-name="Source_20_Text"><text:span text:style-name="T12"> </text:span></text:span><text:span text:style-name="Source_20_Text"><text:span text:style-name="T17">5</text:span></text:span><text:span text:style-name="Source_20_Text"><text:span text:style-name="T12"> </text:span></text:span><text:span text:style-name="Source_20_Text"><text:span text:style-name="T17">-</text:span></text:span><text:span text:style-name="Source_20_Text"><text:span text:style-name="T12"> </text:span></text:span><text:span text:style-name="Source_20_Text"><text:span text:style-name="T21">Production/Stable</text:span></text:span></text:p>
      <text:p text:style-name="P55"><text:span text:style-name="Source_20_Text"><text:span text:style-name="T15"><text:s text:c="2"/></text:span></text:span><text:span text:style-name="Source_20_Text"><text:span text:style-name="T16">Intended Audience ::</text:span></text:span><text:span text:style-name="Source_20_Text"><text:span text:style-name="T12"> </text:span></text:span><text:span text:style-name="Source_20_Text"><text:span text:style-name="T21">Science/Research</text:span></text:span></text:p>
      <text:p text:style-name="P50"><text:span text:style-name="Source_20_Text"><text:span text:style-name="T21">...</text:span></text:span></text:p>
      <text:h text:style-name="P58" text:outline-level="3">5.4. Команда check</text:h>
      <text:p text:style-name="P32">Нужна для проверки зависимостей, нехватки модулей или их неверной версии.</text:p>
      <text:p text:style-name="P53"><text:span text:style-name="Source_20_Text"><text:span text:style-name="T20">&gt; pip check</text:span></text:span></text:p>
      <text:p text:style-name="P50"><text:span text:style-name="Source_20_Text"><text:span text:style-name="T12">No broken requirements found.</text:span></text:span></text:p>
      <text:p text:style-name="P32">Если будут найдены ошибки, то выведется соответствующая информация.</text:p>
      <text:h text:style-name="P58" text:outline-level="3">5.6. Команда hash</text:h>
      <text:p text:style-name="P32">Вычисляет хеш локального модуля на основании определенного алгоритма (можно выбирать).</text:p>
      <text:p text:style-name="P53"><text:span text:style-name="Source_20_Text"><text:span text:style-name="T12">&gt; pip </text:span></text:span><text:span text:style-name="Source_20_Text"><text:span text:style-name="T16">hash</text:span></text:span><text:span text:style-name="Source_20_Text"><text:span text:style-name="T12"> numpy-1.19.2-cp38-cp38-win32.whl</text:span></text:span></text:p>
      <text:p text:style-name="P50"><text:span text:style-name="Source_20_Text"><text:span text:style-name="T12">numpy-1.19.2-cp38-cp38-win32.whl:--</text:span></text:span><text:span text:style-name="Source_20_Text"><text:span text:style-name="T16">hash</text:span></text:span><text:span text:style-name="Source_20_Text"><text:span text:style-name="T12">=sha256:51ee93e1fac3fe08ef54ff1c7f329db64d8a9c5557e6c8e908be9497ac76374b</text:span></text:span></text:p>
      <text:p text:style-name="P32">Может понадобиться для проверки полноты скачивания модуля.</text:p>
      <text:h text:style-name="P58" text:outline-level="3">5.7. Команда cache</text:h>
      <text:p text:style-name="P32">Предоставляет сведения о кеше менеджера пакетов и позволяет оперировать им.</text:p>
      <text:p text:style-name="P53"><text:span text:style-name="Source_20_Text"><text:span text:style-name="T20"># Очистка кеша и удаление всех whl-файлов</text:span></text:span></text:p>
      <text:p text:style-name="P55"><text:span text:style-name="Source_20_Text"><text:span text:style-name="T12">&gt; pip cache purge</text:span></text:span></text:p>
      <text:p text:style-name="P55"><text:span text:style-name="Source_20_Text"><text:span text:style-name="T20"># Показать папку с кеш-файлами менеджера пакетов</text:span></text:span></text:p>
      <text:p text:style-name="P55"><text:span text:style-name="Source_20_Text"><text:span text:style-name="T12">&gt; pip cache </text:span></text:span><text:span text:style-name="Source_20_Text"><text:span text:style-name="T16">dir</text:span></text:span></text:p>
      <text:p text:style-name="P55"><text:span text:style-name="Source_20_Text"><text:span text:style-name="T12">c:\</text:span></text:span><text:span text:style-name="Source_20_Text"><text:span text:style-name="T16">users</text:span></text:span><text:span text:style-name="Source_20_Text"><text:span text:style-name="T12">\mmm\appdata\</text:span></text:span><text:span text:style-name="Source_20_Text"><text:span text:style-name="T16">local</text:span></text:span><text:span text:style-name="Source_20_Text"><text:span text:style-name="T12">\pip\cache</text:span></text:span></text:p>
      <text:p text:style-name="P55"><text:span text:style-name="Source_20_Text"><text:span text:style-name="T20"># Узнать размер, место расположения и количество файлов в директории кеша</text:span></text:span></text:p>
      <text:p text:style-name="P55"><text:span text:style-name="Source_20_Text"><text:span text:style-name="T12">&gt; pip cache info</text:span></text:span></text:p>
      <text:p text:style-name="P55"><text:span text:style-name="Source_20_Text"><text:span text:style-name="T12">Location: c:\</text:span></text:span><text:span text:style-name="Source_20_Text"><text:span text:style-name="T16">users</text:span></text:span><text:span text:style-name="Source_20_Text"><text:span text:style-name="T12">\mmm\appdata\</text:span></text:span><text:span text:style-name="Source_20_Text"><text:span text:style-name="T16">local</text:span></text:span><text:span text:style-name="Source_20_Text"><text:span text:style-name="T12">\pip\cache\wheels</text:span></text:span></text:p>
      <text:p text:style-name="P55"><text:span text:style-name="Source_20_Text"><text:span text:style-name="T12">Size: 0 bytes</text:span></text:span></text:p>
      <text:p text:style-name="P50"><text:span text:style-name="Source_20_Text"><text:span text:style-name="T12">Number of wheels: 0</text:span></text:span></text:p>
      <text:h text:style-name="P58" text:outline-level="3">5.8. Команда debug</text:h>
      <text:p text:style-name="P32">Отражает отладочную информацию: о версии пайтона, менеджера пакетов, модулях, операционной системе и т.п.</text:p>
      <text:p text:style-name="P53"><text:span text:style-name="Source_20_Text"><text:span text:style-name="T21">&gt;</text:span></text:span><text:span text:style-name="Source_20_Text"><text:span text:style-name="T12"> </text:span></text:span><text:span text:style-name="Source_20_Text"><text:span text:style-name="T21">pip</text:span></text:span><text:span text:style-name="Source_20_Text"><text:span text:style-name="T12"> </text:span></text:span><text:span text:style-name="Source_20_Text"><text:span text:style-name="T21">debug</text:span></text:span></text:p>
      <text:p text:style-name="P55"><text:span text:style-name="Source_20_Text"><text:span text:style-name="T16">pip version:</text:span></text:span><text:span text:style-name="Source_20_Text"><text:span text:style-name="T12"> </text:span></text:span><text:span text:style-name="Source_20_Text"><text:span text:style-name="T21">pip</text:span></text:span><text:span text:style-name="Source_20_Text"><text:span text:style-name="T12"> </text:span></text:span><text:span text:style-name="Source_20_Text"><text:span text:style-name="T17">20.2.4</text:span></text:span><text:span text:style-name="Source_20_Text"><text:span text:style-name="T12"> </text:span></text:span><text:span text:style-name="Source_20_Text"><text:span text:style-name="T21">from</text:span></text:span><text:span text:style-name="Source_20_Text"><text:span text:style-name="T12"> </text:span></text:span><text:span text:style-name="Source_20_Text"><text:span text:style-name="T21">d:\1\tmp\venv\lib\site-packages\pip</text:span></text:span><text:span text:style-name="Source_20_Text"><text:span text:style-name="T12"> </text:span></text:span><text:span text:style-name="Source_20_Text"><text:span text:style-name="T21">(python</text:span></text:span><text:span text:style-name="Source_20_Text"><text:span text:style-name="T12"> </text:span></text:span><text:span text:style-name="Source_20_Text"><text:span text:style-name="T17">3.8</text:span></text:span><text:span text:style-name="Source_20_Text"><text:span text:style-name="T21">)</text:span></text:span></text:p>
      <text:p text:style-name="P55"><text:span text:style-name="Source_20_Text"><text:span text:style-name="T16">sys.version:</text:span></text:span><text:span text:style-name="Source_20_Text"><text:span text:style-name="T12"> </text:span></text:span><text:span text:style-name="Source_20_Text"><text:span text:style-name="T17">3.8.5</text:span></text:span><text:span text:style-name="Source_20_Text"><text:span text:style-name="T12"> </text:span></text:span><text:span text:style-name="Source_20_Text"><text:span text:style-name="T21">(tags/v3.8.5:580fbb0,</text:span></text:span><text:span text:style-name="Source_20_Text"><text:span text:style-name="T12"> </text:span></text:span><text:span text:style-name="Source_20_Text"><text:span text:style-name="T21">Jul</text:span></text:span><text:span text:style-name="Source_20_Text"><text:span text:style-name="T12"> </text:span></text:span><text:span text:style-name="Source_20_Text"><text:span text:style-name="T17">20</text:span></text:span><text:span text:style-name="Source_20_Text"><text:span text:style-name="T12"> </text:span></text:span><text:span text:style-name="Source_20_Text"><text:span text:style-name="T17">2020</text:span></text:span><text:span text:style-name="Source_20_Text"><text:span text:style-name="T21">,</text:span></text:span><text:span text:style-name="Source_20_Text"><text:span text:style-name="T12"> </text:span></text:span><text:span text:style-name="Source_20_Text"><text:span text:style-name="T17">15</text:span></text:span><text:span text:style-name="Source_20_Text"><text:span text:style-name="T21">:43:08)</text:span></text:span><text:span text:style-name="Source_20_Text"><text:span text:style-name="T12"> [</text:span></text:span><text:span text:style-name="Source_20_Text"><text:span text:style-name="T21">MSC</text:span></text:span><text:span text:style-name="Source_20_Text"><text:span text:style-name="T12"> </text:span></text:span><text:span text:style-name="Source_20_Text"><text:span text:style-name="T21">v.1926</text:span></text:span><text:span text:style-name="Source_20_Text"><text:span text:style-name="T12"> </text:span></text:span><text:span text:style-name="Source_20_Text"><text:span text:style-name="T17">32</text:span></text:span><text:span text:style-name="Source_20_Text"><text:span text:style-name="T12"> </text:span></text:span><text:span text:style-name="Source_20_Text"><text:span text:style-name="T21">bit</text:span></text:span><text:span text:style-name="Source_20_Text"><text:span text:style-name="T12"> </text:span></text:span><text:span text:style-name="Source_20_Text"><text:span text:style-name="T21">(Intel)</text:span></text:span><text:span text:style-name="Source_20_Text"><text:span text:style-name="T12">]</text:span></text:span></text:p>
      <text:p text:style-name="P55"><text:span text:style-name="Source_20_Text"><text:span text:style-name="T16">sys.executable:</text:span></text:span><text:span text:style-name="Source_20_Text"><text:span text:style-name="T12"> </text:span></text:span><text:span text:style-name="Source_20_Text"><text:span text:style-name="T21">d:\1\tmp\venv\scripts\python.exe</text:span></text:span></text:p>
      <text:p text:style-name="P55"><text:soft-page-break/><text:span text:style-name="Source_20_Text"><text:span text:style-name="T16">sys.getdefaultencoding:</text:span></text:span><text:span text:style-name="Source_20_Text"><text:span text:style-name="T12"> </text:span></text:span><text:span text:style-name="Source_20_Text"><text:span text:style-name="T21">utf-8</text:span></text:span></text:p>
      <text:p text:style-name="P50"><text:span text:style-name="Source_20_Text"><text:span text:style-name="T21">...</text:span></text:span></text:p>
      <text:p text:style-name="P32">Сведения могут понадобиться при ошибках и сбоях в работе модулей или установщика.<text:line-break/> </text:p>
      <text:h text:style-name="P59" text:outline-level="3"><text:span text:style-name="Strong_20_Emphasis"><text:span text:style-name="T9">5.9. Команда completion</text:span></text:span></text:h>
      <text:p text:style-name="P32"><text:line-break/>Команда актуальная для пользователей *nix систем, чтобы в оболочке bash получить возможность автодополнения команд. Другими словами, при нажатии TAB вы сможете набрать первые 1-2 буквы команды, а остальное определится системой. </text:p>
      <text:p text:style-name="P51"><text:span text:style-name="Source_20_Text"><text:span text:style-name="T17">$ </text:span></text:span><text:span text:style-name="Source_20_Text"><text:span text:style-name="T12">pip completion --bash &gt;&gt; ~/.profile</text:span></text:span></text:p>
      <text:p text:style-name="P32">Фактически, вы дополняете профиль командной оболочки командами менеджера пакетов.</text:p>
      <text:h text:style-name="P58" text:outline-level="3">5.10. Команда config</text:h>
      <text:p text:style-name="P31"><text:span text:style-name="T8">Управление файлом настроек пакета модулей (</text:span><text:span text:style-name="Strong_20_Emphasis"><text:span text:style-name="T6">pip.ini</text:span></text:span><text:span text:style-name="T8">). Нужно быть аккуратнее, чтобы ничего не сломать в работе питона. Вмешиваться в настройки может понадобиться в случаях наличия нескольких пользователей в вашей операционной системе и при потребности их разграничить в средах программирования.</text:span></text:p>
      <text:p text:style-name="P53"><text:span text:style-name="Source_20_Text"><text:span text:style-name="T12">&gt; pip config </text:span></text:span><text:span text:style-name="Source_20_Text"><text:span text:style-name="T11">list</text:span></text:span></text:p>
      <text:p text:style-name="P55"><text:span text:style-name="Source_20_Text"><text:span text:style-name="T20"># При вызове команды получаем содержимое файла pip.ini, который расположен либо в домашней директории, либо в папке виртуального окружения. </text:span></text:span></text:p>
      <text:p text:style-name="P55"><text:span text:style-name="Source_20_Text"><text:span text:style-name="T11">global</text:span></text:span><text:span text:style-name="Source_20_Text"><text:span text:style-name="T12">.</text:span></text:span><text:span text:style-name="Source_20_Text"><text:span text:style-name="T11">require</text:span></text:span><text:span text:style-name="Source_20_Text"><text:span text:style-name="T12">-virtualenv=</text:span></text:span><text:span text:style-name="Source_20_Text"><text:span text:style-name="T21">'true'</text:span></text:span></text:p>
      <text:p text:style-name="P50"><text:span text:style-name="Source_20_Text"><text:span text:style-name="T11">global</text:span></text:span><text:span text:style-name="Source_20_Text"><text:span text:style-name="T12">.user=</text:span></text:span><text:span text:style-name="Source_20_Text"><text:span text:style-name="T21">'false'</text:span></text:span></text:p>
      <text:p text:style-name="P32">Зачастую при установке новых пакетов могут возникать ошибки доступа или ограниченных прав того или иного пользователя. Правильное конфигурирование pip позволяет избежать многих проблем.</text:p>
      <text:h text:style-name="Heading_20_3" text:outline-level="3"><text:span text:style-name="Strong_20_Emphasis"><text:span text:style-name="T9">Задание №1</text:span></text:span></text:h>
      <text:list xml:id="list2171637688332688923" text:style-name="L11">
        <text:list-item>
          <text:p text:style-name="P25">Создать новый проект с использованием нового виртуального окружения.</text:p>
        </text:list-item>
        <text:list-item>
          <text:p text:style-name="P25">Активировать виртуальное окружение для текущего проекта.</text:p>
        </text:list-item>
        <text:list-item>
          <text:p text:style-name="P13"><text:span text:style-name="T8">Проверить список предустановленных пакетов в виртуальном окружении с помощью команды </text:span><text:span text:style-name="Source_20_Text"><text:span text:style-name="T12">pip list</text:span></text:span><text:span text:style-name="T8">.</text:span></text:p>
        </text:list-item>
        <text:list-item>
          <text:p text:style-name="P13"><text:span text:style-name="T8">Установить пакеты </text:span><text:span text:style-name="Source_20_Text"><text:span text:style-name="T12">requests</text:span></text:span><text:span text:style-name="T8">, </text:span><text:span text:style-name="Source_20_Text"><text:span text:style-name="T12">bs4</text:span></text:span><text:span text:style-name="T8">, </text:span><text:span text:style-name="Source_20_Text"><text:span text:style-name="T12">selenium</text:span></text:span><text:span text:style-name="T8">, </text:span><text:span text:style-name="Source_20_Text"><text:span text:style-name="T12">pandas</text:span></text:span><text:span text:style-name="T8">, </text:span><text:span text:style-name="Source_20_Text"><text:span text:style-name="T12">numpy</text:span></text:span><text:span text:style-name="T8"> с помощью команды </text:span><text:span text:style-name="Source_20_Text"><text:span text:style-name="T12">pip install beautifulsoup4</text:span></text:span><text:span text:style-name="T8">.</text:span></text:p>
        </text:list-item>
        <text:list-item>
          <text:p text:style-name="P25">Проверить, что указанные пакеты успешно установлены.</text:p>
        </text:list-item>
        <text:list-item>
          <text:p text:style-name="P13"><text:soft-page-break/><text:span text:style-name="T8">Создать файл </text:span><text:span text:style-name="Source_20_Text"><text:span text:style-name="T12">requirements.txt</text:span></text:span><text:span text:style-name="T8">, содержащий список всех установленных пакетов в виртуальном окружении.</text:span></text:p>
        </text:list-item>
        <text:list-item>
          <text:p text:style-name="P21">Решение этой задачи поможет создать и настроить новый проект с необходимыми зависимостями, что является хорошей практикой при работе с Python. Это также обеспечивает портабельность и легкость воспроизведения окружения на других системах или устройствах.</text:p>
        </text:list-item>
      </text:list>
      <text:p text:style-name="Standard"/>
      <text:h text:style-name="P65" text:outline-level="1">1 Создание и импорт собственных модулей</text:h>
      <text:p text:style-name="P32">Python предоставляет возможность создавать собственные модули, что позволяет организовать код в более читаемую и управляемую структуру. Модули - это просто файлы Python, содержащие определения и операторы. Давайте рассмотрим этот процесс на примере создания модуля для работы с геометрическими фигурами.</text:p>
      <text:h text:style-name="Heading_20_3" text:outline-level="3">Пример: Модуль для работы с геометрическими фигурами</text:h>
      <text:p text:style-name="P31"><text:span text:style-name="Strong_20_Emphasis"><text:span text:style-name="T6">1 Создание модуля:</text:span></text:span></text:p>
      <text:p text:style-name="P31"><text:span text:style-name="T8">Создадим файл </text:span><text:span text:style-name="Source_20_Text"><text:span text:style-name="T12">geometry.py</text:span></text:span><text:span text:style-name="T8">, который будет содержать определения для различных геометрических фигур, таких как круг и прямоугольник.</text:span></text:p>
      <text:p text:style-name="P53"><text:span text:style-name="Source_20_Text"><text:span text:style-name="T20"># geometry.py</text:span></text:span></text:p>
      <text:p text:style-name="P55"/>
      <text:p text:style-name="P55"><text:span text:style-name="Source_20_Text"><text:span text:style-name="T11">import</text:span></text:span><text:span text:style-name="Source_20_Text"><text:span text:style-name="T12"> math</text:span></text:span></text:p>
      <text:p text:style-name="P55"/>
      <text:p text:style-name="P55"><text:span text:style-name="Source_20_Text"><text:span text:style-name="T11">def</text:span></text:span><text:span text:style-name="Source_20_Text"><text:span text:style-name="T12"> </text:span></text:span><text:span text:style-name="Source_20_Text"><text:span text:style-name="T16">calculate_circle_area</text:span></text:span><text:span text:style-name="Source_20_Text"><text:span text:style-name="T12">(</text:span></text:span><text:span text:style-name="Source_20_Text"><text:span text:style-name="T16">radius</text:span></text:span><text:span text:style-name="Source_20_Text"><text:span text:style-name="T12">):</text:span></text:span></text:p>
      <text:p text:style-name="P55"><text:span text:style-name="Source_20_Text"><text:span text:style-name="T15"><text:s text:c="4"/></text:span></text:span><text:span text:style-name="Source_20_Text"><text:span text:style-name="T11">return</text:span></text:span><text:span text:style-name="Source_20_Text"><text:span text:style-name="T12"> math.pi * radius**</text:span></text:span><text:span text:style-name="Source_20_Text"><text:span text:style-name="T17">2</text:span></text:span></text:p>
      <text:p text:style-name="P55"/>
      <text:p text:style-name="P55"><text:span text:style-name="Source_20_Text"><text:span text:style-name="T11">def</text:span></text:span><text:span text:style-name="Source_20_Text"><text:span text:style-name="T12"> </text:span></text:span><text:span text:style-name="Source_20_Text"><text:span text:style-name="T16">calculate_rectangle_area</text:span></text:span><text:span text:style-name="Source_20_Text"><text:span text:style-name="T12">(</text:span></text:span><text:span text:style-name="Source_20_Text"><text:span text:style-name="T16">length, width</text:span></text:span><text:span text:style-name="Source_20_Text"><text:span text:style-name="T12">):</text:span></text:span></text:p>
      <text:p text:style-name="P50"><text:span text:style-name="Source_20_Text"><text:span text:style-name="T15"><text:s text:c="4"/></text:span></text:span><text:span text:style-name="Source_20_Text"><text:span text:style-name="T11">return</text:span></text:span><text:span text:style-name="Source_20_Text"><text:span text:style-name="T12"> length * width</text:span></text:span></text:p>
      <text:p text:style-name="P31"><text:span text:style-name="Strong_20_Emphasis"><text:span text:style-name="T6">2 Импорт модуля:</text:span></text:span></text:p>
      <text:p text:style-name="P31"><text:span text:style-name="T8">Теперь мы можем создать другой файл, например, </text:span><text:span text:style-name="Source_20_Text"><text:span text:style-name="T12">main.py</text:span></text:span><text:span text:style-name="T8">, и использовать функции из модуля </text:span><text:span text:style-name="Source_20_Text"><text:span text:style-name="T12">geometry.py</text:span></text:span><text:span text:style-name="T8">.</text:span></text:p>
      <text:p text:style-name="P53"><text:span text:style-name="Source_20_Text"><text:span text:style-name="T20"># main.py</text:span></text:span></text:p>
      <text:p text:style-name="P55"><text:span text:style-name="Source_20_Text"><text:span text:style-name="T11">import</text:span></text:span><text:span text:style-name="Source_20_Text"><text:span text:style-name="T12"> geometry</text:span></text:span></text:p>
      <text:p text:style-name="P55"/>
      <text:p text:style-name="P55"><text:span text:style-name="Source_20_Text"><text:span text:style-name="T12">radius = </text:span></text:span><text:span text:style-name="Source_20_Text"><text:span text:style-name="T17">5</text:span></text:span></text:p>
      <text:p text:style-name="P55"><text:span text:style-name="Source_20_Text"><text:span text:style-name="T12">circle_area = geometry.calculate_circle_area(radius)</text:span></text:span></text:p>
      <text:p text:style-name="P55"><text:span text:style-name="Source_20_Text"><text:span text:style-name="T16">print</text:span></text:span><text:span text:style-name="Source_20_Text"><text:span text:style-name="T12">(</text:span></text:span><text:span text:style-name="Source_20_Text"><text:span text:style-name="T21">f"Площадь круга с радиусом </text:span></text:span><text:span text:style-name="Source_20_Text"><text:span text:style-name="T12">{radius}</text:span></text:span><text:span text:style-name="Source_20_Text"><text:span text:style-name="T21">: </text:span></text:span><text:span text:style-name="Source_20_Text"><text:span text:style-name="T12">{circle_area}</text:span></text:span><text:span text:style-name="Source_20_Text"><text:span text:style-name="T21">"</text:span></text:span><text:span text:style-name="Source_20_Text"><text:span text:style-name="T12">)</text:span></text:span></text:p>
      <text:p text:style-name="P55"/>
      <text:p text:style-name="P55"><text:span text:style-name="Source_20_Text"><text:span text:style-name="T12">length = </text:span></text:span><text:span text:style-name="Source_20_Text"><text:span text:style-name="T17">4</text:span></text:span></text:p>
      <text:p text:style-name="P55"><text:span text:style-name="Source_20_Text"><text:span text:style-name="T12">width = </text:span></text:span><text:span text:style-name="Source_20_Text"><text:span text:style-name="T17">6</text:span></text:span></text:p>
      <text:p text:style-name="P55"><text:span text:style-name="Source_20_Text"><text:span text:style-name="T12">rectangle_area = geometry.calculate_rectangle_area(length, width)</text:span></text:span></text:p>
      <text:p text:style-name="P50"><text:span text:style-name="Source_20_Text"><text:span text:style-name="T16">print</text:span></text:span><text:span text:style-name="Source_20_Text"><text:span text:style-name="T12">(</text:span></text:span><text:span text:style-name="Source_20_Text"><text:span text:style-name="T21">f"Площадь прямоугольника с длиной </text:span></text:span><text:span text:style-name="Source_20_Text"><text:span text:style-name="T12">{length}</text:span></text:span><text:span text:style-name="Source_20_Text"><text:span text:style-name="T21"> и шириной </text:span></text:span><text:span text:style-name="Source_20_Text"><text:span text:style-name="T12">{width}</text:span></text:span><text:span text:style-name="Source_20_Text"><text:span text:style-name="T21">: </text:span></text:span><text:span text:style-name="Source_20_Text"><text:span text:style-name="T12">{rectangle_area}</text:span></text:span><text:span text:style-name="Source_20_Text"><text:span text:style-name="T21">"</text:span></text:span><text:span text:style-name="Source_20_Text"><text:span text:style-name="T12">)</text:span></text:span></text:p>
      <text:p text:style-name="P32">Таким образом, создание и импорт собственных модулей в Python позволяет легко организовывать код, делая его более читаемым, поддерживаемым и многократно используемым </text:p>
      <text:h text:style-name="P66" text:outline-level="2">2 Расположение собственных модулей</text:h>
      <text:p text:style-name="P32">В Python существует стандартная структура каталогов. Размещение файлов собственных модулей в правильных местах помогает Python легко их находить. Вот общие рекомендации по расположению файлов:</text:p>
      <text:p text:style-name="P31"><text:span text:style-name="Strong_20_Emphasis"><text:span text:style-name="T6">Каталог вашего проекта:</text:span></text:span></text:p>
      <text:list xml:id="list5404606206408887560" text:style-name="L12">
        <text:list-item>
          <text:p text:style-name="P26"><text:soft-page-break/>Создайте основной каталог для вашего проекта.</text:p>
        </text:list-item>
        <text:list-item>
          <text:p text:style-name="P43"><text:span text:style-name="T8">Разместите файлы вашего модуля, например, </text:span><text:span text:style-name="Source_20_Text"><text:span text:style-name="T12">geometry.py</text:span></text:span><text:span text:style-name="T8">, в этом каталоге.</text:span></text:p>
        </text:list-item>
      </text:list>
      <text:p text:style-name="P53"><text:span text:style-name="Source_20_Text"><text:span text:style-name="T12">/your_project</text:span></text:span></text:p>
      <text:p text:style-name="P50"><text:span text:style-name="Source_20_Text"><text:span text:style-name="T15">└── </text:span></text:span><text:span text:style-name="Source_20_Text"><text:span text:style-name="T12">geometry.py</text:span></text:span></text:p>
      <text:p text:style-name="P31"><text:span text:style-name="T10"> </text:span><text:span text:style-name="Strong_20_Emphasis"><text:span text:style-name="T6">Добавление пути в переменную окружения </text:span></text:span><text:span text:style-name="Strong_20_Emphasis"><text:span text:style-name="Source_20_Text"><text:span text:style-name="T13">PYTHONPATH</text:span></text:span></text:span><text:span text:style-name="Strong_20_Emphasis"><text:span text:style-name="T6">:</text:span></text:span></text:p>
      <text:list xml:id="list1006391921590560244" text:style-name="L13">
        <text:list-item>
          <text:p text:style-name="P44"><text:span text:style-name="T8">Если вы разместили ваш модуль в отдельном месте, не являющемся каталогом проекта, добавьте путь к этому месту в переменную окружения </text:span><text:span text:style-name="Source_20_Text"><text:span text:style-name="T12">PYTHONPATH</text:span></text:span><text:span text:style-name="T8">.</text:span></text:p>
        </text:list-item>
      </text:list>
      <text:p text:style-name="P31"><text:span text:style-name="Strong_20_Emphasis"><text:span text:style-name="Source_20_Text"><text:span text:style-name="T13">export PYTHONPATH=/путь/к/вашему/модулю:$PYTHONPATH</text:span></text:span></text:span><text:span text:style-name="T8"> </text:span></text:p>
      <text:list xml:id="list6557856428160514764" text:style-name="L14">
        <text:list-item>
          <text:list>
            <text:list-item>
              <text:p text:style-name="P22">Выполнив эту команду, Python будет искать модули также и в указанном каталоге.</text:p>
            </text:list-item>
          </text:list>
        </text:list-item>
        <text:list-item>
          <text:p text:style-name="P14"><text:span text:style-name="Strong_20_Emphasis"><text:span text:style-name="T2">Использование относительного импорта:</text:span></text:span></text:p>
          <text:list>
            <text:list-item>
              <text:p text:style-name="P36">Если ваш проект имеет несколько подкаталогов, вы можете использовать относительный импорт.</text:p>
            </text:list-item>
          </text:list>
        </text:list-item>
      </text:list>
      <text:p text:style-name="P53"><text:span text:style-name="Source_20_Text"><text:span text:style-name="T12">/your_project</text:span></text:span></text:p>
      <text:p text:style-name="P55"><text:span text:style-name="Source_20_Text"><text:span text:style-name="T15">├── </text:span></text:span><text:span text:style-name="Source_20_Text"><text:span text:style-name="T12">main.py</text:span></text:span></text:p>
      <text:p text:style-name="P55"><text:span text:style-name="Source_20_Text"><text:span text:style-name="T15">└── </text:span></text:span><text:span text:style-name="Source_20_Text"><text:span text:style-name="T12">subdirectory</text:span></text:span></text:p>
      <text:p text:style-name="P50"><text:span text:style-name="Source_20_Text"><text:span text:style-name="T15"><text:s text:c="4"/>└── </text:span></text:span><text:span text:style-name="Source_20_Text"><text:span text:style-name="T12">geometry.py</text:span></text:span></text:p>
      <text:p text:style-name="P31"><text:span text:style-name="T10"> </text:span><text:span text:style-name="T8">В </text:span><text:span text:style-name="Source_20_Text"><text:span text:style-name="T12">main.py</text:span></text:span><text:span text:style-name="T8"> вы можете использовать относительный импорт следующим образом:</text:span></text:p>
      <text:p text:style-name="P53"><text:span text:style-name="Source_20_Text"><text:span text:style-name="T20"># main.py</text:span></text:span></text:p>
      <text:p text:style-name="P50"><text:span text:style-name="Source_20_Text"><text:span text:style-name="T11">from</text:span></text:span><text:span text:style-name="Source_20_Text"><text:span text:style-name="T12"> subdirectory </text:span></text:span><text:span text:style-name="Source_20_Text"><text:span text:style-name="T11">import</text:span></text:span><text:span text:style-name="Source_20_Text"><text:span text:style-name="T12"> geometry</text:span></text:span></text:p>
      <text:list xml:id="list4921772153689843370" text:style-name="L15">
        <text:list-item>
          <text:list>
            <text:list-item>
              <text:p text:style-name="P15"><text:span text:style-name="T4">Важно, чтобы в подкаталоге был файл </text:span><text:span text:style-name="Source_20_Text"><text:span text:style-name="T12">__init__.py</text:span></text:span><text:span text:style-name="T4"> (даже если он пустой), чтобы Python рассматривал каталог как пакет.</text:span></text:p>
            </text:list-item>
          </text:list>
        </text:list-item>
        <text:list-item>
          <text:p text:style-name="P15"><text:span text:style-name="Strong_20_Emphasis"><text:span text:style-name="T2">Использование </text:span></text:span><text:span text:style-name="Strong_20_Emphasis"><text:span text:style-name="Source_20_Text"><text:span text:style-name="T13">sys.path</text:span></text:span></text:span><text:span text:style-name="Strong_20_Emphasis"><text:span text:style-name="T2">:</text:span></text:span></text:p>
          <text:list>
            <text:list-item>
              <text:p text:style-name="P45"><text:span text:style-name="T4">Добавьте путь к вашему модулю в </text:span><text:span text:style-name="Source_20_Text"><text:span text:style-name="T12">sys.path</text:span></text:span><text:span text:style-name="T4"> в начале вашего скрипта:</text:span></text:p>
            </text:list-item>
          </text:list>
        </text:list-item>
      </text:list>
      <text:p text:style-name="P53"><text:span text:style-name="Source_20_Text"><text:span text:style-name="T20"># main.py</text:span></text:span></text:p>
      <text:p text:style-name="P55"><text:span text:style-name="Source_20_Text"><text:span text:style-name="T11">import</text:span></text:span><text:span text:style-name="Source_20_Text"><text:span text:style-name="T12"> sys</text:span></text:span></text:p>
      <text:p text:style-name="P55"><text:span text:style-name="Source_20_Text"><text:span text:style-name="T12">sys.path.insert(</text:span></text:span><text:span text:style-name="Source_20_Text"><text:span text:style-name="T17">0</text:span></text:span><text:span text:style-name="Source_20_Text"><text:span text:style-name="T12">, </text:span></text:span><text:span text:style-name="Source_20_Text"><text:span text:style-name="T21">'/путь/к/вашему/модулю'</text:span></text:span><text:span text:style-name="Source_20_Text"><text:span text:style-name="T12">)</text:span></text:span></text:p>
      <text:p text:style-name="P55"/>
      <text:p text:style-name="P50"><text:span text:style-name="Source_20_Text"><text:span text:style-name="T11">from</text:span></text:span><text:span text:style-name="Source_20_Text"><text:span text:style-name="T12"> geometry </text:span></text:span><text:span text:style-name="Source_20_Text"><text:span text:style-name="T11">import</text:span></text:span><text:span text:style-name="Source_20_Text"><text:span text:style-name="T12"> calculate_circle_area</text:span></text:span></text:p>
      <text:p text:style-name="P35"> <text:span text:style-name="T25">Это временное решение и не рекомендуется для постоянного использования.</text:span></text:p>
      <text:p text:style-name="P32">Выбор между этими методами зависит от конкретных требований вашего проекта. В большинстве случаев рекомендуется использовать структуру каталогов и <text:soft-page-break/>правильные пути, чтобы упростить организацию кода и обеспечить легкость его поддержки.</text:p>
      <text:h text:style-name="P66" text:outline-level="2">3 Пакеты</text:h>
      <text:p text:style-name="P32">Пакеты в Python - это способ организации модулей в иерархическую структуру. Пакеты представляют собой способ организации модулей по единой тематике, позволяя группировать связанные функции, классы и другие объекты в единый компонент. Каждый пакет обычно содержит модули, направленные на выполнение определенной задачи или решение определенной проблемы, что способствует более структурированной и удобной организации кода проекта.</text:p>
      <text:h text:style-name="P58" text:outline-level="3">Создадим пакет</text:h>
      <text:p text:style-name="P31"><text:span text:style-name="Strong_20_Emphasis"><text:span text:style-name="T6">Пакет </text:span></text:span><text:span text:style-name="T8">в Python представляет собой каталог, который содержит модули и/или другие подпакеты. Он также содержит специальный модуль с именем </text:span><text:span text:style-name="Source_20_Text"><text:span text:style-name="T12">__init__.py</text:span></text:span><text:span text:style-name="T8">, который выполняет инициализацию пакета и может содержать общие для всех модулей в пакете объекты, код или настройки. Этот файл также необходим для того, чтобы Python интерпретировал каталог как пакет.</text:span></text:p>
      <text:p text:style-name="P31"><text:span text:style-name="T8">Рассмотрим демонстрационный пример пакета. Создадим пакет из каталога </text:span><text:span text:style-name="Source_20_Text"><text:span text:style-name="T12">mypackage</text:span></text:span><text:span text:style-name="T8">  внутри проекта </text:span><text:span text:style-name="Source_20_Text"><text:span text:style-name="T12">project</text:span></text:span><text:span text:style-name="T8">:</text:span></text:p>
      <text:p text:style-name="P53"><text:span text:style-name="Source_20_Text"><text:span text:style-name="T12">project/</text:span></text:span></text:p>
      <text:p text:style-name="P55"><text:span text:style-name="Source_20_Text"><text:span text:style-name="T15">│</text:span></text:span></text:p>
      <text:p text:style-name="P55"><text:span text:style-name="Source_20_Text"><text:span text:style-name="T15">├── </text:span></text:span><text:span text:style-name="Source_20_Text"><text:span text:style-name="T12">mypackage/</text:span></text:span></text:p>
      <text:p text:style-name="P55"><text:span text:style-name="Source_20_Text"><text:span text:style-name="T15">│ <text:s text:c="2"/>├── </text:span></text:span><text:span text:style-name="Source_20_Text"><text:span text:style-name="T12">__init__.py</text:span></text:span></text:p>
      <text:p text:style-name="P55"><text:span text:style-name="Source_20_Text"><text:span text:style-name="T15">│ <text:s text:c="2"/>├── </text:span></text:span><text:span text:style-name="Source_20_Text"><text:span text:style-name="T12">constants.py</text:span></text:span></text:p>
      <text:p text:style-name="P55"><text:span text:style-name="Source_20_Text"><text:span text:style-name="T15">│ <text:s text:c="2"/>├── </text:span></text:span><text:span text:style-name="Source_20_Text"><text:span text:style-name="T11">module</text:span></text:span><text:span text:style-name="Source_20_Text"><text:span text:style-name="T17">1.</text:span></text:span><text:span text:style-name="Source_20_Text"><text:span text:style-name="T12">py</text:span></text:span></text:p>
      <text:p text:style-name="P55"><text:span text:style-name="Source_20_Text"><text:span text:style-name="T15">│ <text:s text:c="2"/>├── </text:span></text:span><text:span text:style-name="Source_20_Text"><text:span text:style-name="T11">module</text:span></text:span><text:span text:style-name="Source_20_Text"><text:span text:style-name="T17">2.</text:span></text:span><text:span text:style-name="Source_20_Text"><text:span text:style-name="T12">py</text:span></text:span></text:p>
      <text:p text:style-name="P50"><text:span text:style-name="Source_20_Text"><text:span text:style-name="T15">└── </text:span></text:span><text:span text:style-name="Source_20_Text"><text:span text:style-name="T12">main.py</text:span></text:span></text:p>
      <text:p text:style-name="P31"><text:span text:style-name="T8">В файл </text:span><text:span text:style-name="Source_20_Text"><text:span text:style-name="T12">__init__.py</text:span></text:span><text:span text:style-name="T8"> добавим следующий код:</text:span></text:p>
      <text:p text:style-name="P53"><text:span text:style-name="Source_20_Text"><text:span text:style-name="T20"># Этот файл может быть пустым, но он говорит Python, что каталог `mypackage` - это пакет</text:span></text:span></text:p>
      <text:p text:style-name="P55"/>
      <text:p text:style-name="P55"><text:span text:style-name="Source_20_Text"><text:span text:style-name="T11">from</text:span></text:span><text:span text:style-name="Source_20_Text"><text:span text:style-name="T12"> .constants </text:span></text:span><text:span text:style-name="Source_20_Text"><text:span text:style-name="T11">import</text:span></text:span><text:span text:style-name="Source_20_Text"><text:span text:style-name="T12"> *</text:span></text:span></text:p>
      <text:p text:style-name="P55"/>
      <text:p text:style-name="P50"><text:span text:style-name="Source_20_Text"><text:span text:style-name="T20"># Можно также объявить переменные здесь напрямую, но в данном примере они импортируются из файла constants.py</text:span></text:span></text:p>
      <text:p text:style-name="P31"><text:span text:style-name="T8">Обратите внимание, что отдельно импортировать файл </text:span><text:span text:style-name="Source_20_Text"><text:span text:style-name="T12">__init__.py</text:span></text:span><text:span text:style-name="T8"> не нужно. При первом обращении к пакету Python самостоятельно импортирует модуль </text:span><text:span text:style-name="Source_20_Text"><text:span text:style-name="T12">__init__.py</text:span></text:span><text:span text:style-name="T8">.</text:span></text:p>
      <text:p text:style-name="P31"><text:span text:style-name="T8">Файл </text:span><text:span text:style-name="Source_20_Text"><text:span text:style-name="T12">constants.py</text:span></text:span><text:span text:style-name="T8">:</text:span></text:p>
      <text:p text:style-name="P53"><text:span text:style-name="Source_20_Text"><text:span text:style-name="T20"># Файл с объявлением констант, которые будут использоваться в модулях пакета</text:span></text:span></text:p>
      <text:p text:style-name="P55"/>
      <text:p text:style-name="P55"><text:span text:style-name="Source_20_Text"><text:span text:style-name="T16">CONSTANT_1</text:span></text:span><text:span text:style-name="Source_20_Text"><text:span text:style-name="T12"> = </text:span></text:span><text:span text:style-name="Source_20_Text"><text:span text:style-name="T17">100</text:span></text:span></text:p>
      <text:p text:style-name="P50"><text:span text:style-name="Source_20_Text"><text:span text:style-name="T16">CONSTANT_2</text:span></text:span><text:span text:style-name="Source_20_Text"><text:span text:style-name="T12"> = </text:span></text:span><text:span text:style-name="Source_20_Text"><text:span text:style-name="T21">"Hello, world!"</text:span></text:span></text:p>
      <text:p text:style-name="P31"><text:soft-page-break/><text:span text:style-name="T8">Файл </text:span><text:span text:style-name="Source_20_Text"><text:span text:style-name="T12">module1.py</text:span></text:span><text:span text:style-name="T8">:</text:span></text:p>
      <text:p text:style-name="P53"><text:span text:style-name="Source_20_Text"><text:span text:style-name="T20"># Пример модуля в пакете mypackage</text:span></text:span></text:p>
      <text:p text:style-name="P55"/>
      <text:p text:style-name="P55"><text:span text:style-name="Source_20_Text"><text:span text:style-name="T11">from</text:span></text:span><text:span text:style-name="Source_20_Text"><text:span text:style-name="T12"> .constants </text:span></text:span><text:span text:style-name="Source_20_Text"><text:span text:style-name="T11">import</text:span></text:span><text:span text:style-name="Source_20_Text"><text:span text:style-name="T12"> CONSTANT_1</text:span></text:span></text:p>
      <text:p text:style-name="P55"/>
      <text:p text:style-name="P55"><text:span text:style-name="Source_20_Text"><text:span text:style-name="T11">def</text:span></text:span><text:span text:style-name="Source_20_Text"><text:span text:style-name="T12"> </text:span></text:span><text:span text:style-name="Source_20_Text"><text:span text:style-name="T16">func1</text:span></text:span><text:span text:style-name="Source_20_Text"><text:span text:style-name="T12">():</text:span></text:span></text:p>
      <text:p text:style-name="P55"><text:span text:style-name="Source_20_Text"><text:span text:style-name="T15"><text:s text:c="4"/></text:span></text:span><text:span text:style-name="Source_20_Text"><text:span text:style-name="T16">print</text:span></text:span><text:span text:style-name="Source_20_Text"><text:span text:style-name="T12">(</text:span></text:span><text:span text:style-name="Source_20_Text"><text:span text:style-name="T21">"Function 1 in module1.py"</text:span></text:span><text:span text:style-name="Source_20_Text"><text:span text:style-name="T12">)</text:span></text:span></text:p>
      <text:p text:style-name="P55"/>
      <text:p text:style-name="P55"><text:span text:style-name="Source_20_Text"><text:span text:style-name="T11">def</text:span></text:span><text:span text:style-name="Source_20_Text"><text:span text:style-name="T12"> </text:span></text:span><text:span text:style-name="Source_20_Text"><text:span text:style-name="T16">func2</text:span></text:span><text:span text:style-name="Source_20_Text"><text:span text:style-name="T12">():</text:span></text:span></text:p>
      <text:p text:style-name="P50"><text:span text:style-name="Source_20_Text"><text:span text:style-name="T15"><text:s text:c="4"/></text:span></text:span><text:span text:style-name="Source_20_Text"><text:span text:style-name="T16">print</text:span></text:span><text:span text:style-name="Source_20_Text"><text:span text:style-name="T12">(</text:span></text:span><text:span text:style-name="Source_20_Text"><text:span text:style-name="T21">f"Constant from constants.py: </text:span></text:span><text:span text:style-name="Source_20_Text"><text:span text:style-name="T12">{CONSTANT_1}</text:span></text:span><text:span text:style-name="Source_20_Text"><text:span text:style-name="T21">"</text:span></text:span><text:span text:style-name="Source_20_Text"><text:span text:style-name="T12">)</text:span></text:span></text:p>
      <text:p text:style-name="P31"><text:span text:style-name="T8">Файл </text:span><text:span text:style-name="Source_20_Text"><text:span text:style-name="T12">module2.py</text:span></text:span><text:span text:style-name="T8">:</text:span></text:p>
      <text:p text:style-name="P53"><text:span text:style-name="Source_20_Text"><text:span text:style-name="T20"># Еще один пример модуля в пакете mypackage</text:span></text:span></text:p>
      <text:p text:style-name="P55"/>
      <text:p text:style-name="P55"><text:span text:style-name="Source_20_Text"><text:span text:style-name="T11">from</text:span></text:span><text:span text:style-name="Source_20_Text"><text:span text:style-name="T12"> .constants </text:span></text:span><text:span text:style-name="Source_20_Text"><text:span text:style-name="T11">import</text:span></text:span><text:span text:style-name="Source_20_Text"><text:span text:style-name="T12"> CONSTANT_2</text:span></text:span></text:p>
      <text:p text:style-name="P55"/>
      <text:p text:style-name="P55"><text:span text:style-name="Source_20_Text"><text:span text:style-name="T11">def</text:span></text:span><text:span text:style-name="Source_20_Text"><text:span text:style-name="T12"> </text:span></text:span><text:span text:style-name="Source_20_Text"><text:span text:style-name="T16">func3</text:span></text:span><text:span text:style-name="Source_20_Text"><text:span text:style-name="T12">():</text:span></text:span></text:p>
      <text:p text:style-name="P55"><text:span text:style-name="Source_20_Text"><text:span text:style-name="T15"><text:s text:c="4"/></text:span></text:span><text:span text:style-name="Source_20_Text"><text:span text:style-name="T16">print</text:span></text:span><text:span text:style-name="Source_20_Text"><text:span text:style-name="T12">(</text:span></text:span><text:span text:style-name="Source_20_Text"><text:span text:style-name="T21">"Function 3 in module2.py"</text:span></text:span><text:span text:style-name="Source_20_Text"><text:span text:style-name="T12">)</text:span></text:span></text:p>
      <text:p text:style-name="P55"/>
      <text:p text:style-name="P55"><text:span text:style-name="Source_20_Text"><text:span text:style-name="T11">def</text:span></text:span><text:span text:style-name="Source_20_Text"><text:span text:style-name="T12"> </text:span></text:span><text:span text:style-name="Source_20_Text"><text:span text:style-name="T16">func4</text:span></text:span><text:span text:style-name="Source_20_Text"><text:span text:style-name="T12">():</text:span></text:span></text:p>
      <text:p text:style-name="P50"><text:span text:style-name="Source_20_Text"><text:span text:style-name="T15"><text:s text:c="4"/></text:span></text:span><text:span text:style-name="Source_20_Text"><text:span text:style-name="T16">print</text:span></text:span><text:span text:style-name="Source_20_Text"><text:span text:style-name="T12">(</text:span></text:span><text:span text:style-name="Source_20_Text"><text:span text:style-name="T21">f"Constant from constants.py: </text:span></text:span><text:span text:style-name="Source_20_Text"><text:span text:style-name="T12">{CONSTANT_2}</text:span></text:span><text:span text:style-name="Source_20_Text"><text:span text:style-name="T21">"</text:span></text:span><text:span text:style-name="Source_20_Text"><text:span text:style-name="T12">)</text:span></text:span></text:p>
      <text:p text:style-name="P32">Теперь давайте создадим программу для демонстрации использования модулей из нашего пакета:</text:p>
      <text:p text:style-name="P53"><text:span text:style-name="Source_20_Text"><text:span text:style-name="T12"># Пример использования модулей из пакета mypackage</text:span></text:span></text:p>
      <text:p text:style-name="P55"/>
      <text:p text:style-name="P55"><text:span text:style-name="Source_20_Text"><text:span text:style-name="T12">from mypackage </text:span></text:span><text:span text:style-name="Source_20_Text"><text:span text:style-name="T11">import</text:span></text:span><text:span text:style-name="Source_20_Text"><text:span text:style-name="T12"> module1, module2</text:span></text:span></text:p>
      <text:p text:style-name="P55"/>
      <text:p text:style-name="P55"><text:span text:style-name="Source_20_Text"><text:span text:style-name="T11">module</text:span></text:span><text:span text:style-name="Source_20_Text"><text:span text:style-name="T17">1.f</text:span></text:span><text:span text:style-name="Source_20_Text"><text:span text:style-name="T12">unc1()</text:span></text:span></text:p>
      <text:p text:style-name="P55"><text:span text:style-name="Source_20_Text"><text:span text:style-name="T11">module</text:span></text:span><text:span text:style-name="Source_20_Text"><text:span text:style-name="T17">1.f</text:span></text:span><text:span text:style-name="Source_20_Text"><text:span text:style-name="T12">unc2()</text:span></text:span></text:p>
      <text:p text:style-name="P55"><text:span text:style-name="Source_20_Text"><text:span text:style-name="T11">module</text:span></text:span><text:span text:style-name="Source_20_Text"><text:span text:style-name="T17">2.f</text:span></text:span><text:span text:style-name="Source_20_Text"><text:span text:style-name="T12">unc3()</text:span></text:span></text:p>
      <text:p text:style-name="P50"><text:span text:style-name="Source_20_Text"><text:span text:style-name="T11">module</text:span></text:span><text:span text:style-name="Source_20_Text"><text:span text:style-name="T17">2.f</text:span></text:span><text:span text:style-name="Source_20_Text"><text:span text:style-name="T12">unc4()</text:span></text:span></text:p>
      <text:h text:style-name="P66" text:outline-level="2">4 Варианты импорта пакетов</text:h>
      <text:p text:style-name="P32">Пакеты как и модули можно импортировать:</text:p>
      <text:list xml:id="list3480346354260075732" text:style-name="L16">
        <text:list-item>
          <text:p text:style-name="P27">Квалифицированный импорт -  «импорт модуля целиком»</text:p>
        </text:list-item>
        <text:list-item>
          <text:p text:style-name="P33">Импорт отдельных определений</text:p>
        </text:list-item>
      </text:list>
      <text:p text:style-name="P31"><text:span text:style-name="Strong_20_Emphasis"><text:span text:style-name="T6">Квалифицированный импорт</text:span></text:span><text:span text:style-name="T8">:</text:span></text:p>
      <text:p text:style-name="P53"><text:span text:style-name="Source_20_Text"><text:span text:style-name="T11">import</text:span></text:span><text:span text:style-name="Source_20_Text"><text:span text:style-name="T12"> mypackage.module1</text:span></text:span></text:p>
      <text:p text:style-name="P55"><text:span text:style-name="Source_20_Text"><text:span text:style-name="T11">import</text:span></text:span><text:span text:style-name="Source_20_Text"><text:span text:style-name="T12"> mypackage.module2</text:span></text:span></text:p>
      <text:p text:style-name="P55"/>
      <text:p text:style-name="P55"><text:span text:style-name="Source_20_Text"><text:span text:style-name="T12">mypackage.</text:span></text:span><text:span text:style-name="Source_20_Text"><text:span text:style-name="T11">module</text:span></text:span><text:span text:style-name="Source_20_Text"><text:span text:style-name="T17">1.f</text:span></text:span><text:span text:style-name="Source_20_Text"><text:span text:style-name="T12">unc1()</text:span></text:span></text:p>
      <text:p text:style-name="P55"><text:span text:style-name="Source_20_Text"><text:span text:style-name="T12">mypackage.</text:span></text:span><text:span text:style-name="Source_20_Text"><text:span text:style-name="T11">module</text:span></text:span><text:span text:style-name="Source_20_Text"><text:span text:style-name="T17">1.f</text:span></text:span><text:span text:style-name="Source_20_Text"><text:span text:style-name="T12">unc2()</text:span></text:span></text:p>
      <text:p text:style-name="P55"><text:span text:style-name="Source_20_Text"><text:span text:style-name="T12">mypackage.</text:span></text:span><text:span text:style-name="Source_20_Text"><text:span text:style-name="T11">module</text:span></text:span><text:span text:style-name="Source_20_Text"><text:span text:style-name="T17">2.f</text:span></text:span><text:span text:style-name="Source_20_Text"><text:span text:style-name="T12">unc3()</text:span></text:span></text:p>
      <text:p text:style-name="P50"><text:span text:style-name="Source_20_Text"><text:span text:style-name="T12">mypackage.</text:span></text:span><text:span text:style-name="Source_20_Text"><text:span text:style-name="T11">module</text:span></text:span><text:span text:style-name="Source_20_Text"><text:span text:style-name="T17">2.f</text:span></text:span><text:span text:style-name="Source_20_Text"><text:span text:style-name="T12">unc4()</text:span></text:span></text:p>
      <text:p text:style-name="P31"><text:soft-page-break/><text:span text:style-name="Strong_20_Emphasis"><text:span text:style-name="T6">Импорт отдельных определений</text:span></text:span><text:span text:style-name="T8"> удобнее, потому что не нужно каждый раз прописывать имя пакета и модуля.</text:span></text:p>
      <text:p text:style-name="P53"><text:span text:style-name="Source_20_Text"><text:span text:style-name="T12"># Пример использования модулей из пакета mypackage</text:span></text:span></text:p>
      <text:p text:style-name="P55"/>
      <text:p text:style-name="P55"><text:span text:style-name="Source_20_Text"><text:span text:style-name="T12">from mypackage</text:span></text:span><text:span text:style-name="Source_20_Text"><text:span text:style-name="T23">.module1</text:span></text:span><text:span text:style-name="Source_20_Text"><text:span text:style-name="T12"> import func1, func2</text:span></text:span></text:p>
      <text:p text:style-name="P55"><text:span text:style-name="Source_20_Text"><text:span text:style-name="T12">from mypackage</text:span></text:span><text:span text:style-name="Source_20_Text"><text:span text:style-name="T23">.module2</text:span></text:span><text:span text:style-name="Source_20_Text"><text:span text:style-name="T12"> import func3, func4</text:span></text:span></text:p>
      <text:p text:style-name="P55"/>
      <text:p text:style-name="P55"><text:span text:style-name="Source_20_Text"><text:span text:style-name="T16">func1</text:span></text:span><text:span text:style-name="Source_20_Text"><text:span text:style-name="T12">()</text:span></text:span></text:p>
      <text:p text:style-name="P55"><text:span text:style-name="Source_20_Text"><text:span text:style-name="T16">func2</text:span></text:span><text:span text:style-name="Source_20_Text"><text:span text:style-name="T12">()</text:span></text:span></text:p>
      <text:p text:style-name="P55"><text:span text:style-name="Source_20_Text"><text:span text:style-name="T16">func3</text:span></text:span><text:span text:style-name="Source_20_Text"><text:span text:style-name="T12">()</text:span></text:span></text:p>
      <text:p text:style-name="P50"><text:span text:style-name="Source_20_Text"><text:span text:style-name="T16">func4</text:span></text:span><text:span text:style-name="Source_20_Text"><text:span text:style-name="T12">()</text:span></text:span></text:p>
      <text:p text:style-name="P32">Кроме того, импорты в Python бывают двух видов:</text:p>
      <text:list xml:id="list7718087728707506516" text:style-name="L17">
        <text:list-item>
          <text:p text:style-name="P28">Абсолютные</text:p>
        </text:list-item>
        <text:list-item>
          <text:p text:style-name="P34">Относительные</text:p>
        </text:list-item>
      </text:list>
      <text:p text:style-name="P32">В следующем шаге посмотрим как это работает</text:p>
      <text:h text:style-name="P66" text:outline-level="2">5 Варианты импортов</text:h>
      <text:p text:style-name="P32">Рассмотрим на предыдущем пример ну уже с подпакетом:</text:p>
      <text:p text:style-name="P53"><text:span text:style-name="Source_20_Text"><text:span text:style-name="T12">project/</text:span></text:span></text:p>
      <text:p text:style-name="P55"><text:span text:style-name="Source_20_Text"><text:span text:style-name="T15">│</text:span></text:span></text:p>
      <text:p text:style-name="P55"><text:span text:style-name="Source_20_Text"><text:span text:style-name="T15">├── </text:span></text:span><text:span text:style-name="Source_20_Text"><text:span text:style-name="T12">mypackage/</text:span></text:span></text:p>
      <text:p text:style-name="P55"><text:span text:style-name="Source_20_Text"><text:span text:style-name="T15">│ <text:s text:c="2"/>├── </text:span></text:span><text:span text:style-name="Source_20_Text"><text:span text:style-name="T12">__init__.py</text:span></text:span></text:p>
      <text:p text:style-name="P55"><text:span text:style-name="Source_20_Text"><text:span text:style-name="T15">│ <text:s text:c="2"/>├── </text:span></text:span><text:span text:style-name="Source_20_Text"><text:span text:style-name="T12">constants.py</text:span></text:span></text:p>
      <text:p text:style-name="P55"><text:span text:style-name="Source_20_Text"><text:span text:style-name="T15">│ <text:s text:c="2"/>├── </text:span></text:span><text:span text:style-name="Source_20_Text"><text:span text:style-name="T11">module</text:span></text:span><text:span text:style-name="Source_20_Text"><text:span text:style-name="T17">1.</text:span></text:span><text:span text:style-name="Source_20_Text"><text:span text:style-name="T12">py</text:span></text:span></text:p>
      <text:p text:style-name="P55"><text:span text:style-name="Source_20_Text"><text:span text:style-name="T15">│ <text:s text:c="2"/>├── </text:span></text:span><text:span text:style-name="Source_20_Text"><text:span text:style-name="T11">module</text:span></text:span><text:span text:style-name="Source_20_Text"><text:span text:style-name="T17">2.</text:span></text:span><text:span text:style-name="Source_20_Text"><text:span text:style-name="T12">py</text:span></text:span></text:p>
      <text:p text:style-name="P55"><text:span text:style-name="Source_20_Text"><text:span text:style-name="T15">│ <text:s text:c="2"/>└── </text:span></text:span><text:span text:style-name="Source_20_Text"><text:span text:style-name="T12">subpackage/</text:span></text:span></text:p>
      <text:p text:style-name="P55"><text:span text:style-name="Source_20_Text"><text:span text:style-name="T15">│ <text:s text:c="6"/>├── </text:span></text:span><text:span text:style-name="Source_20_Text"><text:span text:style-name="T12">__init__.py</text:span></text:span></text:p>
      <text:p text:style-name="P55"><text:span text:style-name="Source_20_Text"><text:span text:style-name="T15">│ <text:s text:c="6"/>├── </text:span></text:span><text:span text:style-name="Source_20_Text"><text:span text:style-name="T12">sub_module</text:span></text:span><text:span text:style-name="Source_20_Text"><text:span text:style-name="T17">1.</text:span></text:span><text:span text:style-name="Source_20_Text"><text:span text:style-name="T12">py</text:span></text:span></text:p>
      <text:p text:style-name="P55"><text:span text:style-name="Source_20_Text"><text:span text:style-name="T15">│ <text:s text:c="6"/>└── </text:span></text:span><text:span text:style-name="Source_20_Text"><text:span text:style-name="T12">sub_module</text:span></text:span><text:span text:style-name="Source_20_Text"><text:span text:style-name="T17">2.</text:span></text:span><text:span text:style-name="Source_20_Text"><text:span text:style-name="T12">py</text:span></text:span></text:p>
      <text:p text:style-name="P50"><text:span text:style-name="Source_20_Text"><text:span text:style-name="T15">└── </text:span></text:span><text:span text:style-name="Source_20_Text"><text:span text:style-name="T12">main.py</text:span></text:span></text:p>
      <text:h text:style-name="P59" text:outline-level="3"><text:span text:style-name="Source_20_Text"><text:span text:style-name="T14">subpackage/sub_module1.py</text:span></text:span><text:span text:style-name="T9">:</text:span></text:h>
      <text:p text:style-name="P53"><text:span text:style-name="Source_20_Text"><text:span text:style-name="T12">def </text:span></text:span><text:span text:style-name="Source_20_Text"><text:span text:style-name="T16">sub_func1</text:span></text:span><text:span text:style-name="Source_20_Text"><text:span text:style-name="T12">():</text:span></text:span></text:p>
      <text:p text:style-name="P55"><text:span text:style-name="Source_20_Text"><text:span text:style-name="T15"><text:s text:c="4"/></text:span></text:span><text:span text:style-name="Source_20_Text"><text:span text:style-name="T16">print</text:span></text:span><text:span text:style-name="Source_20_Text"><text:span text:style-name="T12">(</text:span></text:span><text:span text:style-name="Source_20_Text"><text:span text:style-name="T21">"Sub Function 1 from sub_module1.py"</text:span></text:span><text:span text:style-name="Source_20_Text"><text:span text:style-name="T12">)</text:span></text:span></text:p>
      <text:p text:style-name="P55"/>
      <text:p text:style-name="P55"><text:span text:style-name="Source_20_Text"><text:span text:style-name="T12">def </text:span></text:span><text:span text:style-name="Source_20_Text"><text:span text:style-name="T16">sub_func2</text:span></text:span><text:span text:style-name="Source_20_Text"><text:span text:style-name="T12">():</text:span></text:span></text:p>
      <text:p text:style-name="P50"><text:span text:style-name="Source_20_Text"><text:span text:style-name="T15"><text:s text:c="4"/></text:span></text:span><text:span text:style-name="Source_20_Text"><text:span text:style-name="T16">print</text:span></text:span><text:span text:style-name="Source_20_Text"><text:span text:style-name="T12">(</text:span></text:span><text:span text:style-name="Source_20_Text"><text:span text:style-name="T21">"Sub Function 2 from sub_module1.py"</text:span></text:span><text:span text:style-name="Source_20_Text"><text:span text:style-name="T12">)</text:span></text:span></text:p>
      <text:p text:style-name="P31"><text:span text:style-name="Source_20_Text"><text:span text:style-name="T12">subpackage/sub_module2.py</text:span></text:span><text:span text:style-name="T8">: </text:span></text:p>
      <text:p text:style-name="P53"><text:span text:style-name="Source_20_Text"><text:span text:style-name="T12">def </text:span></text:span><text:span text:style-name="Source_20_Text"><text:span text:style-name="T16">sub_func3</text:span></text:span><text:span text:style-name="Source_20_Text"><text:span text:style-name="T12">():</text:span></text:span></text:p>
      <text:p text:style-name="P55"><text:span text:style-name="Source_20_Text"><text:span text:style-name="T15"><text:s text:c="4"/></text:span></text:span><text:span text:style-name="Source_20_Text"><text:span text:style-name="T16">print</text:span></text:span><text:span text:style-name="Source_20_Text"><text:span text:style-name="T12">(</text:span></text:span><text:span text:style-name="Source_20_Text"><text:span text:style-name="T21">"Sub Function 3 from sub_module2.py"</text:span></text:span><text:span text:style-name="Source_20_Text"><text:span text:style-name="T12">)</text:span></text:span></text:p>
      <text:p text:style-name="P55"/>
      <text:p text:style-name="P55"><text:span text:style-name="Source_20_Text"><text:span text:style-name="T12">def </text:span></text:span><text:span text:style-name="Source_20_Text"><text:span text:style-name="T16">sub_func4</text:span></text:span><text:span text:style-name="Source_20_Text"><text:span text:style-name="T12">():</text:span></text:span></text:p>
      <text:p text:style-name="P50"><text:span text:style-name="Source_20_Text"><text:span text:style-name="T15"><text:s text:c="4"/></text:span></text:span><text:span text:style-name="Source_20_Text"><text:span text:style-name="T16">print</text:span></text:span><text:span text:style-name="Source_20_Text"><text:span text:style-name="T12">(</text:span></text:span><text:span text:style-name="Source_20_Text"><text:span text:style-name="T21">"Sub Function 4 from sub_module2.py"</text:span></text:span><text:span text:style-name="Source_20_Text"><text:span text:style-name="T12">)</text:span></text:span></text:p>
      <text:h text:style-name="P58" text:outline-level="3"><text:soft-page-break/>Абсолютный импорт</text:h>
      <text:p text:style-name="P31"><text:span text:style-name="T8">В абсолютном импорте нужно прописывать </text:span><text:span text:style-name="Strong_20_Emphasis"><text:span text:style-name="T6">полный путь до модуля</text:span></text:span><text:span text:style-name="T8">, включающего все пакеты и подпакеты. Полные пути гарантируют простоту чтения и однозначность — так всем будет понятно, что и откуда импортируется. Чтобы вам было удобнее читать код, во всех примерах выше мы использовали абсолютный импорт.</text:span></text:p>
      <text:h text:style-name="P58" text:outline-level="3">Относительный импорт</text:h>
      <text:p text:style-name="P32">Относительные импорты выглядят так:</text:p>
      <text:p text:style-name="P53"><text:span text:style-name="Source_20_Text"><text:span text:style-name="T11">from</text:span></text:span><text:span text:style-name="Source_20_Text"><text:span text:style-name="T12"> . </text:span></text:span><text:span text:style-name="Source_20_Text"><text:span text:style-name="T11">import</text:span></text:span><text:span text:style-name="Source_20_Text"><text:span text:style-name="T12"> </text:span></text:span><text:span text:style-name="Source_20_Text"><text:span text:style-name="T24">module</text:span></text:span></text:p>
      <text:p text:style-name="P55"><text:span text:style-name="Source_20_Text"><text:span text:style-name="T11">from</text:span></text:span><text:span text:style-name="Source_20_Text"><text:span text:style-name="T12"> .module </text:span></text:span><text:span text:style-name="Source_20_Text"><text:span text:style-name="T11">import</text:span></text:span><text:span text:style-name="Source_20_Text"><text:span text:style-name="T12"> </text:span></text:span><text:span text:style-name="Source_20_Text"><text:span text:style-name="T11">function</text:span></text:span></text:p>
      <text:p text:style-name="P50"><text:span text:style-name="Source_20_Text"><text:span text:style-name="T11">from</text:span></text:span><text:span text:style-name="Source_20_Text"><text:span text:style-name="T12"> .subpackage.module </text:span></text:span><text:span text:style-name="Source_20_Text"><text:span text:style-name="T11">import</text:span></text:span><text:span text:style-name="Source_20_Text"><text:span text:style-name="T12"> </text:span></text:span><text:span text:style-name="Source_20_Text"><text:span text:style-name="T24">CONSTANT</text:span></text:span></text:p>
      <text:p text:style-name="P31"><text:span text:style-name="T8">В относительном импорте используется точка, которая означает </text:span><text:span text:style-name="Strong_20_Emphasis"><text:span text:style-name="T6">импорт модуля из текущей директории</text:span></text:span><text:span text:style-name="T8">.</text:span></text:p>
      <text:p text:style-name="P31"><text:span text:style-name="T8">Например, мы работаем в файле </text:span><text:span text:style-name="Source_20_Text"><text:span text:style-name="T12">main.py</text:span></text:span><text:span text:style-name="T8"> и хотим импортировать </text:span><text:span text:style-name="Source_20_Text"><text:span text:style-name="T12">.module</text:span></text:span><text:span text:style-name="T8">. При этом мы знаем, что </text:span><text:span text:style-name="Source_20_Text"><text:span text:style-name="T12">main.py</text:span></text:span><text:span text:style-name="T8"> и </text:span><text:span text:style-name="Source_20_Text"><text:span text:style-name="T12">.module</text:span></text:span><text:span text:style-name="T8"> хранятся в одной и той же директории. Тогда можно не прописывать абсолютный путь к </text:span><text:span text:style-name="Source_20_Text"><text:span text:style-name="T12">.module</text:span></text:span><text:span text:style-name="T8">, а воспользоваться </text:span><text:span text:style-name="Source_20_Text"><text:span text:style-name="T12">. import</text:span></text:span><text:span text:style-name="T8">. По этой точке Python автоматически определит, что и откуда мы хотим импортировать.</text:span></text:p>
      <text:p text:style-name="P32">Относительный импорт помогает писать быстрее, но слишком сильно запутывает код и негативно сказывается на читаемости. Именно поэтому в сообществе Python-разработчиков есть распространенный совет для новичков: старайтесь пользоваться абсолютным импортом, даже в самых простых и очевидных случаях.</text:p>
      <text:h text:style-name="Heading_20_2" text:outline-level="2"><text:span text:style-name="Strong_20_Emphasis"><text:span text:style-name="T9">6 Учебное задание: Создание пакета с подпакетами в Python</text:span></text:span></text:h>
      <text:p text:style-name="P31"><text:span text:style-name="Strong_20_Emphasis"><text:span text:style-name="T6">Цель: </text:span></text:span><text:span text:style-name="T8">Научиться создавать собственный пакет с подпакетами в Python</text:span></text:p>
      <text:list xml:id="list8412004508059841461" text:style-name="L18">
        <text:list-item>
          <text:p text:style-name="P23">Создание основного пакета и подпакетов:</text:p>
          <text:list>
            <text:list-item>
              <text:p text:style-name="P16"><text:span text:style-name="T4">Создайте директорию с именем </text:span><text:span text:style-name="Strong_20_Emphasis"><text:span text:style-name="Source_20_Text"><text:span text:style-name="T13">figure</text:span></text:span></text:span><text:span text:style-name="T4">.</text:span></text:p>
            </text:list-item>
            <text:list-item>
              <text:p text:style-name="P16"><text:span text:style-name="T4">Внутри директории </text:span><text:span text:style-name="Strong_20_Emphasis"><text:span text:style-name="Source_20_Text"><text:span text:style-name="T13">figure</text:span></text:span></text:span><text:span text:style-name="T4"> создайте следующие директории: </text:span><text:span text:style-name="Strong_20_Emphasis"><text:span text:style-name="Source_20_Text"><text:span text:style-name="T13">circle</text:span></text:span></text:span><text:span text:style-name="T4">, "triangle", "rectangle".</text:span></text:p>
            </text:list-item>
            <text:list-item>
              <text:p text:style-name="P16"><text:span text:style-name="T4">В каждой из директорий "</text:span><text:span text:style-name="Strong_20_Emphasis"><text:span text:style-name="Source_20_Text"><text:span text:style-name="T13">circle</text:span></text:span></text:span><text:span text:style-name="T4">", "</text:span><text:span text:style-name="Strong_20_Emphasis"><text:span text:style-name="Source_20_Text"><text:span text:style-name="T13">triangle</text:span></text:span></text:span><text:span text:style-name="T4">", "</text:span><text:span text:style-name="Source_20_Text"><text:span text:style-name="Strong_20_Emphasis"><text:span text:style-name="T13">rectangle</text:span></text:span></text:span><text:span text:style-name="T4">" создайте файл </text:span><text:span text:style-name="Source_20_Text"><text:span text:style-name="T12">__</text:span></text:span><text:span text:style-name="Source_20_Text"><text:span text:style-name="Strong_20_Emphasis"><text:span text:style-name="T13">init__</text:span></text:span></text:span><text:span text:style-name="Source_20_Text"><text:span text:style-name="T12">.py</text:span></text:span><text:span text:style-name="T4"> , чтобы Python рассматривал эти директории как пакеты.</text:span></text:p>
            </text:list-item>
          </text:list>
        </text:list-item>
        <text:list-item>
          <text:p text:style-name="P23">Создание функций:</text:p>
          <text:list>
            <text:list-item>
              <text:p text:style-name="P16"><text:span text:style-name="T4">Внутри каждой из директорий "</text:span><text:span text:style-name="Strong_20_Emphasis"><text:span text:style-name="Source_20_Text"><text:span text:style-name="T13">circle</text:span></text:span></text:span><text:span text:style-name="T4">", "</text:span><text:span text:style-name="Strong_20_Emphasis"><text:span text:style-name="Source_20_Text"><text:span text:style-name="T13">triangle</text:span></text:span></text:span><text:span text:style-name="T4">", "</text:span><text:span text:style-name="Strong_20_Emphasis"><text:span text:style-name="Source_20_Text"><text:span text:style-name="T13">rectangle</text:span></text:span></text:span><text:span text:style-name="T4">" создайте файлы с названиями "area.py" и "perimeter.py".</text:span></text:p>
            </text:list-item>
            <text:list-item>
              <text:p text:style-name="P16"><text:soft-page-break/><text:span text:style-name="T4">В каждом из файлов "</text:span><text:span text:style-name="Source_20_Text"><text:span text:style-name="Strong_20_Emphasis"><text:span text:style-name="T13">area.py</text:span></text:span></text:span><text:span text:style-name="T4">" и "</text:span><text:span text:style-name="Strong_20_Emphasis"><text:span text:style-name="Source_20_Text"><text:span text:style-name="T13">perimeter.py</text:span></text:span></text:span><text:span text:style-name="T4">" напишите функции для вычисления площади и периметра фигуры соответственно. Ниже приведены названия функций и их аргументы:</text:span></text:p>
              <text:list>
                <text:list-item>
                  <text:p text:style-name="P23">Для "circle":</text:p>
                  <text:list>
                    <text:list-item>
                      <text:p text:style-name="P16"><text:span text:style-name="T4">Функция для вычисления площади: </text:span><text:span text:style-name="Source_20_Text"><text:span text:style-name="T12">calculate_area(radius)</text:span></text:span></text:p>
                    </text:list-item>
                    <text:list-item>
                      <text:p text:style-name="P16"><text:span text:style-name="T4">Функция для вычисления периметра: </text:span><text:span text:style-name="Source_20_Text"><text:span text:style-name="T12">calculate_perimeter(radius)</text:span></text:span></text:p>
                    </text:list-item>
                  </text:list>
                </text:list-item>
                <text:list-item>
                  <text:p text:style-name="P23">Для "triangle":</text:p>
                  <text:list>
                    <text:list-item>
                      <text:p text:style-name="P16"><text:span text:style-name="T4">Функция для вычисления площади: </text:span><text:span text:style-name="Source_20_Text"><text:span text:style-name="T12">calculate_area(side1, side2, side3)</text:span></text:span></text:p>
                    </text:list-item>
                    <text:list-item>
                      <text:p text:style-name="P16"><text:span text:style-name="T4">Функция для вычисления периметра: </text:span><text:span text:style-name="Source_20_Text"><text:span text:style-name="T12">calculate_perimeter(side1, side2, side3)</text:span></text:span></text:p>
                    </text:list-item>
                  </text:list>
                </text:list-item>
                <text:list-item>
                  <text:p text:style-name="P23">Для "rectangle":</text:p>
                  <text:list>
                    <text:list-item>
                      <text:p text:style-name="P16"><text:span text:style-name="T4">Функция для вычисления площади: </text:span><text:span text:style-name="Source_20_Text"><text:span text:style-name="T12">calculate_area(length, width)</text:span></text:span></text:p>
                    </text:list-item>
                    <text:list-item>
                      <text:p text:style-name="P16"><text:span text:style-name="T4">Функция для вычисления периметра: </text:span><text:span text:style-name="Source_20_Text"><text:span text:style-name="T12">calculate_perimeter(length, width)</text:span></text:span></text:p>
                    </text:list-item>
                  </text:list>
                </text:list-item>
              </text:list>
            </text:list-item>
          </text:list>
        </text:list-item>
        <text:list-item>
          <text:p text:style-name="P23">Использование пакета:</text:p>
          <text:list>
            <text:list-item>
              <text:p text:style-name="P23">Создайте основной скрипт, например, "main.py", в котором импортируйте функции из созданных пакетов.</text:p>
            </text:list-item>
            <text:list-item>
              <text:p text:style-name="P37">Продемонстрируйте использование функций для вычисления площади и периметра различных фигур (круга, треугольника, прямоугольника).</text:p>
            </text:list-item>
          </text:list>
        </text:list-item>
      </text:list>
      <text:h text:style-name="P59" text:outline-level="3"><text:span text:style-name="Strong_20_Emphasis"><text:span text:style-name="T9">Реализация</text:span></text:span></text:h>
      <text:p text:style-name="P32">Структура пакета будет выглядеть так:</text:p>
      <text:p text:style-name="P53"><text:span text:style-name="Source_20_Text"><text:span text:style-name="T11">figure</text:span></text:span><text:span text:style-name="Source_20_Text"><text:span text:style-name="T12">/</text:span></text:span></text:p>
      <text:p text:style-name="P55"><text:span text:style-name="Source_20_Text"><text:span text:style-name="T15"><text:s text:c="4"/></text:span></text:span><text:span text:style-name="Source_20_Text"><text:span text:style-name="T12">__init__</text:span></text:span><text:span text:style-name="Source_20_Text"><text:span text:style-name="T23">.py</text:span></text:span></text:p>
      <text:p text:style-name="P55"><text:span text:style-name="Source_20_Text"><text:span text:style-name="T15"><text:s text:c="4"/></text:span></text:span><text:span text:style-name="Source_20_Text"><text:span text:style-name="T11">circle</text:span></text:span><text:span text:style-name="Source_20_Text"><text:span text:style-name="T12">/</text:span></text:span></text:p>
      <text:p text:style-name="P55"><text:span text:style-name="Source_20_Text"><text:span text:style-name="T15"><text:s text:c="8"/></text:span></text:span><text:span text:style-name="Source_20_Text"><text:span text:style-name="T12">__init__</text:span></text:span><text:span text:style-name="Source_20_Text"><text:span text:style-name="T23">.py</text:span></text:span></text:p>
      <text:p text:style-name="P55"><text:span text:style-name="Source_20_Text"><text:span text:style-name="T15"><text:s text:c="8"/></text:span></text:span><text:span text:style-name="Source_20_Text"><text:span text:style-name="T12">area</text:span></text:span><text:span text:style-name="Source_20_Text"><text:span text:style-name="T23">.py</text:span></text:span></text:p>
      <text:p text:style-name="P55"><text:span text:style-name="Source_20_Text"><text:span text:style-name="T15"><text:s text:c="8"/></text:span></text:span><text:span text:style-name="Source_20_Text"><text:span text:style-name="T12">perimeter</text:span></text:span><text:span text:style-name="Source_20_Text"><text:span text:style-name="T23">.py</text:span></text:span></text:p>
      <text:p text:style-name="P55"><text:span text:style-name="Source_20_Text"><text:span text:style-name="T15"><text:s text:c="4"/></text:span></text:span><text:span text:style-name="Source_20_Text"><text:span text:style-name="T12">triangle/</text:span></text:span></text:p>
      <text:p text:style-name="P55"><text:span text:style-name="Source_20_Text"><text:span text:style-name="T15"><text:s text:c="8"/></text:span></text:span><text:span text:style-name="Source_20_Text"><text:span text:style-name="T12">__init__</text:span></text:span><text:span text:style-name="Source_20_Text"><text:span text:style-name="T23">.py</text:span></text:span></text:p>
      <text:p text:style-name="P55"><text:span text:style-name="Source_20_Text"><text:span text:style-name="T15"><text:s text:c="8"/></text:span></text:span><text:span text:style-name="Source_20_Text"><text:span text:style-name="T12">area</text:span></text:span><text:span text:style-name="Source_20_Text"><text:span text:style-name="T23">.py</text:span></text:span></text:p>
      <text:p text:style-name="P55"><text:span text:style-name="Source_20_Text"><text:span text:style-name="T15"><text:s text:c="8"/></text:span></text:span><text:span text:style-name="Source_20_Text"><text:span text:style-name="T12">perimeter</text:span></text:span><text:span text:style-name="Source_20_Text"><text:span text:style-name="T23">.py</text:span></text:span></text:p>
      <text:p text:style-name="P55"><text:span text:style-name="Source_20_Text"><text:span text:style-name="T15"><text:s text:c="4"/></text:span></text:span><text:span text:style-name="Source_20_Text"><text:span text:style-name="T12">rectangle/</text:span></text:span></text:p>
      <text:p text:style-name="P55"><text:span text:style-name="Source_20_Text"><text:span text:style-name="T15"><text:s text:c="8"/></text:span></text:span><text:span text:style-name="Source_20_Text"><text:span text:style-name="T12">__init__</text:span></text:span><text:span text:style-name="Source_20_Text"><text:span text:style-name="T23">.py</text:span></text:span></text:p>
      <text:p text:style-name="P55"><text:soft-page-break/><text:span text:style-name="Source_20_Text"><text:span text:style-name="T15"><text:s text:c="8"/></text:span></text:span><text:span text:style-name="Source_20_Text"><text:span text:style-name="T12">area</text:span></text:span><text:span text:style-name="Source_20_Text"><text:span text:style-name="T23">.py</text:span></text:span></text:p>
      <text:p text:style-name="P50"><text:span text:style-name="Source_20_Text"><text:span text:style-name="T15"><text:s text:c="8"/></text:span></text:span><text:span text:style-name="Source_20_Text"><text:span text:style-name="T12">perimeter</text:span></text:span><text:span text:style-name="Source_20_Text"><text:span text:style-name="T23">.py</text:span></text:span></text:p>
      <text:p text:style-name="P35"> </text:p>
      <text:p text:style-name="P31"><text:span text:style-name="T8">Каждый из подпакетов (</text:span><text:span text:style-name="Source_20_Text"><text:span text:style-name="T12">circle</text:span></text:span><text:span text:style-name="T8">, </text:span><text:span text:style-name="Source_20_Text"><text:span text:style-name="T12">triangle</text:span></text:span><text:span text:style-name="T8">, </text:span><text:span text:style-name="Source_20_Text"><text:span text:style-name="T12">rectangle</text:span></text:span><text:span text:style-name="T8">) содержит файлы </text:span><text:span text:style-name="Source_20_Text"><text:span text:style-name="T12">area.py</text:span></text:span><text:span text:style-name="T8"> и </text:span><text:span text:style-name="Source_20_Text"><text:span text:style-name="T12">perimeter.py</text:span></text:span><text:span text:style-name="T8">, которые определяют функции для вычисления площади и периметра соответствующей фигуры.</text:span></text:p>
      <text:p text:style-name="P31"><text:span text:style-name="T8">В файле </text:span><text:span text:style-name="Source_20_Text"><text:span text:style-name="T12">figure/__init__.py</text:span></text:span><text:span text:style-name="T8"> вы можете импортировать функции из подпакетов и предоставить их пользователю через основной пакет </text:span><text:span text:style-name="Source_20_Text"><text:span text:style-name="T12">figure</text:span></text:span><text:span text:style-name="T8">. Вот как это можно сделать:</text:span></text:p>
      <text:p text:style-name="P53"><text:span text:style-name="Source_20_Text"><text:span text:style-name="T20"># В файле figure/__init__.py</text:span></text:span></text:p>
      <text:p text:style-name="P55"/>
      <text:p text:style-name="P55"><text:span text:style-name="Source_20_Text"><text:span text:style-name="T11">from</text:span></text:span><text:span text:style-name="Source_20_Text"><text:span text:style-name="T12"> .circle.area </text:span></text:span><text:span text:style-name="Source_20_Text"><text:span text:style-name="T11">import</text:span></text:span><text:span text:style-name="Source_20_Text"><text:span text:style-name="T12"> calculate_area </text:span></text:span><text:span text:style-name="Source_20_Text"><text:span text:style-name="T11">as</text:span></text:span><text:span text:style-name="Source_20_Text"><text:span text:style-name="T12"> circle_area</text:span></text:span></text:p>
      <text:p text:style-name="P55"><text:span text:style-name="Source_20_Text"><text:span text:style-name="T11">from</text:span></text:span><text:span text:style-name="Source_20_Text"><text:span text:style-name="T12"> .circle.perimeter </text:span></text:span><text:span text:style-name="Source_20_Text"><text:span text:style-name="T11">import</text:span></text:span><text:span text:style-name="Source_20_Text"><text:span text:style-name="T12"> calculate_perimeter </text:span></text:span><text:span text:style-name="Source_20_Text"><text:span text:style-name="T11">as</text:span></text:span><text:span text:style-name="Source_20_Text"><text:span text:style-name="T12"> circle_perimeter</text:span></text:span></text:p>
      <text:p text:style-name="P55"/>
      <text:p text:style-name="P55"><text:span text:style-name="Source_20_Text"><text:span text:style-name="T11">from</text:span></text:span><text:span text:style-name="Source_20_Text"><text:span text:style-name="T12"> .triangle.area </text:span></text:span><text:span text:style-name="Source_20_Text"><text:span text:style-name="T11">import</text:span></text:span><text:span text:style-name="Source_20_Text"><text:span text:style-name="T12"> calculate_area </text:span></text:span><text:span text:style-name="Source_20_Text"><text:span text:style-name="T11">as</text:span></text:span><text:span text:style-name="Source_20_Text"><text:span text:style-name="T12"> triangle_area</text:span></text:span></text:p>
      <text:p text:style-name="P55"><text:span text:style-name="Source_20_Text"><text:span text:style-name="T11">from</text:span></text:span><text:span text:style-name="Source_20_Text"><text:span text:style-name="T12"> .triangle.perimeter </text:span></text:span><text:span text:style-name="Source_20_Text"><text:span text:style-name="T11">import</text:span></text:span><text:span text:style-name="Source_20_Text"><text:span text:style-name="T12"> calculate_perimeter </text:span></text:span><text:span text:style-name="Source_20_Text"><text:span text:style-name="T11">as</text:span></text:span><text:span text:style-name="Source_20_Text"><text:span text:style-name="T12"> triangle_perimeter</text:span></text:span></text:p>
      <text:p text:style-name="P55"/>
      <text:p text:style-name="P55"><text:span text:style-name="Source_20_Text"><text:span text:style-name="T11">from</text:span></text:span><text:span text:style-name="Source_20_Text"><text:span text:style-name="T12"> .rectangle.area </text:span></text:span><text:span text:style-name="Source_20_Text"><text:span text:style-name="T11">import</text:span></text:span><text:span text:style-name="Source_20_Text"><text:span text:style-name="T12"> calculate_area </text:span></text:span><text:span text:style-name="Source_20_Text"><text:span text:style-name="T11">as</text:span></text:span><text:span text:style-name="Source_20_Text"><text:span text:style-name="T12"> rectangle_area</text:span></text:span></text:p>
      <text:p text:style-name="P50"><text:span text:style-name="Source_20_Text"><text:span text:style-name="T11">from</text:span></text:span><text:span text:style-name="Source_20_Text"><text:span text:style-name="T12"> .rectangle.perimeter </text:span></text:span><text:span text:style-name="Source_20_Text"><text:span text:style-name="T11">import</text:span></text:span><text:span text:style-name="Source_20_Text"><text:span text:style-name="T12"> calculate_perimeter </text:span></text:span><text:span text:style-name="Source_20_Text"><text:span text:style-name="T11">as</text:span></text:span><text:span text:style-name="Source_20_Text"><text:span text:style-name="T12"> rectangle_perimeter</text:span></text:span></text:p>
      <text:p text:style-name="P31"><text:span text:style-name="T8">Теперь, если пользователь импортирует пакет </text:span><text:span text:style-name="Source_20_Text"><text:span text:style-name="T12">figure</text:span></text:span><text:span text:style-name="T8">, он может использовать функции для вычисления площади и периметра круга, треугольника и прямоугольника напрямую из пакета </text:span><text:span text:style-name="Source_20_Text"><text:span text:style-name="T12">figure</text:span></text:span><text:span text:style-name="T8">.</text:span></text:p>
      <text:p text:style-name="P32">Пример использования:</text:p>
      <text:p text:style-name="P53"><text:span text:style-name="Source_20_Text"><text:span text:style-name="T12">import figure</text:span></text:span></text:p>
      <text:p text:style-name="P55"/>
      <text:p text:style-name="P55"><text:span text:style-name="Source_20_Text"><text:span text:style-name="T20"># Вычисление площади и периметра круга</text:span></text:span></text:p>
      <text:p text:style-name="P55"><text:span text:style-name="Source_20_Text"><text:span text:style-name="T12">circle_radius = 5</text:span></text:span></text:p>
      <text:p text:style-name="P55"><text:span text:style-name="Source_20_Text"><text:span text:style-name="T12">circle_area = figure.circle_area(circle_radius)</text:span></text:span></text:p>
      <text:p text:style-name="P55"><text:span text:style-name="Source_20_Text"><text:span text:style-name="T12">circle_perimeter = figure.circle_perimeter(circle_radius)</text:span></text:span></text:p>
      <text:p text:style-name="P55"><text:span text:style-name="Source_20_Text"><text:span text:style-name="T12">print(circle_area)</text:span></text:span></text:p>
      <text:p text:style-name="P55"><text:span text:style-name="Source_20_Text"><text:span text:style-name="T12">print(circle_perimeter)</text:span></text:span></text:p>
      <text:p text:style-name="P55"/>
      <text:p text:style-name="P55"><text:span text:style-name="Source_20_Text"><text:span text:style-name="T20"># Вычисление площади и периметра треугольника</text:span></text:span></text:p>
      <text:p text:style-name="P55"><text:span text:style-name="Source_20_Text"><text:span text:style-name="T12">triangle_side1 = 4</text:span></text:span></text:p>
      <text:p text:style-name="P55"><text:span text:style-name="Source_20_Text"><text:span text:style-name="T12">triangle_side2 = 3</text:span></text:span></text:p>
      <text:p text:style-name="P55"><text:span text:style-name="Source_20_Text"><text:span text:style-name="T12">triangle_side3 = 5</text:span></text:span></text:p>
      <text:p text:style-name="P55"><text:span text:style-name="Source_20_Text"><text:span text:style-name="T12">triangle_area = figure.triangle_area(triangle_side1, triangle_side2, triangle_side3)</text:span></text:span></text:p>
      <text:p text:style-name="P55"><text:span text:style-name="Source_20_Text"><text:span text:style-name="T12">triangle_perimeter = figure.triangle_perimeter(3, 4, 5)</text:span></text:span></text:p>
      <text:p text:style-name="P55"><text:span text:style-name="Source_20_Text"><text:span text:style-name="T12">print(triangle_area)</text:span></text:span></text:p>
      <text:p text:style-name="P55"><text:span text:style-name="Source_20_Text"><text:span text:style-name="T12">print(triangle_perimeter)</text:span></text:span></text:p>
      <text:p text:style-name="P55"/>
      <text:p text:style-name="P55"><text:span text:style-name="Source_20_Text"><text:span text:style-name="T20"># Вычисление площади и периметра прямоугольника</text:span></text:span></text:p>
      <text:p text:style-name="P55"><text:span text:style-name="Source_20_Text"><text:span text:style-name="T12">rectangle_length = 6</text:span></text:span></text:p>
      <text:p text:style-name="P55"><text:soft-page-break/><text:span text:style-name="Source_20_Text"><text:span text:style-name="T12">rectangle_width = 8</text:span></text:span></text:p>
      <text:p text:style-name="P55"><text:span text:style-name="Source_20_Text"><text:span text:style-name="T12">rectangle_area = figure.rectangle_area(rectangle_length, rectangle_width)</text:span></text:span></text:p>
      <text:p text:style-name="P55"><text:span text:style-name="Source_20_Text"><text:span text:style-name="T12">rectangle_perimeter = figure.rectangle_perimeter(rectangle_length, rectangle_width)</text:span></text:span></text:p>
      <text:p text:style-name="P55"><text:span text:style-name="Source_20_Text"><text:span text:style-name="T12">print(rectangle_area)</text:span></text:span></text:p>
      <text:p text:style-name="P50"><text:span text:style-name="Source_20_Text"><text:span text:style-name="T12">print(rectangle_perimeter)</text:span></text:span></text:p>
      <text:p text:style-name="P31"><text:span text:style-name="T8">Таким образом, пакет </text:span><text:span text:style-name="Source_20_Text"><text:span text:style-name="T12">figure</text:span></text:span><text:span text:style-name="T8"> использует функции из подпакетов </text:span><text:span text:style-name="Source_20_Text"><text:span text:style-name="T12">circle</text:span></text:span><text:span text:style-name="T8">, </text:span><text:span text:style-name="Source_20_Text"><text:span text:style-name="T12">triangle</text:span></text:span><text:span text:style-name="T8"> и </text:span><text:span text:style-name="Source_20_Text"><text:span text:style-name="T12">rectangle</text:span></text:span><text:span text:style-name="T8">, предоставляя им доступ через основной пакет. </text:span></text:p>
      <text:h text:style-name="Heading_20_2" text:outline-level="2"><text:span text:style-name="Strong_20_Emphasis"><text:span text:style-name="T9">7 Публикация своей Python библиотеки на PyPI</text:span></text:span></text:h>
      <text:p text:style-name="P32">Вы разработали собственную библиотеку Python и считаете, что она может быть полезна другим разработчикам. Публикация вашей библиотеки является отличным способом внести свой вклад в сообщество Python. Любой разработчик сможет легко установить ваш пакет и начать использовать его, импортировав необходимые модули или функции. Поделитесь своим кодом и дайте другим возможность воспользоваться вашими решениями и улучшить их для общего блага.</text:p>
      <text:h text:style-name="P58" text:outline-level="3">1. Создаём элементы библиотеки</text:h>
      <text:p text:style-name="P31"><text:span text:style-name="T8">Давайте изучим публикацию собственных библиотек, на примере разработанного на предыдущем шаге пакета </text:span><text:span text:style-name="Source_20_Text"><text:span text:style-name="T12">figure</text:span></text:span></text:p>
      <text:p text:style-name="P31"><text:span text:style-name="T8">Для публикации на PyPi корневой каталог (в нашем случае </text:span><text:span text:style-name="Source_20_Text"><text:span text:style-name="T12">figure</text:span></text:span><text:span text:style-name="T8"> ) должен содержать следующие файлы и директории:</text:span></text:p>
      <text:list xml:id="list4354357754040138502" text:style-name="L19">
        <text:list-item>
          <text:p text:style-name="P46"><text:span text:style-name="Source_20_Text"><text:span text:style-name="T12">setup.py</text:span></text:span><text:span text:style-name="T8"> – содержит метаданные пакета,</text:span></text:p>
        </text:list-item>
      </text:list>
      <text:list xml:id="list4104611708707681676" text:style-name="L20">
        <text:list-item>
          <text:p text:style-name="P47"><text:span text:style-name="Source_20_Text"><text:span text:style-name="T12">setup.cfg</text:span></text:span><text:span text:style-name="T8"> – конфигурационный файл, используемый для хранения настроек,</text:span></text:p>
        </text:list-item>
      </text:list>
      <text:list xml:id="list4461186346123570303" text:style-name="L21">
        <text:list-item>
          <text:p text:style-name="P48"><text:span text:style-name="T8">подпапку с тем же именем, что и родительская папка (в данном примере </text:span><text:span text:style-name="Source_20_Text"><text:span text:style-name="T12">figure</text:span></text:span><text:span text:style-name="T8">), где хранится фактический код вашего пакета на Python.</text:span></text:p>
        </text:list-item>
      </text:list>
      <text:p text:style-name="P32">Примеры содержания файлов в нашем случае:</text:p>
      <text:p text:style-name="P31"><text:span text:style-name="Strong_20_Emphasis"><text:span text:style-name="T6">setup.py</text:span></text:span></text:p>
      <text:p text:style-name="P53"><text:span text:style-name="Source_20_Text"><text:span text:style-name="T11">from</text:span></text:span><text:span text:style-name="Source_20_Text"><text:span text:style-name="T12"> setuptools </text:span></text:span><text:span text:style-name="Source_20_Text"><text:span text:style-name="T11">import</text:span></text:span><text:span text:style-name="Source_20_Text"><text:span text:style-name="T12"> setup</text:span></text:span></text:p>
      <text:p text:style-name="P55"/>
      <text:p text:style-name="P55"><text:span text:style-name="Source_20_Text"><text:span text:style-name="T12">setup(name=</text:span></text:span><text:span text:style-name="Source_20_Text"><text:span text:style-name="T21">'figure'</text:span></text:span><text:span text:style-name="Source_20_Text"><text:span text:style-name="T12">,</text:span></text:span></text:p>
      <text:p text:style-name="P55"><text:span text:style-name="Source_20_Text"><text:span text:style-name="T15"><text:s text:c="6"/></text:span></text:span><text:span text:style-name="Source_20_Text"><text:span text:style-name="T12">version=</text:span></text:span><text:span text:style-name="Source_20_Text"><text:span text:style-name="T21">'1.0'</text:span></text:span><text:span text:style-name="Source_20_Text"><text:span text:style-name="T12">,</text:span></text:span></text:p>
      <text:p text:style-name="P55"><text:span text:style-name="Source_20_Text"><text:span text:style-name="T15"><text:s text:c="6"/></text:span></text:span><text:span text:style-name="Source_20_Text"><text:span text:style-name="T12">description=</text:span></text:span><text:span text:style-name="Source_20_Text"><text:span text:style-name="T21">'circle, tiangle, rectangle'</text:span></text:span><text:span text:style-name="Source_20_Text"><text:span text:style-name="T12">,</text:span></text:span></text:p>
      <text:p text:style-name="P55"><text:span text:style-name="Source_20_Text"><text:span text:style-name="T15"><text:s text:c="6"/></text:span></text:span><text:span text:style-name="Source_20_Text"><text:span text:style-name="T12">packages=[</text:span></text:span><text:span text:style-name="Source_20_Text"><text:span text:style-name="T21">'figure.circle'</text:span></text:span><text:span text:style-name="Source_20_Text"><text:span text:style-name="T12">, </text:span></text:span><text:span text:style-name="Source_20_Text"><text:span text:style-name="T21">'figure.triangle'</text:span></text:span><text:span text:style-name="Source_20_Text"><text:span text:style-name="T12">, </text:span></text:span><text:span text:style-name="Source_20_Text"><text:span text:style-name="T21">'figure.rectangle'</text:span></text:span><text:span text:style-name="Source_20_Text"><text:span text:style-name="T12">],</text:span></text:span></text:p>
      <text:p text:style-name="P55"><text:span text:style-name="Source_20_Text"><text:span text:style-name="T15"><text:s text:c="6"/></text:span></text:span><text:span text:style-name="Source_20_Text"><text:span text:style-name="T12">author_email=</text:span></text:span><text:span text:style-name="Source_20_Text"><text:span text:style-name="T21">'abc@def.ru'</text:span></text:span><text:span text:style-name="Source_20_Text"><text:span text:style-name="T12">,</text:span></text:span></text:p>
      <text:p text:style-name="P50"><text:span text:style-name="Source_20_Text"><text:span text:style-name="T15"><text:s text:c="6"/></text:span></text:span><text:span text:style-name="Source_20_Text"><text:span text:style-name="T12">zip_safe=</text:span></text:span><text:span text:style-name="Source_20_Text"><text:span text:style-name="T17">False</text:span></text:span><text:span text:style-name="Source_20_Text"><text:span text:style-name="T12">)</text:span></text:span></text:p>
      <text:p text:style-name="P31"><text:span text:style-name="Strong_20_Emphasis"><text:span text:style-name="T6">setup.cfg</text:span></text:span></text:p>
      <text:p text:style-name="P53"><text:soft-page-break/><text:span text:style-name="Source_20_Text"><text:span text:style-name="T11">[egg_info]</text:span></text:span></text:p>
      <text:p text:style-name="P55"><text:span text:style-name="Source_20_Text"><text:span text:style-name="T16">tag_build</text:span></text:span><text:span text:style-name="Source_20_Text"><text:span text:style-name="T12"> = </text:span></text:span></text:p>
      <text:p text:style-name="P50"><text:span text:style-name="Source_20_Text"><text:span text:style-name="T16">tag_date</text:span></text:span><text:span text:style-name="Source_20_Text"><text:span text:style-name="T12"> = </text:span></text:span><text:span text:style-name="Source_20_Text"><text:span text:style-name="T17">0</text:span></text:span></text:p>
      <text:p text:style-name="P31"><text:span text:style-name="T8">Любая публикуемая на </text:span><text:span text:style-name="Strong_20_Emphasis"><text:span text:style-name="T6">PyPI</text:span></text:span><text:span text:style-name="T8"> библиотека обязана иметь три вышеуказанных элемента. Помимо этого, пакет должен выполнять следующие условия:</text:span></text:p>
      <text:list xml:id="list8181032268594238086" text:style-name="L22">
        <text:list-item>
          <text:p text:style-name="P29">Уникальное имя библиотеки. Никакие два существующих пакета Python не могут одинаково называться.</text:p>
        </text:list-item>
        <text:list-item>
          <text:p text:style-name="P17"><text:span text:style-name="T8">Файл </text:span><text:span text:style-name="Source_20_Text"><text:span text:style-name="T12">setup.py</text:span></text:span><text:span text:style-name="T8"> должен содержать параметры </text:span><text:span text:style-name="Source_20_Text"><text:span text:style-name="T12">name</text:span></text:span><text:span text:style-name="T8"> и </text:span><text:span text:style-name="Source_20_Text"><text:span text:style-name="T12">packages</text:span></text:span><text:span text:style-name="T8">. Они также должны иметь то же имя, что и пакет (см. пример выше).</text:span></text:p>
        </text:list-item>
        <text:list-item>
          <text:p text:style-name="P17"><text:span text:style-name="T8">Параметр </text:span><text:span text:style-name="Source_20_Text"><text:span text:style-name="T12">version</text:span></text:span><text:span text:style-name="T8">: в случае если что-то в пакете изменилось, нужно изменить и значение </text:span><text:span text:style-name="Source_20_Text"><text:span text:style-name="T12">version</text:span></text:span><text:span text:style-name="T8">.</text:span></text:p>
        </text:list-item>
        <text:list-item>
          <text:p text:style-name="P17"><text:span text:style-name="T8">Файла </text:span><text:span text:style-name="Source_20_Text"><text:span text:style-name="T12">setup.py</text:span></text:span><text:span text:style-name="T8"> должен иметь параметр </text:span><text:span text:style-name="Source_20_Text"><text:span text:style-name="T12">author_email</text:span></text:span><text:span text:style-name="T8"> с адресом электронной почты для связи. Используйте действующий e-mail, это важно для дальнейшей регистрации программы в репозитории </text:span><text:span text:style-name="Strong_20_Emphasis"><text:span text:style-name="T6">PyPI</text:span></text:span><text:span text:style-name="T8">.</text:span></text:p>
        </text:list-item>
        <text:list-item>
          <text:p text:style-name="P49"><text:span text:style-name="T8">В нашем случае есть подкаталоги, чтобы они тоже вошли в сборку, нужно их указать в списке всех пакетов packages=</text:span><text:span text:style-name="Source_20_Text"><text:span text:style-name="T12">['figure.circle', 'figure.triangle', 'figure.rectangle']</text:span></text:span></text:p>
        </text:list-item>
      </text:list>
      <text:h text:style-name="P58" text:outline-level="3">2. Подготавливаем код</text:h>
      <text:p text:style-name="P31"><text:span text:style-name="T8">Как указано выше, внутри вложенной папки должен находиться фактический код библиотеки. Если вы откроете подпапку </text:span><text:span text:style-name="Source_20_Text"><text:span text:style-name="T12">figure</text:span></text:span><text:span text:style-name="T8">, вы увидите, что она содержит файл </text:span><text:span text:style-name="Source_20_Text"><text:span text:style-name="T12">_init_.py</text:span></text:span><text:span text:style-name="T8">. По умолчанию ядро ​​Python ищет файл </text:span><text:span text:style-name="Source_20_Text"><text:span text:style-name="T12">_init_.py</text:span></text:span><text:span text:style-name="T8"> в качестве отправной точки при чтении кода. Файл </text:span><text:span text:style-name="Source_20_Text"><text:span text:style-name="T12">_init_.py</text:span></text:span><text:span text:style-name="T8"> связан со всеми другими сценариями Python в подпапке. Например, в нашем файле </text:span><text:span text:style-name="Source_20_Text"><text:span text:style-name="T12">_init_.py</text:span></text:span><text:span text:style-name="T8">: </text:span></text:p>
      <text:p text:style-name="P53"><text:span text:style-name="Source_20_Text"><text:span text:style-name="T20"># В файле figure/__init__.py</text:span></text:span></text:p>
      <text:p text:style-name="P55"/>
      <text:p text:style-name="P55"><text:span text:style-name="Source_20_Text"><text:span text:style-name="T11">from</text:span></text:span><text:span text:style-name="Source_20_Text"><text:span text:style-name="T12"> .circle.area </text:span></text:span><text:span text:style-name="Source_20_Text"><text:span text:style-name="T11">import</text:span></text:span><text:span text:style-name="Source_20_Text"><text:span text:style-name="T12"> calculate_area </text:span></text:span><text:span text:style-name="Source_20_Text"><text:span text:style-name="T11">as</text:span></text:span><text:span text:style-name="Source_20_Text"><text:span text:style-name="T12"> circle_area</text:span></text:span></text:p>
      <text:p text:style-name="P55"><text:span text:style-name="Source_20_Text"><text:span text:style-name="T11">from</text:span></text:span><text:span text:style-name="Source_20_Text"><text:span text:style-name="T12"> .circle.perimeter </text:span></text:span><text:span text:style-name="Source_20_Text"><text:span text:style-name="T11">import</text:span></text:span><text:span text:style-name="Source_20_Text"><text:span text:style-name="T12"> calculate_perimeter </text:span></text:span><text:span text:style-name="Source_20_Text"><text:span text:style-name="T11">as</text:span></text:span><text:span text:style-name="Source_20_Text"><text:span text:style-name="T12"> circle_perimeter</text:span></text:span></text:p>
      <text:p text:style-name="P55"/>
      <text:p text:style-name="P55"><text:span text:style-name="Source_20_Text"><text:span text:style-name="T11">from</text:span></text:span><text:span text:style-name="Source_20_Text"><text:span text:style-name="T12"> .triangle.area </text:span></text:span><text:span text:style-name="Source_20_Text"><text:span text:style-name="T11">import</text:span></text:span><text:span text:style-name="Source_20_Text"><text:span text:style-name="T12"> calculate_area </text:span></text:span><text:span text:style-name="Source_20_Text"><text:span text:style-name="T11">as</text:span></text:span><text:span text:style-name="Source_20_Text"><text:span text:style-name="T12"> triangle_area</text:span></text:span></text:p>
      <text:p text:style-name="P55"><text:span text:style-name="Source_20_Text"><text:span text:style-name="T11">from</text:span></text:span><text:span text:style-name="Source_20_Text"><text:span text:style-name="T12"> .triangle.perimeter </text:span></text:span><text:span text:style-name="Source_20_Text"><text:span text:style-name="T11">import</text:span></text:span><text:span text:style-name="Source_20_Text"><text:span text:style-name="T12"> calculate_perimeter </text:span></text:span><text:span text:style-name="Source_20_Text"><text:span text:style-name="T11">as</text:span></text:span><text:span text:style-name="Source_20_Text"><text:span text:style-name="T12"> triangle_perimeter</text:span></text:span></text:p>
      <text:p text:style-name="P55"/>
      <text:p text:style-name="P55"><text:span text:style-name="Source_20_Text"><text:span text:style-name="T11">from</text:span></text:span><text:span text:style-name="Source_20_Text"><text:span text:style-name="T12"> .rectangle.area </text:span></text:span><text:span text:style-name="Source_20_Text"><text:span text:style-name="T11">import</text:span></text:span><text:span text:style-name="Source_20_Text"><text:span text:style-name="T12"> calculate_area </text:span></text:span><text:span text:style-name="Source_20_Text"><text:span text:style-name="T11">as</text:span></text:span><text:span text:style-name="Source_20_Text"><text:span text:style-name="T12"> rectangle_area</text:span></text:span></text:p>
      <text:p text:style-name="P50"><text:span text:style-name="Source_20_Text"><text:span text:style-name="T11">from</text:span></text:span><text:span text:style-name="Source_20_Text"><text:span text:style-name="T12"> .rectangle.perimeter </text:span></text:span><text:span text:style-name="Source_20_Text"><text:span text:style-name="T11">import</text:span></text:span><text:span text:style-name="Source_20_Text"><text:span text:style-name="T12"> calculate_perimeter </text:span></text:span><text:span text:style-name="Source_20_Text"><text:span text:style-name="T11">as</text:span></text:span><text:span text:style-name="Source_20_Text"><text:span text:style-name="T12"> rectangle_perimeter</text:span></text:span></text:p>
      <text:p text:style-name="P35"> </text:p>
      <text:h text:style-name="P58" text:outline-level="3"><text:soft-page-break/>3. Создаём аккаунт PyPI</text:h>
      <text:p text:style-name="P32">Пакеты Python, доступные для общего использования, хранятся в репозитории PyPI. При установке пакета на ваш компьютер с помощью инструмента pip, вы скачиваете его из репозитория PyPI. Для публикации нового пакета вам, наоборот, необходимо загрузить его на сервер PyPI. Для этого требуется создать учетную запись на сайте PyPI (это бесплатно). При создании учетной записи убедитесь, что адрес электронной почты совпадает с тем, что указан в файле setup.py в параметре author_email.</text:p>
      <text:p text:style-name="P35"> </text:p>
      <text:h text:style-name="P58" text:outline-level="3">4. Публикуем библиотеку</text:h>
      <text:p text:style-name="P32">Публикация осуществляется из командной строки или терминала. Команды идентичны в Windows и Linux.</text:p>
      <text:p text:style-name="P31"><text:span text:style-name="T8">Для публикации должны быть две библиотеки – </text:span><text:span text:style-name="Source_20_Text"><text:span text:style-name="T12">setuptools</text:span></text:span><text:span text:style-name="T8"> и </text:span><text:span text:style-name="Source_20_Text"><text:span text:style-name="T12">twine</text:span></text:span><text:span text:style-name="T8">. </text:span><text:span text:style-name="Source_20_Text"><text:span text:style-name="T12">setuptools</text:span></text:span><text:span text:style-name="T8"> - обычно уже установлена</text:span></text:p>
      <text:p text:style-name="P31"><text:span text:style-name="Source_20_Text"><text:span text:style-name="T12">pip install setuptools </text:span></text:span></text:p>
      <text:p text:style-name="P31"><text:span text:style-name="Source_20_Text"><text:span text:style-name="T12">pip install twine</text:span></text:span></text:p>
      <text:p text:style-name="P31"><text:span text:style-name="T8">Переходим к родительскому каталогу </text:span><text:span text:style-name="Source_20_Text"><text:span text:style-name="Strong_20_Emphasis"><text:span text:style-name="T13">\figure</text:span></text:span></text:span></text:p>
      <text:p text:style-name="P31"><text:span text:style-name="T8">Развёртываем пакет запустив </text:span><text:span text:style-name="Source_20_Text"><text:span text:style-name="T12">setup.py</text:span></text:span></text:p>
      <text:p text:style-name="P31"><text:span text:style-name="Strong_20_Emphasis"><text:span text:style-name="Source_20_Text"><text:span text:style-name="T13">python setup.py sdist</text:span></text:span></text:span></text:p>
      <text:p text:style-name="P31"><text:span text:style-name="T8">Обратите внимание, что теперь в родительской папке будут созданы две новых директории (</text:span><text:span text:style-name="Source_20_Text"><text:span text:style-name="T12">egg-info</text:span></text:span><text:span text:style-name="T8"> и </text:span><text:span text:style-name="Source_20_Text"><text:span text:style-name="T12">dist</text:span></text:span><text:span text:style-name="T8">). </text:span></text:p>
      <text:p text:style-name="P31"><text:span text:style-name="T8">Теперь с помощью </text:span><text:span text:style-name="Source_20_Text"><text:span text:style-name="T12">twine</text:span></text:span><text:span text:style-name="T8"> развёртываем пакет на PyPI:</text:span></text:p>
      <text:p text:style-name="P31"><text:span text:style-name="Strong_20_Emphasis"><text:span text:style-name="Source_20_Text"><text:span text:style-name="T13">twine upload dist/*</text:span></text:span></text:span></text:p>
      <text:p text:style-name="P32">Для размещения пакета на сервере PyPI необходимо ввести token, его можно сгенерировать в личном кабинет PyPI .</text:p>
      <text:p text:style-name="P32">После успешного размещения, пакет становится доступным для использования. Чтобы убедиться, что пакет успешно загружен на сервер, зайдите в вашу учетную запись на PyPI и перейдите в раздел "Your projects". Здесь вы сможете увидеть вашу библиотеку, готовую к использованию.</text:p>
      <text:h text:style-name="P58" text:outline-level="3">5. Используем</text:h>
      <text:p text:style-name="P31"><text:span text:style-name="T8">Давайте перейдем к выбранному клиенту Python, такому как </text:span><text:span text:style-name="Strong_20_Emphasis"><text:span text:style-name="Source_20_Text"><text:span text:style-name="T13">Colab</text:span></text:span></text:span><text:span text:style-name="T8">, </text:span><text:span text:style-name="Strong_20_Emphasis"><text:span text:style-name="Source_20_Text"><text:span text:style-name="T13">Pycharm</text:span></text:span></text:span><text:span text:style-name="T8">или просто в терминале на ваше компьютере и установим пакет с помощью </text:span><text:span text:style-name="Strong_20_Emphasis"><text:span text:style-name="Source_20_Text"><text:span text:style-name="T13">pip install figure</text:span></text:span></text:span><text:span text:style-name="T8">.</text:span></text:p>
      <text:p text:style-name="P32">После установки, мы можем импортировать его и использовать по своему усмотрению.</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OpenSymbol" svg:font-family="OpenSymbol"/>
    <style:font-face style:name="Roboto" svg:font-family="Roboto, sans-serif"/>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7M1S</meta:editing-duration>
    <meta:editing-cycles>6</meta:editing-cycles>
    <meta:generator>OpenOffice/4.1.8$Win32 OpenOffice.org_project/418m3$Build-9803</meta:generator>
    <dc:date>2025-04-30T16:50:16.96</dc:date>
    <meta:document-statistic meta:table-count="0" meta:image-count="2" meta:object-count="0" meta:page-count="33" meta:paragraph-count="723" meta:word-count="5895" meta:character-count="44968"/>
    <meta:user-defined meta:name="Info 1"/>
    <meta:user-defined meta:name="Info 2"/>
    <meta:user-defined meta:name="Info 3"/>
    <meta:user-defined meta:name="Info 4"/>
  </office:meta>
</office:document-meta>
</file>